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2486in" table:align="margins"/>
    </style:style>
    <style:style style:name="Table1.A" style:family="table-column">
      <style:table-column-properties style:column-width="1.75in" style:rel-column-width="2520*"/>
    </style:style>
    <style:style style:name="Table1.C" style:family="table-column">
      <style:table-column-properties style:column-width="0.7493in" style:rel-column-width="1079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4.25in" table:align="margins"/>
    </style:style>
    <style:style style:name="Table2.A" style:family="table-column">
      <style:table-column-properties style:column-width="1.75in" style:rel-column-width="2520*"/>
    </style:style>
    <style:style style:name="Table2.C" style:family="table-column">
      <style:table-column-properties style:column-width="0.7493in" style:rel-column-width="1079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4.2486in" table:align="margins"/>
    </style:style>
    <style:style style:name="Table3.A" style:family="table-column">
      <style:table-column-properties style:column-width="1.75in" style:rel-column-width="2520*"/>
    </style:style>
    <style:style style:name="Table3.C" style:family="table-column">
      <style:table-column-properties style:column-width="0.7493in" style:rel-column-width="1079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4.25in" table:align="margins"/>
    </style:style>
    <style:style style:name="Table4.A" style:family="table-column">
      <style:table-column-properties style:column-width="1.75in" style:rel-column-width="2520*"/>
    </style:style>
    <style:style style:name="Table4.C" style:family="table-column">
      <style:table-column-properties style:column-width="0.7493in" style:rel-column-width="1079*"/>
    </style:style>
    <style:style style:name="Table4.A1" style:family="table-cell">
      <style:table-cell-properties fo:padding="0in" fo:border="none"/>
    </style:style>
    <style:style style:name="Table5" style:family="table">
      <style:table-properties style:width="4.2486in" table:align="margins"/>
    </style:style>
    <style:style style:name="Table5.A" style:family="table-column">
      <style:table-column-properties style:column-width="1.75in" style:rel-column-width="2520*"/>
    </style:style>
    <style:style style:name="Table5.C" style:family="table-column">
      <style:table-column-properties style:column-width="0.7493in" style:rel-column-width="1079*"/>
    </style:style>
    <style:style style:name="Table5.A1" style:family="table-cell">
      <style:table-cell-properties fo:padding="0in" fo:border="none"/>
    </style:style>
    <style:style style:name="Table6" style:family="table">
      <style:table-properties style:width="4.25in" table:align="margins"/>
    </style:style>
    <style:style style:name="Table6.A" style:family="table-column">
      <style:table-column-properties style:column-width="1.75in" style:rel-column-width="2520*"/>
    </style:style>
    <style:style style:name="Table6.C" style:family="table-column">
      <style:table-column-properties style:column-width="0.7493in" style:rel-column-width="1079*"/>
    </style:style>
    <style:style style:name="Table6.A1" style:family="table-cell">
      <style:table-cell-properties fo:padding="0in" fo:border="none"/>
    </style:style>
    <style:style style:name="Table6.A3" style:family="table-cell" style:data-style-name="N0">
      <style:table-cell-properties fo:padding="0in" fo:border="none"/>
    </style:style>
    <style:style style:name="Table7" style:family="table">
      <style:table-properties style:width="4.2486in" table:align="margins"/>
    </style:style>
    <style:style style:name="Table7.A" style:family="table-column">
      <style:table-column-properties style:column-width="1.75in" style:rel-column-width="2520*"/>
    </style:style>
    <style:style style:name="Table7.C" style:family="table-column">
      <style:table-column-properties style:column-width="0.7493in" style:rel-column-width="1079*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4.25in" table:align="margins"/>
    </style:style>
    <style:style style:name="Table8.A" style:family="table-column">
      <style:table-column-properties style:column-width="1.75in" style:rel-column-width="2520*"/>
    </style:style>
    <style:style style:name="Table8.C" style:family="table-column">
      <style:table-column-properties style:column-width="0.7493in" style:rel-column-width="1079*"/>
    </style:style>
    <style:style style:name="Table8.A1" style:family="table-cell">
      <style:table-cell-properties fo:padding="0in" fo:border="none"/>
    </style:style>
    <style:style style:name="Table9" style:family="table">
      <style:table-properties style:width="4.2486in" table:align="margins"/>
    </style:style>
    <style:style style:name="Table9.A" style:family="table-column">
      <style:table-column-properties style:column-width="1.75in" style:rel-column-width="2520*"/>
    </style:style>
    <style:style style:name="Table9.C" style:family="table-column">
      <style:table-column-properties style:column-width="0.7493in" style:rel-column-width="1079*"/>
    </style:style>
    <style:style style:name="Table9.A1" style:family="table-cell">
      <style:table-cell-properties fo:padding="0in" fo:border="none"/>
    </style:style>
    <style:style style:name="Table10" style:family="table">
      <style:table-properties style:width="4.25in" table:align="margins"/>
    </style:style>
    <style:style style:name="Table10.A" style:family="table-column">
      <style:table-column-properties style:column-width="1.75in" style:rel-column-width="2520*"/>
    </style:style>
    <style:style style:name="Table10.C" style:family="table-column">
      <style:table-column-properties style:column-width="0.7493in" style:rel-column-width="1079*"/>
    </style:style>
    <style:style style:name="Table10.A1" style:family="table-cell">
      <style:table-cell-properties fo:padding="0in" fo:border="none"/>
    </style:style>
    <style:style style:name="Table11" style:family="table">
      <style:table-properties style:width="4.2486in" table:align="margins"/>
    </style:style>
    <style:style style:name="Table11.A" style:family="table-column">
      <style:table-column-properties style:column-width="1.75in" style:rel-column-width="2520*"/>
    </style:style>
    <style:style style:name="Table11.C" style:family="table-column">
      <style:table-column-properties style:column-width="0.7493in" style:rel-column-width="1079*"/>
    </style:style>
    <style:style style:name="Table11.A1" style:family="table-cell">
      <style:table-cell-properties fo:padding="0in" fo:border="none"/>
    </style:style>
    <style:style style:name="Table12" style:family="table">
      <style:table-properties style:width="4.2486in" table:align="margins"/>
    </style:style>
    <style:style style:name="Table12.A" style:family="table-column">
      <style:table-column-properties style:column-width="1.75in" style:rel-column-width="2520*"/>
    </style:style>
    <style:style style:name="Table12.C" style:family="table-column">
      <style:table-column-properties style:column-width="0.7493in" style:rel-column-width="1079*"/>
    </style:style>
    <style:style style:name="Table12.A1" style:family="table-cell">
      <style:table-cell-properties fo:padding="0in" fo:border="none"/>
    </style:style>
    <style:style style:name="Table13" style:family="table">
      <style:table-properties style:width="4.25in" table:align="margins"/>
    </style:style>
    <style:style style:name="Table13.A" style:family="table-column">
      <style:table-column-properties style:column-width="1.75in" style:rel-column-width="2520*"/>
    </style:style>
    <style:style style:name="Table13.C" style:family="table-column">
      <style:table-column-properties style:column-width="0.7493in" style:rel-column-width="1079*"/>
    </style:style>
    <style:style style:name="Table13.A1" style:family="table-cell">
      <style:table-cell-properties fo:padding="0in" fo:border="none"/>
    </style:style>
    <style:style style:name="Table14" style:family="table">
      <style:table-properties style:width="4.2486in" table:align="margins"/>
    </style:style>
    <style:style style:name="Table14.A" style:family="table-column">
      <style:table-column-properties style:column-width="1.75in" style:rel-column-width="2520*"/>
    </style:style>
    <style:style style:name="Table14.C" style:family="table-column">
      <style:table-column-properties style:column-width="0.7493in" style:rel-column-width="1079*"/>
    </style:style>
    <style:style style:name="Table14.A1" style:family="table-cell">
      <style:table-cell-properties fo:padding="0in" fo:border="none"/>
    </style:style>
    <style:style style:name="Table15" style:family="table">
      <style:table-properties style:width="4.25in" table:align="margins"/>
    </style:style>
    <style:style style:name="Table15.A" style:family="table-column">
      <style:table-column-properties style:column-width="1.75in" style:rel-column-width="2520*"/>
    </style:style>
    <style:style style:name="Table15.C" style:family="table-column">
      <style:table-column-properties style:column-width="0.7493in" style:rel-column-width="1079*"/>
    </style:style>
    <style:style style:name="Table15.A1" style:family="table-cell">
      <style:table-cell-properties fo:padding="0in" fo:border="none"/>
    </style:style>
    <style:style style:name="P1" style:family="paragraph" style:parent-style-name="Standard">
      <style:paragraph-properties fo:break-before="column"/>
      <style:text-properties fo:font-size="8pt" style:font-size-asian="8pt" style:font-size-complex="8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font-size="8pt" officeooo:paragraph-rsid="00038022" style:font-size-asian="8pt" style:font-size-complex="8pt"/>
    </style:style>
    <style:style style:name="P4" style:family="paragraph" style:parent-style-name="Standard">
      <style:paragraph-properties fo:break-before="column"/>
      <style:text-properties fo:font-size="8pt" officeooo:paragraph-rsid="00038022" style:font-size-asian="8pt" style:font-size-complex="8pt"/>
    </style:style>
    <style:style style:name="P5" style:family="paragraph" style:parent-style-name="Standard">
      <style:text-properties fo:font-size="8pt" officeooo:rsid="00038022" officeooo:paragraph-rsid="00038022" style:font-size-asian="8pt" style:font-size-complex="8pt"/>
    </style:style>
    <style:style style:name="P6" style:family="paragraph" style:parent-style-name="Standard">
      <style:text-properties fo:font-size="8pt" officeooo:paragraph-rsid="0003b3e3" style:font-size-asian="8pt" style:font-size-complex="8pt"/>
    </style:style>
    <style:style style:name="P7" style:family="paragraph" style:parent-style-name="Standard">
      <style:text-properties fo:font-size="8pt" officeooo:paragraph-rsid="000563ab" style:font-size-asian="8pt" style:font-size-complex="8pt"/>
    </style:style>
    <style:style style:name="P8" style:family="paragraph" style:parent-style-name="Standard">
      <style:text-properties fo:font-size="8pt" officeooo:paragraph-rsid="00071ee2" style:font-size-asian="8pt" style:font-size-complex="8pt"/>
    </style:style>
    <style:style style:name="P9" style:family="paragraph" style:parent-style-name="Standard">
      <style:text-properties fo:font-size="8pt" officeooo:paragraph-rsid="00159dd8" style:font-size-asian="8pt" style:font-size-complex="8pt"/>
    </style:style>
    <style:style style:name="P10" style:family="paragraph" style:parent-style-name="Standard">
      <style:text-properties fo:font-size="8pt" officeooo:paragraph-rsid="001a24c0" style:font-size-asian="8pt" style:font-size-complex="8pt"/>
    </style:style>
    <style:style style:name="P11" style:family="paragraph" style:parent-style-name="Standard">
      <style:text-properties fo:font-variant="normal" fo:text-transform="none" fo:color="#000000" loext:opacity="100%" fo:font-size="8pt" fo:letter-spacing="normal" fo:font-style="normal" fo:font-weight="normal" officeooo:paragraph-rsid="00071ee2" style:font-size-asian="8pt" style:font-size-complex="8pt"/>
    </style:style>
    <style:style style:name="P12" style:family="paragraph" style:parent-style-name="Standard">
      <style:text-properties fo:color="#ff0000" loext:opacity="100%" fo:font-size="12pt" style:font-size-asian="12pt" style:font-size-complex="12pt"/>
    </style:style>
    <style:style style:name="P13" style:family="paragraph" style:parent-style-name="Standard">
      <style:text-properties fo:color="#ff0000" loext:opacity="100%" fo:font-size="12pt" officeooo:rsid="001c6ead" officeooo:paragraph-rsid="001c6ead" style:font-size-asian="12pt" style:font-size-complex="12pt"/>
    </style:style>
    <style:style style:name="P14" style:family="paragraph" style:parent-style-name="Standard">
      <style:text-properties fo:color="#ff0000" loext:opacity="100%" fo:font-size="12pt" officeooo:rsid="001d24d1" officeooo:paragraph-rsid="001d24d1" style:font-size-asian="12pt" style:font-size-complex="12pt"/>
    </style:style>
    <style:style style:name="P15" style:family="paragraph" style:parent-style-name="Standard">
      <style:text-properties fo:color="#ff0000" loext:opacity="100%" fo:font-size="12pt" officeooo:rsid="001dd3d6" officeooo:paragraph-rsid="001dd3d6" style:font-size-asian="12pt" style:font-size-complex="12pt"/>
    </style:style>
    <style:style style:name="P16" style:family="paragraph" style:parent-style-name="Standard">
      <style:text-properties fo:color="#ff0000" loext:opacity="100%" fo:font-size="12pt" officeooo:rsid="002001d2" officeooo:paragraph-rsid="002001d2" style:font-size-asian="12pt" style:font-size-complex="12pt"/>
    </style:style>
    <style:style style:name="P17" style:family="paragraph" style:parent-style-name="Standard">
      <style:text-properties fo:color="#ff0000" loext:opacity="100%" fo:font-size="12pt" officeooo:rsid="00207849" officeooo:paragraph-rsid="00207849" style:font-size-asian="12pt" style:font-size-complex="12pt"/>
    </style:style>
    <style:style style:name="P18" style:family="paragraph" style:parent-style-name="Standard">
      <style:text-properties fo:color="#ff0000" loext:opacity="100%" fo:font-size="12pt" officeooo:rsid="0020edc9" officeooo:paragraph-rsid="0020edc9" style:font-size-asian="12pt" style:font-size-complex="12pt"/>
    </style:style>
    <style:style style:name="P19" style:family="paragraph" style:parent-style-name="Standard">
      <style:text-properties fo:color="#ff0000" loext:opacity="100%" fo:font-size="12pt" officeooo:rsid="0021f94e" officeooo:paragraph-rsid="0021f94e" style:font-size-asian="12pt" style:font-size-complex="12pt"/>
    </style:style>
    <style:style style:name="P20" style:family="paragraph" style:parent-style-name="Standard">
      <style:text-properties fo:color="#ff0000" loext:opacity="100%" fo:font-size="12pt" officeooo:rsid="0023fd40" officeooo:paragraph-rsid="0023fd40" style:font-size-asian="12pt" style:font-size-complex="12pt"/>
    </style:style>
    <style:style style:name="P21" style:family="paragraph" style:parent-style-name="Standard">
      <style:text-properties fo:color="#ff0000" loext:opacity="100%" fo:font-size="12pt" officeooo:rsid="0025787b" officeooo:paragraph-rsid="0025787b" style:font-size-asian="12pt" style:font-size-complex="12pt"/>
    </style:style>
    <style:style style:name="P22" style:family="paragraph" style:parent-style-name="Standard">
      <style:text-properties fo:color="#ff0000" loext:opacity="100%" fo:font-size="12pt" officeooo:rsid="0027313f" officeooo:paragraph-rsid="0027313f" style:font-size-asian="12pt" style:font-size-complex="12pt"/>
    </style:style>
    <style:style style:name="P23" style:family="paragraph" style:parent-style-name="Standard">
      <style:text-properties fo:color="#ff0000" loext:opacity="100%" fo:font-size="12pt" officeooo:rsid="00292687" officeooo:paragraph-rsid="00292687" style:font-size-asian="12pt" style:font-size-complex="12pt"/>
    </style:style>
    <style:style style:name="P24" style:family="paragraph" style:parent-style-name="Standard">
      <style:text-properties fo:color="#ff0000" loext:opacity="100%" fo:font-size="12pt" officeooo:rsid="002a433c" officeooo:paragraph-rsid="002a433c" style:font-size-asian="12pt" style:font-size-complex="12pt"/>
    </style:style>
    <style:style style:name="P25" style:family="paragraph" style:parent-style-name="Standard">
      <style:text-properties fo:font-size="12pt" style:font-size-asian="12pt" style:font-size-complex="12pt"/>
    </style:style>
    <style:style style:name="P26" style:family="paragraph" style:parent-style-name="Standard">
      <style:text-properties fo:font-size="12pt" officeooo:paragraph-rsid="00038022" style:font-size-asian="12pt" style:font-size-complex="12pt"/>
    </style:style>
    <style:style style:name="P27" style:family="paragraph" style:parent-style-name="Standard">
      <style:text-properties fo:font-size="12pt" officeooo:paragraph-rsid="001c6ead" style:font-size-asian="12pt" style:font-size-complex="12pt"/>
    </style:style>
    <style:style style:name="P28" style:family="paragraph" style:parent-style-name="Standard">
      <style:text-properties fo:font-size="12pt" officeooo:rsid="001c6ead" officeooo:paragraph-rsid="001c6ead" style:font-size-asian="12pt" style:font-size-complex="12pt"/>
    </style:style>
    <style:style style:name="P29" style:family="paragraph" style:parent-style-name="Standard">
      <style:text-properties fo:font-size="12pt" officeooo:rsid="001d24d1" officeooo:paragraph-rsid="001d24d1" style:font-size-asian="12pt" style:font-size-complex="12pt"/>
    </style:style>
    <style:style style:name="P30" style:family="paragraph" style:parent-style-name="Standard">
      <style:text-properties fo:font-size="12pt" officeooo:rsid="001dd3d6" officeooo:paragraph-rsid="001dd3d6" style:font-size-asian="12pt" style:font-size-complex="12pt"/>
    </style:style>
    <style:style style:name="P31" style:family="paragraph" style:parent-style-name="Standard">
      <style:text-properties fo:font-size="12pt" officeooo:rsid="002001d2" officeooo:paragraph-rsid="002001d2" style:font-size-asian="12pt" style:font-size-complex="12pt"/>
    </style:style>
    <style:style style:name="P32" style:family="paragraph" style:parent-style-name="Standard">
      <style:text-properties fo:font-size="12pt" officeooo:rsid="00207849" officeooo:paragraph-rsid="00207849" style:font-size-asian="12pt" style:font-size-complex="12pt"/>
    </style:style>
    <style:style style:name="P33" style:family="paragraph" style:parent-style-name="Standard">
      <style:text-properties fo:font-size="12pt" officeooo:rsid="0020edc9" officeooo:paragraph-rsid="0020edc9" style:font-size-asian="12pt" style:font-size-complex="12pt"/>
    </style:style>
    <style:style style:name="P34" style:family="paragraph" style:parent-style-name="Standard">
      <style:text-properties fo:font-size="12pt" officeooo:rsid="0021f94e" officeooo:paragraph-rsid="0021f94e" style:font-size-asian="12pt" style:font-size-complex="12pt"/>
    </style:style>
    <style:style style:name="P35" style:family="paragraph" style:parent-style-name="Standard">
      <style:text-properties fo:font-size="12pt" officeooo:rsid="0023fd40" officeooo:paragraph-rsid="0023fd40" style:font-size-asian="12pt" style:font-size-complex="12pt"/>
    </style:style>
    <style:style style:name="P36" style:family="paragraph" style:parent-style-name="Standard">
      <style:text-properties fo:font-size="12pt" officeooo:rsid="0025787b" officeooo:paragraph-rsid="0025787b" style:font-size-asian="12pt" style:font-size-complex="12pt"/>
    </style:style>
    <style:style style:name="P37" style:family="paragraph" style:parent-style-name="Standard">
      <style:text-properties fo:font-size="12pt" officeooo:rsid="0027313f" officeooo:paragraph-rsid="0027313f" style:font-size-asian="12pt" style:font-size-complex="12pt"/>
    </style:style>
    <style:style style:name="P38" style:family="paragraph" style:parent-style-name="Standard">
      <style:text-properties fo:font-size="12pt" officeooo:rsid="00292687" officeooo:paragraph-rsid="00292687" style:font-size-asian="12pt" style:font-size-complex="12pt"/>
    </style:style>
    <style:style style:name="P39" style:family="paragraph" style:parent-style-name="Standard">
      <style:text-properties fo:font-size="12pt" officeooo:rsid="002a433c" officeooo:paragraph-rsid="002a433c" style:font-size-asian="12pt" style:font-size-complex="12pt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officeooo:paragraph-rsid="001a24c0"/>
    </style:style>
    <style:style style:name="P42" style:family="paragraph" style:parent-style-name="Heading_20_1">
      <style:paragraph-properties fo:break-before="page"/>
      <style:text-properties officeooo:paragraph-rsid="002d8c82"/>
    </style:style>
    <style:style style:name="P43" style:family="paragraph" style:parent-style-name="Heading_20_1">
      <style:paragraph-properties fo:break-before="column"/>
    </style:style>
    <style:style style:name="P44" style:family="paragraph" style:parent-style-name="Standard">
      <style:text-properties fo:font-size="12pt" style:font-size-asian="12pt" style:font-size-complex="12pt"/>
    </style:style>
    <style:style style:name="P45" style:family="paragraph" style:parent-style-name="Standard">
      <style:text-properties fo:font-size="12pt" officeooo:paragraph-rsid="00038022" style:font-size-asian="12pt" style:font-size-complex="12pt"/>
    </style:style>
    <style:style style:name="P46" style:family="paragraph" style:parent-style-name="Standard">
      <style:text-properties fo:font-size="12pt" officeooo:paragraph-rsid="001c6ead" style:font-size-asian="12pt" style:font-size-complex="12pt"/>
    </style:style>
    <style:style style:name="P47" style:family="paragraph" style:parent-style-name="Standard">
      <style:text-properties fo:color="#ff0000" loext:opacity="100%" fo:font-size="12pt" fo:background-color="transparent" style:font-size-asian="12pt" style:font-size-complex="12pt"/>
    </style:style>
    <style:style style:name="P48" style:family="paragraph" style:parent-style-name="Standard">
      <style:text-properties fo:color="#ff0000" loext:opacity="100%" fo:font-size="12pt" officeooo:paragraph-rsid="002d8c82" fo:background-color="transparent" style:font-size-asian="12pt" style:font-size-complex="12pt"/>
    </style:style>
    <style:style style:name="P49" style:family="paragraph" style:parent-style-name="Standard">
      <style:text-properties fo:color="#ff0000" loext:opacity="100%" fo:font-size="12pt" officeooo:rsid="002d8c82" officeooo:paragraph-rsid="002d8c82" fo:background-color="transparent" style:font-size-asian="12pt" style:font-size-complex="12pt"/>
    </style:style>
    <style:style style:name="P50" style:family="paragraph" style:parent-style-name="Standard">
      <style:text-properties fo:color="#ff0000" loext:opacity="100%" fo:font-size="12pt" officeooo:rsid="002d8c82" officeooo:paragraph-rsid="002f5c2f" fo:background-color="transparent" style:font-size-asian="12pt" style:font-size-complex="12pt"/>
    </style:style>
    <style:style style:name="P51" style:family="paragraph" style:parent-style-name="Standard">
      <style:text-properties fo:color="#ff0000" loext:opacity="100%" fo:font-size="12pt" officeooo:rsid="002d8c82" officeooo:paragraph-rsid="00303049" fo:background-color="transparent" style:font-size-asian="12pt" style:font-size-complex="12pt"/>
    </style:style>
    <style:style style:name="P52" style:family="paragraph" style:parent-style-name="Standard">
      <style:text-properties fo:color="#ff0000" loext:opacity="100%" fo:font-size="12pt" officeooo:rsid="002001d2" officeooo:paragraph-rsid="002001d2" fo:background-color="transparent" style:font-size-asian="12pt" style:font-size-complex="12pt"/>
    </style:style>
    <style:style style:name="P53" style:family="paragraph" style:parent-style-name="Standard">
      <style:text-properties fo:color="#ff0000" loext:opacity="100%" fo:font-size="12pt" officeooo:rsid="00207849" officeooo:paragraph-rsid="00207849" fo:background-color="transparent" style:font-size-asian="12pt" style:font-size-complex="12pt"/>
    </style:style>
    <style:style style:name="P54" style:family="paragraph" style:parent-style-name="Standard">
      <style:text-properties fo:color="#ff0000" loext:opacity="100%" fo:font-size="12pt" officeooo:rsid="0020edc9" officeooo:paragraph-rsid="0020edc9" fo:background-color="transparent" style:font-size-asian="12pt" style:font-size-complex="12pt"/>
    </style:style>
    <style:style style:name="P55" style:family="paragraph" style:parent-style-name="Standard">
      <style:text-properties fo:color="#ff0000" loext:opacity="100%" fo:font-size="12pt" officeooo:rsid="0021f94e" officeooo:paragraph-rsid="0021f94e" fo:background-color="transparent" style:font-size-asian="12pt" style:font-size-complex="12pt"/>
    </style:style>
    <style:style style:name="P56" style:family="paragraph" style:parent-style-name="Standard">
      <style:text-properties fo:color="#ff0000" loext:opacity="100%" fo:font-size="12pt" officeooo:rsid="002a433c" officeooo:paragraph-rsid="002a433c" fo:background-color="transparent" style:font-size-asian="12pt" style:font-size-complex="12pt"/>
    </style:style>
    <style:style style:name="P57" style:family="paragraph" style:parent-style-name="Standard">
      <style:text-properties fo:color="#ff0000" loext:opacity="100%" fo:font-size="12pt" officeooo:rsid="00292687" officeooo:paragraph-rsid="00292687" fo:background-color="transparent" style:font-size-asian="12pt" style:font-size-complex="12pt"/>
    </style:style>
    <style:style style:name="P58" style:family="paragraph" style:parent-style-name="Standard">
      <style:text-properties fo:color="#ff0000" loext:opacity="100%" fo:font-size="12pt" style:font-size-asian="12pt" style:font-size-complex="12pt"/>
    </style:style>
    <style:style style:name="P59" style:family="paragraph" style:parent-style-name="Standard">
      <style:text-properties fo:font-size="8pt" officeooo:paragraph-rsid="0032a918" style:font-size-asian="8pt" style:font-size-complex="8pt"/>
    </style:style>
    <style:style style:name="P60" style:family="paragraph" style:parent-style-name="Standard">
      <style:text-properties fo:font-size="8pt" style:font-size-asian="8pt" style:font-size-complex="8pt"/>
    </style:style>
    <style:style style:name="P61" style:family="paragraph" style:parent-style-name="Standard">
      <style:text-properties fo:font-size="8pt" officeooo:paragraph-rsid="00038022" style:font-size-asian="8pt" style:font-size-complex="8pt"/>
    </style:style>
    <style:style style:name="P62" style:family="paragraph" style:parent-style-name="Standard">
      <style:text-properties fo:font-size="8pt" officeooo:paragraph-rsid="000563ab" style:font-size-asian="8pt" style:font-size-complex="8pt"/>
    </style:style>
    <style:style style:name="T1" style:family="text">
      <style:text-properties officeooo:rsid="001c6ead"/>
    </style:style>
    <style:style style:name="T2" style:family="text">
      <style:text-properties officeooo:rsid="001d24d1"/>
    </style:style>
    <style:style style:name="T3" style:family="text">
      <style:text-properties officeooo:rsid="001dd3d6"/>
    </style:style>
    <style:style style:name="T4" style:family="text">
      <style:text-properties officeooo:rsid="00207849"/>
    </style:style>
    <style:style style:name="T5" style:family="text">
      <style:text-properties officeooo:rsid="0020edc9"/>
    </style:style>
    <style:style style:name="T6" style:family="text">
      <style:text-properties officeooo:rsid="0021f94e"/>
    </style:style>
    <style:style style:name="T7" style:family="text">
      <style:text-properties officeooo:rsid="0023fd40"/>
    </style:style>
    <style:style style:name="T8" style:family="text">
      <style:text-properties officeooo:rsid="0025787b"/>
    </style:style>
    <style:style style:name="T9" style:family="text">
      <style:text-properties officeooo:rsid="0027313f"/>
    </style:style>
    <style:style style:name="T10" style:family="text">
      <style:text-properties officeooo:rsid="00292687"/>
    </style:style>
    <style:style style:name="T11" style:family="text">
      <style:text-properties officeooo:rsid="0032e0fc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2</text:h>
      <text:p text:style-name="P25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28">2.</text:p>
          </table:table-cell>
          <table:table-cell table:style-name="Table1.A1" office:value-type="string">
            <text:p text:style-name="P25">5</text:p>
          </table:table-cell>
          <table:table-cell table:style-name="Table1.A1" office:value-type="string">
            <text:p text:style-name="P25"/>
          </table:table-cell>
        </table:table-row>
        <table:table-row>
          <table:table-cell table:style-name="Table1.A1" office:value-type="string">
            <text:p text:style-name="P28">11.</text:p>
          </table:table-cell>
          <table:table-cell table:style-name="Table1.A1" office:value-type="string">
            <text:p text:style-name="P25">311(11)</text:p>
          </table:table-cell>
          <table:table-cell table:style-name="Table1.A1" office:value-type="string">
            <text:p text:style-name="P48"/>
          </table:table-cell>
        </table:table-row>
        <table:table-row>
          <table:table-cell table:style-name="Table1.A1" office:value-type="string">
            <text:p text:style-name="P13">1.1</text:p>
          </table:table-cell>
          <table:table-cell table:style-name="Table1.A1" office:value-type="string">
            <text:p text:style-name="P12">311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25">.<text:span text:style-name="T1">2</text:span></text:p>
          </table:table-cell>
          <table:table-cell table:style-name="Table1.A1" office:value-type="string">
            <text:p text:style-name="P25">221</text:p>
          </table:table-cell>
          <table:table-cell table:style-name="Table1.A1" office:value-type="string">
            <text:p text:style-name="P25"/>
          </table:table-cell>
        </table:table-row>
        <table:table-row>
          <table:table-cell table:style-name="Table1.A1" office:value-type="string">
            <text:p text:style-name="P27">.<text:span text:style-name="T1">11</text:span></text:p>
          </table:table-cell>
          <table:table-cell table:style-name="Table1.A1" office:value-type="string">
            <text:p text:style-name="P27">11111</text:p>
          </table:table-cell>
          <table:table-cell table:style-name="Table1.A1" office:value-type="string">
            <text:p text:style-name="P27"/>
          </table:table-cell>
        </table:table-row>
      </table:table>
      <text:p text:style-name="P1">total num of chars: 5</text:p>
      <text:p text:style-name="P2">total num of families: 3</text:p>
      <text:p text:style-name="P2"/>
      <text:p text:style-name="P2">chars where some sequence of nonzero coeffs is not unimodal in abs value:</text:p>
      <text:p text:style-name="P2"><text:s text:c="4"/>none</text:p>
      <text:p text:style-name="P2">chars where some polynomial has both positive and negative coeffs:</text:p>
      <text:p text:style-name="P2"><text:s text:c="4"/>none</text:p>
      <text:p text:style-name="P2">chars where some polynomial has strictly negative coeffs:</text:p>
      <text:p text:style-name="P2"><text:s text:c="4"/>1.1 = 311 <text:s text:c="19"/>in family 1.1 = 311 <text:s text:c="18"/></text:p>
      <text:p text:style-name="P2"/>
      <text:p text:style-name="P2">| 0 elements where some sequence of nonzero coeffs is not unimodal in abs value.</text:p>
      <text:p text:style-name="P2">| 0 elements where some polynomial has both positive and negative coeffs.</text:p>
      <text:p text:style-name="P2">| 1 elements where some polynomial has strictly negative coeffs.</text:p>
      <text:p text:style-name="P2"><text:s text:c="4"/>1.1 = 311 <text:s text:c="19"/>in family 1.1 = 311 <text:s text:c="18"/></text:p>
      <text:p text:style-name="P2"><text:s text:c="6"/>#7 [ 1, 2, 1 ]</text:p>
      <text:p text:style-name="P2"/>
      <text:h text:style-name="Heading_20_1" text:outline-level="1" text:is-list-header="true"/>
      <text:h text:style-name="P43" text:outline-level="1" text:is-list-header="true">G2</text:h>
      <text:p text:style-name="P25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28">phi{1,0}</text:p>
          </table:table-cell>
          <table:table-cell table:style-name="Table2.A1" office:value-type="string">
            <text:p text:style-name="P25">G2</text:p>
          </table:table-cell>
          <table:table-cell table:style-name="Table2.A1" office:value-type="string">
            <text:p text:style-name="P25"/>
          </table:table-cell>
        </table:table-row>
        <table:table-row>
          <table:table-cell table:style-name="Table2.A1" office:value-type="string">
            <text:p text:style-name="P28">phi{1,3}'</text:p>
          </table:table-cell>
          <table:table-cell table:style-name="Table2.A1" office:value-type="string">
            <text:p text:style-name="P25">G2(a1)(21)</text:p>
          </table:table-cell>
          <table:table-cell table:style-name="Table2.A1" office:value-type="string">
            <text:p text:style-name="P25"/>
          </table:table-cell>
        </table:table-row>
        <table:table-row>
          <table:table-cell table:style-name="Table2.A1" office:value-type="string">
            <text:p text:style-name="P13">phi{2,1}</text:p>
          </table:table-cell>
          <table:table-cell table:style-name="Table2.A1" office:value-type="string">
            <text:p text:style-name="P12">G2(a1)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13">phi{2,2}</text:p>
          </table:table-cell>
          <table:table-cell table:style-name="Table2.A1" office:value-type="string">
            <text:p text:style-name="P12">~A1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28">phi{1,3}</text:p>
          </table:table-cell>
          <table:table-cell table:style-name="Table2.A1" office:value-type="string">
            <text:p text:style-name="P25">A1</text:p>
          </table:table-cell>
          <table:table-cell table:style-name="Table2.A1" office:value-type="string">
            <text:p text:style-name="P25"/>
          </table:table-cell>
        </table:table-row>
        <table:table-row>
          <table:table-cell table:style-name="Table2.A1" office:value-type="string">
            <text:p text:style-name="P28">phi{1,6}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/>
          </table:table-cell>
        </table:table-row>
      </table:table>
      <text:p text:style-name="P1">total num of chars: 6</text:p>
      <text:p text:style-name="P2">total num of families: 3</text:p>
      <text:p text:style-name="P2"/>
      <text:p text:style-name="P2">chars where some sequence of nonzero coeffs is not unimodal in abs value:</text:p>
      <text:p text:style-name="P2"><text:s text:c="4"/>none</text:p>
      <text:p text:style-name="P2">chars where some polynomial has both positive and negative coeffs:</text:p>
      <text:p text:style-name="P2"><text:s text:c="4"/>none</text:p>
      <text:p text:style-name="P2">chars where some polynomial has strictly negative coeffs:</text:p>
      <text:p text:style-name="P2"><text:s text:c="4"/>phi{2,1} = G2(a1) <text:s text:c="11"/>in family phi{2,1} = G2(a1) <text:s text:c="10"/></text:p>
      <text:p text:style-name="P2"><text:s text:c="4"/>phi{2,2} = ~A1 <text:s text:c="14"/>in family phi{2,1} = G2(a1) <text:s text:c="10"/></text:p>
      <text:p text:style-name="P2"/>
      <text:p text:style-name="P2">| 0 elements where some sequence of nonzero coeffs is not unimodal in abs value.</text:p>
      <text:p text:style-name="P2">| 0 elements where some polynomial has both positive and negative coeffs.</text:p>
      <text:p text:style-name="P2">| 7 elements where some polynomial has strictly negative coeffs.</text:p>
      <text:p text:style-name="P2"><text:s text:c="4"/>phi{2,1} = G2(a1) <text:s text:c="11"/>in family phi{2,1} = G2(a1) <text:s text:c="10"/></text:p>
      <text:p text:style-name="P2"><text:s text:c="6"/>#4 [ 2, 1 ]</text:p>
      <text:p text:style-name="P2"><text:s text:c="6"/>#5 [ 1, 2 ]</text:p>
      <text:p text:style-name="P2"><text:s text:c="6"/>#6 [ 2, 1, 2 ]</text:p>
      <text:p text:style-name="P2"><text:s text:c="6"/>#7 [ 1, 2, 1 ]</text:p>
      <text:p text:style-name="P2"><text:s text:c="6"/>#8 [ 2, 1, 2, 1 ]</text:p>
      <text:p text:style-name="P2"><text:s text:c="6"/>#9 [ 1, 2, 1, 2 ]</text:p>
      <text:p text:style-name="P2"><text:s text:c="4"/>phi{2,2} = ~A1 <text:s text:c="14"/>in family phi{2,1} = G2(a1) <text:s text:c="10"/></text:p>
      <text:p text:style-name="P2"><text:s text:c="6"/>#11 [ 1, 2, 1, 2, 1 ]</text:p>
      <text:p text:style-name="P2"/>
      <text:h text:style-name="P40" text:outline-level="1">B3</text:h>
      <text:p text:style-name="P25"/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28">3.</text:p>
          </table:table-cell>
          <table:table-cell table:style-name="Table3.A1" office:value-type="string">
            <text:p text:style-name="P25">7</text:p>
          </table:table-cell>
          <table:table-cell table:style-name="Table3.A1" office:value-type="string">
            <text:p text:style-name="P25"/>
          </table:table-cell>
        </table:table-row>
        <table:table-row>
          <table:table-cell table:style-name="Table3.A1" office:value-type="string">
            <text:p text:style-name="P28">21.</text:p>
          </table:table-cell>
          <table:table-cell table:style-name="Table3.A1" office:value-type="string">
            <text:p text:style-name="P25">511(11)</text:p>
          </table:table-cell>
          <table:table-cell table:style-name="Table3.A1" office:value-type="string">
            <text:p text:style-name="P25"/>
          </table:table-cell>
        </table:table-row>
        <table:table-row>
          <table:table-cell table:style-name="Table3.A1" office:value-type="string">
            <text:p text:style-name="P28">2.1</text:p>
          </table:table-cell>
          <table:table-cell table:style-name="Table3.A1" office:value-type="string">
            <text:p text:style-name="P25">511</text:p>
          </table:table-cell>
          <table:table-cell table:style-name="Table3.A1" office:value-type="string">
            <text:p text:style-name="P25"/>
          </table:table-cell>
        </table:table-row>
        <table:table-row>
          <table:table-cell table:style-name="Table3.A1" office:value-type="string">
            <text:p text:style-name="P25">.<text:span text:style-name="T1">3</text:span></text:p>
          </table:table-cell>
          <table:table-cell table:style-name="Table3.A1" office:value-type="string">
            <text:p text:style-name="P25">331(11)</text:p>
          </table:table-cell>
          <table:table-cell table:style-name="Table3.A1" office:value-type="string">
            <text:p text:style-name="P25"/>
          </table:table-cell>
        </table:table-row>
        <table:table-row>
          <table:table-cell table:style-name="Table3.A1" office:value-type="string">
            <text:p text:style-name="P28">1.2</text:p>
          </table:table-cell>
          <table:table-cell table:style-name="Table3.A1" office:value-type="string">
            <text:p text:style-name="P25">331</text:p>
          </table:table-cell>
          <table:table-cell table:style-name="Table3.A1" office:value-type="string">
            <text:p text:style-name="P25"/>
          </table:table-cell>
        </table:table-row>
        <table:table-row>
          <table:table-cell table:style-name="Table3.A1" office:value-type="string">
            <text:p text:style-name="P28">11.1</text:p>
          </table:table-cell>
          <table:table-cell table:style-name="Table3.A1" office:value-type="string">
            <text:p text:style-name="P25">322</text:p>
          </table:table-cell>
          <table:table-cell table:style-name="Table3.A1" office:value-type="string">
            <text:p text:style-name="P25"/>
          </table:table-cell>
        </table:table-row>
        <table:table-row>
          <table:table-cell table:style-name="Table3.A1" office:value-type="string">
            <text:p text:style-name="P28">111.</text:p>
          </table:table-cell>
          <table:table-cell table:style-name="Table3.A1" office:value-type="string">
            <text:p text:style-name="P25">31111(11)</text:p>
          </table:table-cell>
          <table:table-cell table:style-name="Table3.A1" office:value-type="string">
            <text:p text:style-name="P25"/>
          </table:table-cell>
        </table:table-row>
        <table:table-row>
          <table:table-cell table:style-name="Table3.A1" office:value-type="string">
            <text:p text:style-name="P13">1.11</text:p>
          </table:table-cell>
          <table:table-cell table:style-name="Table3.A1" office:value-type="string">
            <text:p text:style-name="P12">31111</text:p>
          </table:table-cell>
          <table:table-cell table:style-name="Table3.A1" office:value-type="string">
            <text:p text:style-name="P12"/>
          </table:table-cell>
        </table:table-row>
        <table:table-row>
          <table:table-cell table:style-name="Table3.A1" office:value-type="string">
            <text:p text:style-name="P25">.<text:span text:style-name="T1">21</text:span></text:p>
          </table:table-cell>
          <table:table-cell table:style-name="Table3.A1" office:value-type="string">
            <text:p text:style-name="P25">22111</text:p>
          </table:table-cell>
          <table:table-cell table:style-name="Table3.A1" office:value-type="string">
            <text:p text:style-name="P25"/>
          </table:table-cell>
        </table:table-row>
        <table:table-row>
          <table:table-cell table:style-name="Table3.A1" office:value-type="string">
            <text:p text:style-name="P28">.111</text:p>
          </table:table-cell>
          <table:table-cell table:style-name="Table3.A1" office:value-type="string">
            <text:p text:style-name="P25">1111111</text:p>
          </table:table-cell>
          <table:table-cell table:style-name="Table3.A1" office:value-type="string">
            <text:p text:style-name="P25"/>
          </table:table-cell>
        </table:table-row>
      </table:table>
      <text:p text:style-name="P1">total num of chars: 10</text:p>
      <text:p text:style-name="P2">total num of families: 6</text:p>
      <text:p text:style-name="P2"/>
      <text:p text:style-name="P2">chars where some sequence of nonzero coeffs is not unimodal in abs value:</text:p>
      <text:p text:style-name="P2"><text:s text:c="4"/>none</text:p>
      <text:p text:style-name="P2">chars where some polynomial has both positive and negative coeffs:</text:p>
      <text:p text:style-name="P2"><text:s text:c="4"/>none</text:p>
      <text:p text:style-name="P2">chars where some polynomial has strictly negative coeffs:</text:p>
      <text:p text:style-name="P2"><text:s text:c="4"/>1.11 = 31111 <text:s text:c="16"/>in family 1.11 = 31111 <text:s text:c="15"/></text:p>
      <text:p text:style-name="P2"/>
      <text:p text:style-name="P2">| 0 elements where some sequence of nonzero coeffs is not unimodal in abs value.</text:p>
      <text:p text:style-name="P2">| 0 elements where some polynomial has both positive and negative coeffs.</text:p>
      <text:p text:style-name="P2">| 1 elements where some polynomial has strictly negative coeffs.</text:p>
      <text:p text:style-name="P2"><text:s text:c="4"/>1.11 = 31111 <text:s text:c="16"/>in family 1.11 = 31111 <text:s text:c="15"/></text:p>
      <text:p text:style-name="P2"><text:s text:c="6"/>#14 [ 1, 2, 1 ]</text:p>
      <text:h text:style-name="Heading_20_1" text:outline-level="1" text:is-list-header="true"/>
      <text:h text:style-name="P43" text:outline-level="1" text:is-list-header="true">C3</text:h>
      <text:p text:style-name="P25"/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29">3.</text:p>
          </table:table-cell>
          <table:table-cell table:style-name="Table4.A1" office:value-type="string">
            <text:p text:style-name="P25">6</text:p>
          </table:table-cell>
          <table:table-cell table:style-name="Table4.A1" office:value-type="string">
            <text:p text:style-name="P25"/>
          </table:table-cell>
        </table:table-row>
        <table:table-row>
          <table:table-cell table:style-name="Table4.A1" office:value-type="string">
            <text:p text:style-name="P25">.<text:span text:style-name="T2">3</text:span></text:p>
          </table:table-cell>
          <table:table-cell table:style-name="Table4.A1" office:value-type="string">
            <text:p text:style-name="P25">42(11)</text:p>
          </table:table-cell>
          <table:table-cell table:style-name="Table4.A1" office:value-type="string">
            <text:p text:style-name="P25"/>
          </table:table-cell>
        </table:table-row>
        <table:table-row>
          <table:table-cell table:style-name="Table4.A1" office:value-type="string">
            <text:p text:style-name="P14">2.1</text:p>
          </table:table-cell>
          <table:table-cell table:style-name="Table4.A1" office:value-type="string">
            <text:p text:style-name="P12">42</text:p>
          </table:table-cell>
          <table:table-cell table:style-name="Table4.A1" office:value-type="string">
            <text:p text:style-name="P12"/>
          </table:table-cell>
        </table:table-row>
        <table:table-row>
          <table:table-cell table:style-name="Table4.A1" office:value-type="string">
            <text:p text:style-name="P29">1.2</text:p>
          </table:table-cell>
          <table:table-cell table:style-name="Table4.A1" office:value-type="string">
            <text:p text:style-name="P25">33</text:p>
          </table:table-cell>
          <table:table-cell table:style-name="Table4.A1" office:value-type="string">
            <text:p text:style-name="P25"/>
          </table:table-cell>
        </table:table-row>
        <table:table-row>
          <table:table-cell table:style-name="Table4.A1" office:value-type="string">
            <text:p text:style-name="P29">21.</text:p>
          </table:table-cell>
          <table:table-cell table:style-name="Table4.A1" office:value-type="string">
            <text:p text:style-name="P25">411</text:p>
          </table:table-cell>
          <table:table-cell table:style-name="Table4.A1" office:value-type="string">
            <text:p text:style-name="P25"/>
          </table:table-cell>
        </table:table-row>
        <table:table-row>
          <table:table-cell table:style-name="Table4.A1" office:value-type="string">
            <text:p text:style-name="P29">11.1</text:p>
          </table:table-cell>
          <table:table-cell table:style-name="Table4.A1" office:value-type="string">
            <text:p text:style-name="P25">222</text:p>
          </table:table-cell>
          <table:table-cell table:style-name="Table4.A1" office:value-type="string">
            <text:p text:style-name="P25"/>
          </table:table-cell>
        </table:table-row>
        <table:table-row>
          <table:table-cell table:style-name="Table4.A1" office:value-type="string">
            <text:p text:style-name="P25">.<text:span text:style-name="T2">21</text:span></text:p>
          </table:table-cell>
          <table:table-cell table:style-name="Table4.A1" office:value-type="string">
            <text:p text:style-name="P25">2211(11)</text:p>
          </table:table-cell>
          <table:table-cell table:style-name="Table4.A1" office:value-type="string">
            <text:p text:style-name="P25"/>
          </table:table-cell>
        </table:table-row>
        <table:table-row>
          <table:table-cell table:style-name="Table4.A1" office:value-type="string">
            <text:p text:style-name="P14">1.11</text:p>
          </table:table-cell>
          <table:table-cell table:style-name="Table4.A1" office:value-type="string">
            <text:p text:style-name="P12">2211</text:p>
          </table:table-cell>
          <table:table-cell table:style-name="Table4.A1" office:value-type="string">
            <text:p text:style-name="P12"/>
          </table:table-cell>
        </table:table-row>
        <table:table-row>
          <table:table-cell table:style-name="Table4.A1" office:value-type="string">
            <text:p text:style-name="P29">111.</text:p>
          </table:table-cell>
          <table:table-cell table:style-name="Table4.A1" office:value-type="string">
            <text:p text:style-name="P25">21111</text:p>
          </table:table-cell>
          <table:table-cell table:style-name="Table4.A1" office:value-type="string">
            <text:p text:style-name="P25"/>
          </table:table-cell>
        </table:table-row>
        <table:table-row>
          <table:table-cell table:style-name="Table4.A1" office:value-type="string">
            <text:p text:style-name="P25">.<text:span text:style-name="T2">111</text:span></text:p>
          </table:table-cell>
          <table:table-cell table:style-name="Table4.A1" office:value-type="string">
            <text:p text:style-name="P25">111111</text:p>
          </table:table-cell>
          <table:table-cell table:style-name="Table4.A1" office:value-type="string">
            <text:p text:style-name="P25"/>
          </table:table-cell>
        </table:table-row>
      </table:table>
      <text:p text:style-name="P1">total num of chars: 10</text:p>
      <text:p text:style-name="P2">total num of families: 6</text:p>
      <text:p text:style-name="P2"/>
      <text:p text:style-name="P2">chars where some sequence of nonzero coeffs is not unimodal in abs value:</text:p>
      <text:p text:style-name="P2"><text:s text:c="4"/>none</text:p>
      <text:p text:style-name="P2">chars where some polynomial has both positive and negative coeffs:</text:p>
      <text:p text:style-name="P2"><text:s text:c="4"/>none</text:p>
      <text:p text:style-name="P2">chars where some polynomial has strictly negative coeffs:</text:p>
      <text:p text:style-name="P2"><text:s text:c="4"/>2.1 = 42 <text:s text:c="20"/>in family 2.1 = 42 <text:s text:c="19"/></text:p>
      <text:p text:style-name="P2"><text:s text:c="4"/>1.11 = 2211 <text:s text:c="17"/>in family 1.11 = 2211 <text:s text:c="16"/></text:p>
      <text:p text:style-name="P2"/>
      <text:p text:style-name="P2">| 0 elements where some sequence of nonzero coeffs is not unimodal in abs value.</text:p>
      <text:p text:style-name="P2">| 0 elements where some polynomial has both positive and negative coeffs.</text:p>
      <text:p text:style-name="P2">| 21 elements where some polynomial has strictly negative coeffs.</text:p>
      <text:p text:style-name="P2"><text:s text:c="4"/>2.1 = 42 <text:s text:c="20"/>in family 2.1 = 42 <text:s text:c="19"/></text:p>
      <text:p text:style-name="P2"><text:s text:c="6"/>#11 [ 3, 2, 1 ]</text:p>
      <text:p text:style-name="P2"><text:s text:c="6"/>#13 [ 2, 1, 3 ]</text:p>
      <text:p text:style-name="P2"><text:s text:c="6"/>#15 [ 1, 3, 2 ]</text:p>
      <text:p text:style-name="P2"><text:s text:c="6"/>#16 [ 1, 2, 3 ]</text:p>
      <text:p text:style-name="P2"><text:s text:c="6"/>#17 [ 3, 2, 1, 2 ]</text:p>
      <text:p text:style-name="P2"><text:s text:c="6"/>#18 [ 2, 1, 2, 3 ]</text:p>
      <text:p text:style-name="P2"><text:s text:c="6"/>#19 [ 2, 3, 2, 1 ]</text:p>
      <text:p text:style-name="P2"><text:s text:c="6"/>#20 [ 2, 1, 3, 2 ]</text:p>
      <text:p text:style-name="P2"><text:s text:c="6"/>#22 [ 1, 3, 2, 1 ]</text:p>
      <text:p text:style-name="P2"><text:s text:c="6"/>#23 [ 1, 2, 1, 3 ]</text:p>
      <text:p text:style-name="P2"><text:s text:c="6"/>#24 [ 1, 2, 3, 2 ]</text:p>
      <text:p text:style-name="P2"><text:s text:c="6"/>#25 [ 3, 2, 1, 2, 3 ]</text:p>
      <text:p text:style-name="P2"><text:s text:c="6"/>#26 [ 2, 1, 2, 3, 2 ]</text:p>
      <text:p text:style-name="P2"><text:s text:c="6"/>#27 [ 2, 3, 2, 1, 2 ]</text:p>
      <text:p text:style-name="P2"><text:s text:c="6"/>#28 [ 2, 1, 3, 2, 1 ]</text:p>
      <text:p text:style-name="P2"><text:s text:c="6"/>#31 [ 1, 2, 1, 3, 2 ]</text:p>
      <text:p text:style-name="P2"><text:s text:c="6"/>#32 [ 1, 2, 3, 2, 1 ]</text:p>
      <text:p text:style-name="P2"><text:s text:c="6"/>#33 [ 2, 3, 2, 1, 2, 3 ]</text:p>
      <text:p text:style-name="P2"><text:s text:c="6"/>#34 [ 2, 1, 2, 3, 2, 1 ]</text:p>
      <text:p text:style-name="P2"><text:s text:c="6"/>#39 [ 1, 2, 3, 2, 1, 2 ]</text:p>
      <text:p text:style-name="P2"><text:s text:c="4"/>1.11 = 2211 <text:s text:c="17"/>in family 1.11 = 2211 <text:s text:c="16"/></text:p>
      <text:p text:style-name="P2"><text:s text:c="6"/>#10 [ 2, 1, 2 ]</text:p>
      <text:p text:style-name="P2"><text:s text:c="6"/>#17 [ 3, 2, 1, 2 ]</text:p>
      <text:p text:style-name="P2"><text:s text:c="6"/>#18 [ 2, 1, 2, 3 ]</text:p>
      <text:p text:style-name="P2"><text:s text:c="6"/>#25 [ 3, 2, 1, 2, 3 ]</text:p>
      <text:p text:style-name="P2"/>
      <text:h text:style-name="P40" text:outline-level="1">B4</text:h>
      <text:p text:style-name="P25"/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30">4.</text:p>
          </table:table-cell>
          <table:table-cell table:style-name="Table5.A1" office:value-type="string">
            <text:p text:style-name="P25">9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30">31.</text:p>
          </table:table-cell>
          <table:table-cell table:style-name="Table5.A1" office:value-type="string">
            <text:p text:style-name="P25">711(11)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30">3.1</text:p>
          </table:table-cell>
          <table:table-cell table:style-name="Table5.A1" office:value-type="string">
            <text:p text:style-name="P25">711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5">.<text:span text:style-name="T3">4</text:span></text:p>
          </table:table-cell>
          <table:table-cell table:style-name="Table5.A1" office:value-type="string">
            <text:p text:style-name="P25">531(11,11)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30">22.</text:p>
          </table:table-cell>
          <table:table-cell table:style-name="Table5.A1" office:value-type="string">
            <text:p text:style-name="P25">531(2,11)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15">2.2</text:p>
          </table:table-cell>
          <table:table-cell table:style-name="Table5.A1" office:value-type="string">
            <text:p text:style-name="P12">531</text:p>
          </table:table-cell>
          <table:table-cell table:style-name="Table5.A1" office:value-type="string">
            <text:p text:style-name="P12"/>
          </table:table-cell>
        </table:table-row>
        <table:table-row>
          <table:table-cell table:style-name="Table5.A1" office:value-type="string">
            <text:p text:style-name="P30">1.3</text:p>
          </table:table-cell>
          <table:table-cell table:style-name="Table5.A1" office:value-type="string">
            <text:p text:style-name="P25">441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30">21.1</text:p>
          </table:table-cell>
          <table:table-cell table:style-name="Table5.A1" office:value-type="string">
            <text:p text:style-name="P25">522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30">211.</text:p>
          </table:table-cell>
          <table:table-cell table:style-name="Table5.A1" office:value-type="string">
            <text:p text:style-name="P25">51111(11)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30">2.11</text:p>
          </table:table-cell>
          <table:table-cell table:style-name="Table5.A1" office:value-type="string">
            <text:p text:style-name="P25">51111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30">11.2</text:p>
          </table:table-cell>
          <table:table-cell table:style-name="Table5.A1" office:value-type="string">
            <text:p text:style-name="P25">333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5">.<text:span text:style-name="T3">31</text:span></text:p>
          </table:table-cell>
          <table:table-cell table:style-name="Table5.A1" office:value-type="string">
            <text:p text:style-name="P25">33111(11)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30">1.21</text:p>
          </table:table-cell>
          <table:table-cell table:style-name="Table5.A1" office:value-type="string">
            <text:p text:style-name="P25">33111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30">111.1</text:p>
          </table:table-cell>
          <table:table-cell table:style-name="Table5.A1" office:value-type="string">
            <text:p text:style-name="P25">32211(11)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15">11.11</text:p>
          </table:table-cell>
          <table:table-cell table:style-name="Table5.A1" office:value-type="string">
            <text:p text:style-name="P12">32211</text:p>
          </table:table-cell>
          <table:table-cell table:style-name="Table5.A1" office:value-type="string">
            <text:p text:style-name="P12"/>
          </table:table-cell>
        </table:table-row>
        <table:table-row>
          <table:table-cell table:style-name="Table5.A1" office:value-type="string">
            <text:p text:style-name="P25">.<text:span text:style-name="T3">22</text:span></text:p>
          </table:table-cell>
          <table:table-cell table:style-name="Table5.A1" office:value-type="string">
            <text:p text:style-name="P25">22221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30">1111.</text:p>
          </table:table-cell>
          <table:table-cell table:style-name="Table5.A1" office:value-type="string">
            <text:p text:style-name="P25">3111111(11)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15">1.111</text:p>
          </table:table-cell>
          <table:table-cell table:style-name="Table5.A1" office:value-type="string">
            <text:p text:style-name="P12">3111111</text:p>
          </table:table-cell>
          <table:table-cell table:style-name="Table5.A1" office:value-type="string">
            <text:p text:style-name="P12"/>
          </table:table-cell>
        </table:table-row>
        <table:table-row>
          <table:table-cell table:style-name="Table5.A1" office:value-type="string">
            <text:p text:style-name="P25">.<text:span text:style-name="T3">211</text:span></text:p>
          </table:table-cell>
          <table:table-cell table:style-name="Table5.A1" office:value-type="string">
            <text:p text:style-name="P25">2211111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5">.<text:span text:style-name="T3">1111</text:span></text:p>
          </table:table-cell>
          <table:table-cell table:style-name="Table5.A1" office:value-type="string">
            <text:p text:style-name="P25">111111111</text:p>
          </table:table-cell>
          <table:table-cell table:style-name="Table5.A1" office:value-type="string">
            <text:p text:style-name="P25"/>
          </table:table-cell>
        </table:table-row>
      </table:table>
      <text:p text:style-name="P1">total num of chars: 20</text:p>
      <text:p text:style-name="P2">total num of families: 10</text:p>
      <text:p text:style-name="P2"/>
      <text:p text:style-name="P2">chars where some sequence of nonzero coeffs is not unimodal in abs value:</text:p>
      <text:p text:style-name="P2"><text:s text:c="4"/>none</text:p>
      <text:p text:style-name="P2">chars where some polynomial has both positive and negative coeffs:</text:p>
      <text:p text:style-name="P2"><text:s text:c="4"/>none</text:p>
      <text:p text:style-name="P2">chars where some polynomial has strictly negative coeffs:</text:p>
      <text:p text:style-name="P2"><text:s text:c="4"/>1.111 = 3111111 <text:s text:c="13"/>in family 1.111 = 3111111 <text:s text:c="12"/></text:p>
      <text:p text:style-name="P2"><text:s text:c="4"/>2.2 = 531 <text:s text:c="19"/>in family 2.2 = 531 <text:s text:c="18"/></text:p>
      <text:p text:style-name="P2"><text:s text:c="4"/>11.11 = 32211 <text:s text:c="15"/>in family 11.11 = 32211 <text:s text:c="14"/></text:p>
      <text:p text:style-name="P2"/>
      <text:p text:style-name="P2">| 0 elements where some sequence of nonzero coeffs is not unimodal in abs value.</text:p>
      <text:p text:style-name="P2">| 0 elements where some polynomial has both positive and negative coeffs.</text:p>
      <text:p text:style-name="P2">| 141 elements where some polynomial has strictly negative coeffs.</text:p>
      <text:p text:style-name="P2"><text:s text:c="4"/>2.2 = 531 <text:s text:c="19"/>in family 2.2 = 531 <text:s text:c="18"/></text:p>
      <text:p text:style-name="P2"><text:s text:c="6"/>#100 [ 2, 1, 4, 3, 2, 1 ]</text:p>
      <text:p text:style-name="P2"><text:s text:c="6"/>#105 [ 2, 1, 3, 2, 1, 4 ]</text:p>
      <text:p text:style-name="P2"><text:s text:c="6"/>#109 [ 1, 4, 3, 2, 1, 2 ]</text:p>
      <text:p text:style-name="P2"><text:s text:c="6"/>#110 [ 1, 3, 2, 1, 2, 4 ]</text:p>
      <text:p text:style-name="P2"><text:s text:c="6"/>#111 [ 1, 2, 1, 2, 4, 3 ]</text:p>
      <text:p text:style-name="P2"><text:s text:c="6"/>#112 [ 1, 2, 1, 2, 3, 4 ]</text:p>
      <text:p text:style-name="P2"><text:s text:c="6"/>#116 [ 1, 2, 1, 4, 3, 2 ]</text:p>
      <text:p text:style-name="P2"><text:s text:c="6"/>#121 [ 1, 2, 1, 3, 2, 4 ]</text:p>
      <text:p text:style-name="P2"><text:s text:c="6"/>#134 [ 2, 1, 2, 4, 3, 2, 1 ]</text:p>
      <text:p text:style-name="P59"><text:s text:c="6"/>…</text:p>
      <text:p text:style-name="P59"/>
      <text:p text:style-name="P2"><text:s text:c="6"/>#353 [ 1, 2, 1, 3, 2, 1, 2, 4, 3, 2, 1, 2 ]</text:p>
      <text:p text:style-name="P2"><text:s text:c="6"/>#367 [ 1, 2, 1, 3, 2, 1, 4, 3, 2, 1, 2, 3, 4 ]</text:p>
      <text:p text:style-name="P2"><text:s text:c="4"/>11.11 = 32211 <text:s text:c="15"/>in family 11.11 = 32211 <text:s text:c="14"/></text:p>
      <text:p text:style-name="P2"><text:s text:c="6"/>#47 [ 1, 2, 1, 4 ]</text:p>
      <text:p text:style-name="P2"><text:s text:c="6"/>#76 [ 1, 4, 3, 2, 1 ]</text:p>
      <text:p text:style-name="P2"><text:s text:c="6"/>#78 [ 1, 3, 2, 1, 4 ]</text:p>
      <text:p text:style-name="P2"><text:s text:c="6"/>#80 [ 1, 2, 1, 4, 3 ]</text:p>
      <text:p text:style-name="P2"><text:s text:c="6"/>#84 [ 1, 2, 1, 3, 4 ]</text:p>
      <text:p text:style-name="P2"><text:s text:c="6"/>#120 [ 1, 3, 2, 1, 4, 3 ]</text:p>
      <text:p text:style-name="P2"><text:s text:c="6"/>#147 [ 2, 1, 3, 2, 1, 4, 3 ]</text:p>
      <text:p text:style-name="P2"><text:s text:c="6"/>#162 [ 1, 3, 2, 1, 4, 3, 2 ]</text:p>
      <text:p text:style-name="P2"><text:s text:c="6"/>#191 [ 2, 1, 3, 2, 1, 4, 3, 2 ]</text:p>
      <text:p text:style-name="P2"><text:s text:c="6"/>#235 [ 2, 1, 3, 2, 1, 4, 3, 2, 1 ]</text:p>
      <text:p text:style-name="P2"><text:s text:c="6"/>#252 [ 1, 2, 1, 3, 2, 1, 4, 3, 2 ]</text:p>
      <text:p text:style-name="P2"><text:s text:c="6"/>#292 [ 1, 2, 1, 3, 2, 1, 4, 3, 2, 1 ]</text:p>
      <text:p text:style-name="P2"><text:s text:c="4"/>1.111 = 3111111 <text:s text:c="13"/>in family 1.111 = 3111111 <text:s text:c="12"/></text:p>
      <text:p text:style-name="P2"><text:s text:c="6"/>#27 [ 1, 2, 1 ]</text:p>
      <text:h text:style-name="Heading_20_1" text:outline-level="1" text:is-list-header="true"/>
      <text:h text:style-name="P43" text:outline-level="1">C4</text:h>
      <text:p text:style-name="P25"/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30">4.</text:p>
          </table:table-cell>
          <table:table-cell table:style-name="Table6.A1" office:value-type="string">
            <text:p text:style-name="P25">8</text:p>
          </table:table-cell>
          <table:table-cell table:style-name="Table6.A1" office:value-type="string">
            <text:p text:style-name="P25"/>
          </table:table-cell>
        </table:table-row>
        <table:table-row>
          <table:table-cell table:style-name="Table6.A1" office:value-type="string">
            <text:p text:style-name="P25">.<text:span text:style-name="T3">4</text:span></text:p>
          </table:table-cell>
          <table:table-cell table:style-name="Table6.A1" office:value-type="string">
            <text:p text:style-name="P25">62(11)</text:p>
          </table:table-cell>
          <table:table-cell table:style-name="Table6.A1" office:value-type="string">
            <text:p text:style-name="P25"/>
          </table:table-cell>
        </table:table-row>
        <table:table-row>
          <table:table-cell table:style-name="Table6.A3" office:value-type="float" office:value="3.1">
            <text:p text:style-name="P47"><text:span text:style-name="T3">3</text:span>.<text:span text:style-name="T3">1</text:span></text:p>
          </table:table-cell>
          <table:table-cell table:style-name="Table6.A1" office:value-type="string">
            <text:p text:style-name="P47">62</text:p>
          </table:table-cell>
          <table:table-cell table:style-name="Table6.A1" office:value-type="string">
            <text:p text:style-name="P49">⇅,±</text:p>
          </table:table-cell>
        </table:table-row>
        <table:table-row>
          <table:table-cell table:style-name="Table6.A1" office:value-type="string">
            <text:p text:style-name="P30">1.3</text:p>
          </table:table-cell>
          <table:table-cell table:style-name="Table6.A1" office:value-type="string">
            <text:p text:style-name="P25">44(11)</text:p>
          </table:table-cell>
          <table:table-cell table:style-name="Table6.A1" office:value-type="string">
            <text:p text:style-name="P25"/>
          </table:table-cell>
        </table:table-row>
        <table:table-row>
          <table:table-cell table:style-name="Table6.A1" office:value-type="string">
            <text:p text:style-name="P30">2.2</text:p>
          </table:table-cell>
          <table:table-cell table:style-name="Table6.A1" office:value-type="string">
            <text:p text:style-name="P25">44</text:p>
          </table:table-cell>
          <table:table-cell table:style-name="Table6.A1" office:value-type="string">
            <text:p text:style-name="P25"/>
          </table:table-cell>
        </table:table-row>
        <table:table-row>
          <table:table-cell table:style-name="Table6.A1" office:value-type="string">
            <text:p text:style-name="P30">31.</text:p>
          </table:table-cell>
          <table:table-cell table:style-name="Table6.A1" office:value-type="string">
            <text:p text:style-name="P25">611</text:p>
          </table:table-cell>
          <table:table-cell table:style-name="Table6.A1" office:value-type="string">
            <text:p text:style-name="P25"/>
          </table:table-cell>
        </table:table-row>
        <table:table-row>
          <table:table-cell table:style-name="Table6.A1" office:value-type="string">
            <text:p text:style-name="P30">22.</text:p>
          </table:table-cell>
          <table:table-cell table:style-name="Table6.A1" office:value-type="string">
            <text:p text:style-name="P25">422(11)</text:p>
          </table:table-cell>
          <table:table-cell table:style-name="Table6.A1" office:value-type="string">
            <text:p text:style-name="P25"/>
          </table:table-cell>
        </table:table-row>
        <table:table-row>
          <table:table-cell table:style-name="Table6.A1" office:value-type="string">
            <text:p text:style-name="P30">21.1</text:p>
          </table:table-cell>
          <table:table-cell table:style-name="Table6.A1" office:value-type="string">
            <text:p text:style-name="P25">422</text:p>
          </table:table-cell>
          <table:table-cell table:style-name="Table6.A1" office:value-type="string">
            <text:p text:style-name="P25"/>
          </table:table-cell>
        </table:table-row>
        <table:table-row>
          <table:table-cell table:style-name="Table6.A1" office:value-type="string">
            <text:p text:style-name="P25">.<text:span text:style-name="T3">31</text:span></text:p>
          </table:table-cell>
          <table:table-cell table:style-name="Table6.A1" office:value-type="string">
            <text:p text:style-name="P25">4211(11)</text:p>
          </table:table-cell>
          <table:table-cell table:style-name="Table6.A1" office:value-type="string">
            <text:p text:style-name="P25"/>
          </table:table-cell>
        </table:table-row>
        <table:table-row>
          <table:table-cell table:style-name="Table6.A1" office:value-type="string">
            <text:p text:style-name="P15">2.11</text:p>
          </table:table-cell>
          <table:table-cell table:style-name="Table6.A1" office:value-type="string">
            <text:p text:style-name="P12">4211</text:p>
          </table:table-cell>
          <table:table-cell table:style-name="Table6.A1" office:value-type="string">
            <text:p text:style-name="P12"/>
          </table:table-cell>
        </table:table-row>
        <table:table-row>
          <table:table-cell table:style-name="Table6.A1" office:value-type="string">
            <text:p text:style-name="P30">11.2</text:p>
          </table:table-cell>
          <table:table-cell table:style-name="Table6.A1" office:value-type="string">
            <text:p text:style-name="P25">332</text:p>
          </table:table-cell>
          <table:table-cell table:style-name="Table6.A1" office:value-type="string">
            <text:p text:style-name="P25"/>
          </table:table-cell>
        </table:table-row>
        <table:table-row>
          <table:table-cell table:style-name="Table6.A1" office:value-type="string">
            <text:p text:style-name="P30">1.21</text:p>
          </table:table-cell>
          <table:table-cell table:style-name="Table6.A1" office:value-type="string">
            <text:p text:style-name="P25">3311</text:p>
          </table:table-cell>
          <table:table-cell table:style-name="Table6.A1" office:value-type="string">
            <text:p text:style-name="P25"/>
          </table:table-cell>
        </table:table-row>
        <table:table-row>
          <table:table-cell table:style-name="Table6.A1" office:value-type="string">
            <text:p text:style-name="P30">.22</text:p>
          </table:table-cell>
          <table:table-cell table:style-name="Table6.A1" office:value-type="string">
            <text:p text:style-name="P25">2222(11)</text:p>
          </table:table-cell>
          <table:table-cell table:style-name="Table6.A1" office:value-type="string">
            <text:p text:style-name="P25"/>
          </table:table-cell>
        </table:table-row>
        <table:table-row>
          <table:table-cell table:style-name="Table6.A1" office:value-type="string">
            <text:p text:style-name="P15">11.11</text:p>
          </table:table-cell>
          <table:table-cell table:style-name="Table6.A1" office:value-type="string">
            <text:p text:style-name="P12">2222</text:p>
          </table:table-cell>
          <table:table-cell table:style-name="Table6.A1" office:value-type="string">
            <text:p text:style-name="P12"/>
          </table:table-cell>
        </table:table-row>
        <table:table-row>
          <table:table-cell table:style-name="Table6.A1" office:value-type="string">
            <text:p text:style-name="P30">211.</text:p>
          </table:table-cell>
          <table:table-cell table:style-name="Table6.A1" office:value-type="string">
            <text:p text:style-name="P25">41111</text:p>
          </table:table-cell>
          <table:table-cell table:style-name="Table6.A1" office:value-type="string">
            <text:p text:style-name="P25"/>
          </table:table-cell>
        </table:table-row>
        <table:table-row>
          <table:table-cell table:style-name="Table6.A1" office:value-type="string">
            <text:p text:style-name="P30">111.1</text:p>
          </table:table-cell>
          <table:table-cell table:style-name="Table6.A1" office:value-type="string">
            <text:p text:style-name="P25">22211</text:p>
          </table:table-cell>
          <table:table-cell table:style-name="Table6.A1" office:value-type="string">
            <text:p text:style-name="P25"/>
          </table:table-cell>
        </table:table-row>
        <table:table-row>
          <table:table-cell table:style-name="Table6.A1" office:value-type="string">
            <text:p text:style-name="P30">.211</text:p>
          </table:table-cell>
          <table:table-cell table:style-name="Table6.A1" office:value-type="string">
            <text:p text:style-name="P25">221111(11)</text:p>
          </table:table-cell>
          <table:table-cell table:style-name="Table6.A1" office:value-type="string">
            <text:p text:style-name="P25"/>
          </table:table-cell>
        </table:table-row>
        <table:table-row>
          <table:table-cell table:style-name="Table6.A1" office:value-type="string">
            <text:p text:style-name="P15">1.111</text:p>
          </table:table-cell>
          <table:table-cell table:style-name="Table6.A1" office:value-type="string">
            <text:p text:style-name="P12">221111</text:p>
          </table:table-cell>
          <table:table-cell table:style-name="Table6.A1" office:value-type="string">
            <text:p text:style-name="P12"/>
          </table:table-cell>
        </table:table-row>
        <table:table-row>
          <table:table-cell table:style-name="Table6.A1" office:value-type="string">
            <text:p text:style-name="P30">1111.</text:p>
          </table:table-cell>
          <table:table-cell table:style-name="Table6.A1" office:value-type="string">
            <text:p text:style-name="P25">2111111</text:p>
          </table:table-cell>
          <table:table-cell table:style-name="Table6.A1" office:value-type="string">
            <text:p text:style-name="P25"/>
          </table:table-cell>
        </table:table-row>
        <table:table-row>
          <table:table-cell table:style-name="Table6.A1" office:value-type="string">
            <text:p text:style-name="P26">.<text:span text:style-name="T3">1111</text:span></text:p>
          </table:table-cell>
          <table:table-cell table:style-name="Table6.A1" office:value-type="string">
            <text:p text:style-name="P26">11111111</text:p>
          </table:table-cell>
          <table:table-cell table:style-name="Table6.A1" office:value-type="string">
            <text:p text:style-name="P26"/>
          </table:table-cell>
        </table:table-row>
      </table:table>
      <text:p text:style-name="P4">total num of chars: 20</text:p>
      <text:p text:style-name="P3">total num of families: 10</text:p>
      <text:p text:style-name="P3"/>
      <text:p text:style-name="P3">chars where some sequence of nonzero coeffs is not unimodal in abs value:</text:p>
      <text:p text:style-name="P3"><text:s text:c="4"/>3.1 = 62 <text:s text:c="20"/>in family 3.1 = 62 <text:s text:c="19"/></text:p>
      <text:p text:style-name="P3">chars where some polynomial has both positive and negative coeffs:</text:p>
      <text:p text:style-name="P3"><text:s text:c="4"/>3.1 = 62 <text:s text:c="20"/>in family 3.1 = 62 <text:s text:c="19"/></text:p>
      <text:p text:style-name="P3">chars where some polynomial has strictly negative coeffs:</text:p>
      <text:p text:style-name="P3"><text:s text:c="4"/>1.111 = 221111 <text:s text:c="14"/>in family 1.111 = 221111 <text:s text:c="13"/></text:p>
      <text:p text:style-name="P3"><text:s text:c="4"/>3.1 = 62 <text:s text:c="20"/>in family 3.1 = 62 <text:s text:c="19"/></text:p>
      <text:p text:style-name="P3"><text:s text:c="4"/>11.11 = 2222 <text:s text:c="16"/>in family 11.11 = 2222 <text:s text:c="15"/></text:p>
      <text:p text:style-name="P3"><text:s text:c="4"/>2.11 = 4211 <text:s text:c="17"/>in family 2.11 = 4211 <text:s text:c="16"/></text:p>
      <text:p text:style-name="P3"/>
      <text:p text:style-name="P3">| 7 elements where some sequence of nonzero coeffs is not unimodal in abs value.</text:p>
      <text:p text:style-name="P3"><text:s text:c="4"/>3.1 = 62 <text:s text:c="20"/>in family 3.1 = 62 <text:s text:c="19"/></text:p>
      <text:p text:style-name="P3"><text:s text:c="6"/>#260 [ 3, 2, 1, 2, 3, 4, 3, 2, 1, 2 ]</text:p>
      <text:p text:style-name="P3"><text:s text:c="6"/>#264 [ 2, 1, 2, 3, 4, 3, 2, 1, 2, 3 ]</text:p>
      <text:p text:style-name="P3"><text:s text:c="6"/>#266 [ 2, 1, 2, 3, 2, 1, 2, 4, 3, 2 ]</text:p>
      <text:p text:style-name="P3"><text:s text:c="6"/>#274 [ 2, 3, 2, 1, 2, 4, 3, 2, 1, 2 ]</text:p>
      <text:p text:style-name="P3"><text:s text:c="6"/>#299 [ 3, 2, 1, 2, 3, 4, 3, 2, 1, 2, 3 ]</text:p>
      <text:p text:style-name="P3"><text:s text:c="6"/>#304 [ 2, 1, 2, 3, 2, 4, 3, 2, 1, 2, 3 ]</text:p>
      <text:p text:style-name="P3"><text:s text:c="6"/>#306 [ 2, 3, 2, 1, 2, 3, 4, 3, 2, 1, 2 ]</text:p>
      <text:p text:style-name="P3">| 3 elements where some polynomial has both positive and negative coeffs.</text:p>
      <text:p text:style-name="P3"><text:s text:c="4"/>3.1 = 62 <text:s text:c="20"/>in family 3.1 = 62 <text:s text:c="19"/></text:p>
      <text:p text:style-name="P3"><text:s text:c="6"/>#260 [ 3, 2, 1, 2, 3, 4, 3, 2, 1, 2 ]</text:p>
      <text:p text:style-name="P3"><text:s text:c="6"/>#264 [ 2, 1, 2, 3, 4, 3, 2, 1, 2, 3 ]</text:p>
      <text:p text:style-name="P3"><text:s text:c="6"/>#299 [ 3, 2, 1, 2, 3, 4, 3, 2, 1, 2, 3 ]</text:p>
      <text:p text:style-name="P3">| 235 elements where some polynomial has strictly negative coeffs.</text:p>
      <text:p text:style-name="P3"><text:s text:c="4"/>3.1 = 62 <text:s text:c="20"/>in family 3.1 = 62 <text:s text:c="19"/></text:p>
      <text:p text:style-name="P3"><text:s text:c="6"/>#34 [ 4, 3, 2, 1 ]</text:p>
      <text:p text:style-name="P3"><text:s text:c="6"/>#36 [ 3, 2, 1, 4 ]</text:p>
      <text:p text:style-name="P3"><text:s text:c="6"/>#40 [ 2, 1, 4, 3 ]</text:p>
      <text:p text:style-name="P3"><text:s text:c="6"/>#44 [ 2, 1, 3, 4 ]</text:p>
      <text:p text:style-name="P3"><text:s text:c="6"/>#48 [ 1, 4, 3, 2 ]</text:p>
      <text:p text:style-name="P3"><text:s text:c="6"/>#50 [ 1, 3, 2, 4 ]</text:p>
      <text:p text:style-name="P3"><text:s text:c="6"/>#52 [ 1, 2, 4, 3 ]</text:p>
      <text:p text:style-name="P3"><text:s text:c="6"/>#54 [ 1, 2, 3, 4 ]</text:p>
      <text:p text:style-name="P3"><text:s text:c="6"/>#56 [ 4, 3, 2, 1, 2 ]</text:p>
      <text:p text:style-name="P59"><text:s text:c="6"/>…</text:p>
      <text:p text:style-name="P59"/>
      <text:p text:style-name="P3"><text:s text:c="6"/>#376 [ 1, 2, 1, 3, 2, 1, 2, 3, 4, 3, 2, 1, 2, 3 ]</text:p>
      <text:p text:style-name="P3"><text:s text:c="6"/>#380 [ 2, 1, 2, 3, 2, 1, 2, 3, 4, 3, 2, 1, 2, 3, 4 ]</text:p>
      <text:p text:style-name="P3"><text:s text:c="4"/>2.11 = 4211 <text:s text:c="17"/>in family 2.11 = 4211 <text:s text:c="16"/></text:p>
      <text:p text:style-name="P3"><text:s text:c="6"/>#18 [ 3, 2, 1 ]</text:p>
      <text:p text:style-name="P3"><text:s text:c="6"/>#23 [ 2, 1, 3 ]</text:p>
      <text:p text:style-name="P3"><text:s text:c="6"/>#29 [ 1, 3, 2 ]</text:p>
      <text:p text:style-name="P3"><text:s text:c="6"/>#30 [ 1, 2, 3 ]</text:p>
      <text:p text:style-name="P3"><text:s text:c="6"/>#31 [ 3, 2, 1, 2 ]</text:p>
      <text:p text:style-name="P59"><text:s text:c="6"/>…</text:p>
      <text:p text:style-name="P59"/>
      <text:p text:style-name="P3"><text:s text:c="6"/>#170 [ 3, 4, 3, 2, 1, 2, 3, 4 ]</text:p>
      <text:p text:style-name="P3"><text:s text:c="6"/>#174 [ 3, 2, 1, 2, 3, 4, 3, 2 ]</text:p>
      <text:p text:style-name="P3"><text:s text:c="6"/>#175 [ 3, 2, 4, 3, 2, 1, 2, 3 ]</text:p>
      <text:p text:style-name="P3"><text:s text:c="6"/>#176 [ 3, 2, 1, 2, 4, 3, 2, 1 ]</text:p>
      <text:p text:style-name="P3"><text:s text:c="6"/>#177 [ 2, 4, 3, 2, 1, 2, 3, 4 ]</text:p>
      <text:p text:style-name="P3"><text:s text:c="6"/>#180 [ 2, 1, 2, 3, 4, 3, 2, 1 ]</text:p>
      <text:p text:style-name="P3"><text:s text:c="6"/>#182 [ 2, 3, 2, 1, 2, 3, 4, 3 ]</text:p>
      <text:p text:style-name="P3"><text:s text:c="6"/>#188 [ 2, 3, 4, 3, 2, 1, 2, 3 ]</text:p>
      <text:p text:style-name="P3"><text:s text:c="6"/>#191 [ 2, 1, 3, 2, 1, 4, 3, 2 ]</text:p>
      <text:p text:style-name="P3"><text:s text:c="6"/>#206 [ 1, 3, 2, 1, 4, 3, 2, 1 ]</text:p>
      <text:p text:style-name="P3"><text:s text:c="6"/>#208 [ 1, 2, 1, 3, 2, 1, 4, 3 ]</text:p>
      <text:p text:style-name="P3"><text:s text:c="6"/>#212 [ 1, 2, 3, 4, 3, 2, 1, 2 ]</text:p>
      <text:p text:style-name="P3"><text:s text:c="6"/>#213 [ 1, 2, 3, 2, 1, 2, 4, 3 ]</text:p>
      <text:p text:style-name="P3"><text:s text:c="6"/>#221 [ 3, 2, 4, 3, 2, 1, 2, 3, 4 ]</text:p>
      <text:p text:style-name="P3"><text:s text:c="6"/>#222 [ 3, 2, 1, 2, 3, 4, 3, 2, 1 ]</text:p>
      <text:p text:style-name="P3"><text:s text:c="6"/>#226 [ 2, 3, 4, 3, 2, 1, 2, 3, 4 ]</text:p>
      <text:p text:style-name="P3"><text:s text:c="6"/>#235 [ 2, 1, 3, 2, 1, 4, 3, 2, 1 ]</text:p>
      <text:p text:style-name="P3"><text:s text:c="6"/>#252 [ 1, 2, 1, 3, 2, 1, 4, 3, 2 ]</text:p>
      <text:p text:style-name="P3"><text:s text:c="6"/>#256 [ 1, 2, 3, 4, 3, 2, 1, 2, 3 ]</text:p>
      <text:p text:style-name="P3"><text:s text:c="4"/>11.11 = 2222 <text:s text:c="16"/>in family 11.11 = 2222 <text:s text:c="15"/></text:p>
      <text:p text:style-name="P3"><text:s text:c="6"/>#32 [ 2, 1, 2, 4 ]</text:p>
      <text:p text:style-name="P3"><text:s text:c="6"/>#56 [ 4, 3, 2, 1, 2 ]</text:p>
      <text:p text:style-name="P3"><text:s text:c="6"/>#57 [ 3, 2, 1, 2, 4 ]</text:p>
      <text:p text:style-name="P3"><text:s text:c="6"/>#58 [ 2, 1, 2, 4, 3 ]</text:p>
      <text:p text:style-name="P3"><text:s text:c="6"/>#59 [ 2, 1, 2, 3, 4 ]</text:p>
      <text:p text:style-name="P3"><text:s text:c="6"/>#90 [ 3, 2, 1, 2, 4, 3 ]</text:p>
      <text:p text:style-name="P3"><text:s text:c="4"/>1.111 = 221111 <text:s text:c="14"/>in family 1.111 = 221111 <text:s text:c="13"/></text:p>
      <text:p text:style-name="P3"><text:s text:c="6"/>#16 [ 2, 1, 2 ]</text:p>
      <text:p text:style-name="P3"><text:s text:c="6"/>#31 [ 3, 2, 1, 2 ]</text:p>
      <text:p text:style-name="P3"><text:s text:c="6"/>#33 [ 2, 1, 2, 3 ]</text:p>
      <text:p text:style-name="P3"><text:s text:c="6"/>#55 [ 3, 2, 1, 2, 3 ]</text:p>
      <text:p text:style-name="P3"><text:s text:c="6"/>#87 [ 4, 3, 2, 1, 2, 3 ]</text:p>
      <text:p text:style-name="P3"><text:s text:c="6"/>#88 [ 3, 2, 1, 2, 3, 4 ]</text:p>
      <text:p text:style-name="P3"><text:s text:c="6"/>#126 [ 4, 3, 2, 1, 2, 3, 4 ]</text:p>
      <text:p text:style-name="P2"/>
      <text:h text:style-name="P40" text:outline-level="1">D4</text:h>
      <text:p text:style-name="P25"/>
      <table:table table:name="Table7" table:style-name="Table7">
        <table:table-column table:style-name="Table7.A" table:number-columns-repeated="2"/>
        <table:table-column table:style-name="Table7.C"/>
        <table:table-row>
          <table:table-cell table:style-name="Table7.A1" office:value-type="string">
            <text:p text:style-name="P25">.<text:span text:style-name="T3">4</text:span></text:p>
          </table:table-cell>
          <table:table-cell table:style-name="Table7.A1" office:value-type="string">
            <text:p text:style-name="P25">71</text:p>
          </table:table-cell>
          <table:table-cell table:style-name="Table7.A1" office:value-type="string">
            <text:p text:style-name="P25"/>
          </table:table-cell>
        </table:table-row>
        <table:table-row>
          <table:table-cell table:style-name="Table7.A1" office:value-type="string">
            <text:p text:style-name="P15">1.3</text:p>
          </table:table-cell>
          <table:table-cell table:style-name="Table7.A1" office:value-type="string">
            <text:p text:style-name="P12">53</text:p>
          </table:table-cell>
          <table:table-cell table:style-name="Table7.A1" office:value-type="string">
            <text:p text:style-name="P12"/>
          </table:table-cell>
        </table:table-row>
        <table:table-row>
          <table:table-cell table:style-name="Table7.A1" office:value-type="string">
            <text:p text:style-name="P30">.31</text:p>
          </table:table-cell>
          <table:table-cell table:style-name="Table7.A1" office:value-type="string">
            <text:p text:style-name="P25">5111</text:p>
          </table:table-cell>
          <table:table-cell table:style-name="Table7.A1" office:value-type="string">
            <text:p text:style-name="P25"/>
          </table:table-cell>
        </table:table-row>
        <table:table-row>
          <table:table-cell table:style-name="Table7.A1" office:value-type="string">
            <text:p text:style-name="P30">2-</text:p>
          </table:table-cell>
          <table:table-cell table:style-name="Table7.A1" office:value-type="string">
            <text:p text:style-name="P25">44+</text:p>
          </table:table-cell>
          <table:table-cell table:style-name="Table7.A1" office:value-type="string">
            <text:p text:style-name="P25"/>
          </table:table-cell>
        </table:table-row>
        <table:table-row>
          <table:table-cell table:style-name="Table7.A1" office:value-type="string">
            <text:p text:style-name="P30">2+</text:p>
          </table:table-cell>
          <table:table-cell table:style-name="Table7.A1" office:value-type="string">
            <text:p text:style-name="P25">44-</text:p>
          </table:table-cell>
          <table:table-cell table:style-name="Table7.A1" office:value-type="string">
            <text:p text:style-name="P25"/>
          </table:table-cell>
        </table:table-row>
        <table:table-row>
          <table:table-cell table:style-name="Table7.A1" office:value-type="string">
            <text:p text:style-name="P30">11.2</text:p>
          </table:table-cell>
          <table:table-cell table:style-name="Table7.A1" office:value-type="string">
            <text:p text:style-name="P25">3311(11)</text:p>
          </table:table-cell>
          <table:table-cell table:style-name="Table7.A1" office:value-type="string">
            <text:p text:style-name="P25"/>
          </table:table-cell>
        </table:table-row>
        <table:table-row>
          <table:table-cell table:style-name="Table7.A1" office:value-type="string">
            <text:p text:style-name="P15">1.21</text:p>
          </table:table-cell>
          <table:table-cell table:style-name="Table7.A1" office:value-type="string">
            <text:p text:style-name="P12">3311</text:p>
          </table:table-cell>
          <table:table-cell table:style-name="Table7.A1" office:value-type="string">
            <text:p text:style-name="P12"/>
          </table:table-cell>
        </table:table-row>
        <table:table-row>
          <table:table-cell table:style-name="Table7.A1" office:value-type="string">
            <text:p text:style-name="P25">.<text:span text:style-name="T3">22</text:span></text:p>
          </table:table-cell>
          <table:table-cell table:style-name="Table7.A1" office:value-type="string">
            <text:p text:style-name="P25">3221</text:p>
          </table:table-cell>
          <table:table-cell table:style-name="Table7.A1" office:value-type="string">
            <text:p text:style-name="P25"/>
          </table:table-cell>
        </table:table-row>
        <table:table-row>
          <table:table-cell table:style-name="Table7.A1" office:value-type="string">
            <text:p text:style-name="P25">.<text:span text:style-name="T3">211</text:span></text:p>
          </table:table-cell>
          <table:table-cell table:style-name="Table7.A1" office:value-type="string">
            <text:p text:style-name="P25">311111</text:p>
          </table:table-cell>
          <table:table-cell table:style-name="Table7.A1" office:value-type="string">
            <text:p text:style-name="P25"/>
          </table:table-cell>
        </table:table-row>
        <table:table-row>
          <table:table-cell table:style-name="Table7.A1" office:value-type="string">
            <text:p text:style-name="P30">11-</text:p>
          </table:table-cell>
          <table:table-cell table:style-name="Table7.A1" office:value-type="string">
            <text:p text:style-name="P25">2222+</text:p>
          </table:table-cell>
          <table:table-cell table:style-name="Table7.A1" office:value-type="string">
            <text:p text:style-name="P25"/>
          </table:table-cell>
        </table:table-row>
        <table:table-row>
          <table:table-cell table:style-name="Table7.A1" office:value-type="string">
            <text:p text:style-name="P30">11+</text:p>
          </table:table-cell>
          <table:table-cell table:style-name="Table7.A1" office:value-type="string">
            <text:p text:style-name="P25">2222-</text:p>
          </table:table-cell>
          <table:table-cell table:style-name="Table7.A1" office:value-type="string">
            <text:p text:style-name="P25"/>
          </table:table-cell>
        </table:table-row>
        <table:table-row>
          <table:table-cell table:style-name="Table7.A1" office:value-type="string">
            <text:p text:style-name="P30">1.111</text:p>
          </table:table-cell>
          <table:table-cell table:style-name="Table7.A1" office:value-type="string">
            <text:p text:style-name="P25">221111</text:p>
          </table:table-cell>
          <table:table-cell table:style-name="Table7.A1" office:value-type="string">
            <text:p text:style-name="P25"/>
          </table:table-cell>
        </table:table-row>
        <table:table-row>
          <table:table-cell table:style-name="Table7.A1" office:value-type="string">
            <text:p text:style-name="P30">.1111</text:p>
          </table:table-cell>
          <table:table-cell table:style-name="Table7.A1" office:value-type="string">
            <text:p text:style-name="P26">11111111</text:p>
          </table:table-cell>
          <table:table-cell table:style-name="Table7.A1" office:value-type="string">
            <text:p text:style-name="P26"/>
          </table:table-cell>
        </table:table-row>
      </table:table>
      <text:p text:style-name="P1">total num of chars: 13</text:p>
      <text:p text:style-name="P2">total num of families: 11</text:p>
      <text:p text:style-name="P2"/>
      <text:p text:style-name="P2">chars where some sequence of nonzero coeffs is not unimodal in abs value:</text:p>
      <text:p text:style-name="P2"><text:s text:c="4"/>none</text:p>
      <text:p text:style-name="P2">chars where some polynomial has both positive and negative coeffs:</text:p>
      <text:p text:style-name="P2"><text:s text:c="4"/>none</text:p>
      <text:p text:style-name="P2">chars where some polynomial has strictly negative coeffs:</text:p>
      <text:p text:style-name="P2"><text:s text:c="4"/>1.3 = 53 <text:s text:c="20"/>in family 1.3 = 53 <text:s text:c="19"/></text:p>
      <text:p text:style-name="P2"><text:s text:c="4"/>1.21 = 3311 <text:s text:c="17"/>in family 1.21 = 3311 <text:s text:c="16"/></text:p>
      <text:p text:style-name="P2"/>
      <text:p text:style-name="P2">| 0 elements where some sequence of nonzero coeffs is not unimodal in abs value.</text:p>
      <text:p text:style-name="P2">| 0 elements where some polynomial has both positive and negative coeffs.</text:p>
      <text:p text:style-name="P2">| 73 elements where some polynomial has strictly negative coeffs.</text:p>
      <text:p text:style-name="P2"><text:s text:c="4"/>1.3 = 53 <text:s text:c="20"/>in family 1.3 = 53 <text:s text:c="19"/></text:p>
      <text:p text:style-name="P2"><text:s text:c="6"/>#32 [ 2, 4, 3, 1 ]</text:p>
      <text:p text:style-name="P2"><text:s text:c="6"/>#34 [ 4, 3, 1, 2 ]</text:p>
      <text:p text:style-name="P2"><text:s text:c="6"/>#37 [ 2, 3, 1, 4 ]</text:p>
      <text:p text:style-name="P2"><text:s text:c="6"/>#40 [ 3, 1, 2, 4 ]</text:p>
      <text:p text:style-name="P2"><text:s text:c="6"/>#46 [ 1, 2, 4, 3 ]</text:p>
      <text:p text:style-name="P2"><text:s text:c="6"/>#49 [ 1, 4, 3, 2 ]</text:p>
      <text:p text:style-name="P2"><text:s text:c="6"/>#52 [ 1, 2, 3, 4 ]</text:p>
      <text:p text:style-name="P2"><text:s text:c="6"/>#53 [ 1, 3, 2, 4 ]</text:p>
      <text:p text:style-name="P2"><text:s text:c="6"/>#54 [ 4, 3, 1, 2, 3 ]</text:p>
      <text:p text:style-name="P2"><text:s text:c="6"/>#55 [ 3, 1, 2, 3, 4 ]</text:p>
      <text:p text:style-name="P2"><text:s text:c="6"/>#58 [ 3, 1, 4, 3, 2 ]</text:p>
      <text:p text:style-name="P2"><text:s text:c="6"/>#59 [ 2, 3, 1, 4, 3 ]</text:p>
      <text:p text:style-name="P2"><text:s text:c="6"/>#60 [ 2, 4, 3, 1, 2 ]</text:p>
      <text:p text:style-name="P2"><text:s text:c="6"/>#61 [ 2, 3, 4, 3, 1 ]</text:p>
      <text:p text:style-name="P2"><text:s text:c="6"/>#62 [ 3, 4, 3, 1, 2 ]</text:p>
      <text:p text:style-name="P2"><text:s text:c="6"/>#63 [ 3, 1, 2, 4, 3 ]</text:p>
      <text:p text:style-name="P2"><text:s text:c="6"/>#64 [ 2, 3, 1, 2, 4 ]</text:p>
      <text:p text:style-name="P2"><text:s text:c="6"/>#67 [ 3, 2, 4, 3, 1 ]</text:p>
      <text:p text:style-name="P2"><text:s text:c="6"/>#70 [ 1, 2, 4, 3, 1 ]</text:p>
      <text:p text:style-name="P2"><text:s text:c="6"/>#72 [ 1, 4, 3, 1, 2 ]</text:p>
      <text:p text:style-name="P2"><text:s text:c="6"/>#75 [ 1, 2, 3, 1, 4 ]</text:p>
      <text:p text:style-name="P2"><text:s text:c="6"/>#76 [ 1, 2, 4, 3, 2 ]</text:p>
      <text:p text:style-name="P2"><text:s text:c="6"/>#77 [ 1, 2, 3, 4, 3 ]</text:p>
      <text:p text:style-name="P2"><text:s text:c="6"/>#78 [ 1, 3, 1, 2, 4 ]</text:p>
      <text:p text:style-name="P2"><text:s text:c="6"/>#79 [ 1, 3, 4, 3, 2 ]</text:p>
      <text:p text:style-name="P2"><text:s text:c="6"/>#80 [ 1, 2, 3, 2, 4 ]</text:p>
      <text:p text:style-name="P2"><text:s text:c="6"/>#81 [ 1, 3, 2, 4, 3 ]</text:p>
      <text:p text:style-name="P2"><text:s text:c="6"/>#82 [ 4, 3, 1, 2, 3, 4 ]</text:p>
      <text:p text:style-name="P2"><text:s text:c="6"/>#86 [ 2, 3, 1, 4, 3, 2 ]</text:p>
      <text:p text:style-name="P2"><text:s text:c="6"/>#88 [ 3, 1, 2, 3, 4, 3 ]</text:p>
      <text:p text:style-name="P2"><text:s text:c="6"/>#89 [ 3, 1, 2, 4, 3, 2 ]</text:p>
      <text:p text:style-name="P2"><text:s text:c="6"/>#90 [ 3, 4, 3, 1, 2, 3 ]</text:p>
      <text:p text:style-name="P2"><text:s text:c="6"/>#91 [ 2, 3, 4, 3, 1, 2 ]</text:p>
      <text:p text:style-name="P2"><text:s text:c="6"/>#92 [ 2, 3, 1, 2, 4, 3 ]</text:p>
      <text:p text:style-name="P2"><text:s text:c="6"/>#93 [ 3, 1, 2, 4, 3, 1 ]</text:p>
      <text:p text:style-name="P2"><text:s text:c="6"/>#103 [ 1, 2, 4, 3, 1, 2 ]</text:p>
      <text:p text:style-name="P2"><text:s text:c="6"/>#104 [ 1, 2, 3, 4, 3, 1 ]</text:p>
      <text:p text:style-name="P2"><text:s text:c="6"/>#105 [ 1, 3, 4, 3, 1, 2 ]</text:p>
      <text:p text:style-name="P2"><text:s text:c="6"/>#106 [ 1, 3, 1, 2, 4, 3 ]</text:p>
      <text:p text:style-name="P2"><text:s text:c="6"/>#107 [ 1, 2, 3, 1, 2, 4 ]</text:p>
      <text:p text:style-name="P2"><text:s text:c="6"/>#108 [ 1, 2, 3, 4, 3, 2 ]</text:p>
      <text:p text:style-name="P2"><text:s text:c="6"/>#109 [ 1, 3, 2, 4, 3, 1 ]</text:p>
      <text:p text:style-name="P2"><text:s text:c="6"/>#113 [ 3, 1, 2, 3, 4, 3, 2 ]</text:p>
      <text:p text:style-name="P2"><text:s text:c="6"/>#115 [ 3, 4, 3, 1, 2, 3, 4 ]</text:p>
      <text:p text:style-name="P2"><text:s text:c="6"/>#118 [ 2, 3, 1, 2, 4, 3, 2 ]</text:p>
      <text:p text:style-name="P2"><text:s text:c="6"/>#119 [ 3, 1, 2, 3, 4, 3, 1 ]</text:p>
      <text:p text:style-name="P2"><text:s text:c="6"/>#120 [ 3, 1, 2, 4, 3, 1, 2 ]</text:p>
      <text:p text:style-name="P2"><text:s text:c="6"/>#121 [ 2, 3, 4, 3, 1, 2, 3 ]</text:p>
      <text:p text:style-name="P2"><text:s text:c="6"/>#133 [ 1, 3, 4, 3, 1, 2, 3 ]</text:p>
      <text:p text:style-name="P2"><text:s text:c="6"/>#134 [ 1, 2, 3, 1, 2, 4, 3 ]</text:p>
      <text:p text:style-name="P2"><text:s text:c="6"/>#135 [ 1, 2, 3, 4, 3, 1, 2 ]</text:p>
      <text:p text:style-name="P2"><text:s text:c="6"/>#136 [ 1, 3, 1, 2, 4, 3, 1 ]</text:p>
      <text:p text:style-name="P2"><text:s text:c="4"/>1.21 = 3311 <text:s text:c="17"/>in family 1.21 = 3311 <text:s text:c="16"/></text:p>
      <text:p text:style-name="P2"><text:s text:c="6"/>#115 [ 3, 4, 3, 1, 2, 3, 4 ]</text:p>
      <text:p text:style-name="P2"><text:s text:c="6"/>#116 [ 2, 3, 1, 2, 3, 4, 3 ]</text:p>
      <text:p text:style-name="P2"><text:s text:c="6"/>#117 [ 3, 1, 4, 3, 1, 2, 3 ]</text:p>
      <text:p text:style-name="P2"><text:s text:c="6"/>#118 [ 2, 3, 1, 2, 4, 3, 2 ]</text:p>
      <text:p text:style-name="P2"><text:s text:c="6"/>#122 [ 3, 2, 4, 3, 1, 2, 3 ]</text:p>
      <text:p text:style-name="P2"><text:s text:c="6"/>#123 [ 2, 3, 1, 2, 4, 3, 1 ]</text:p>
      <text:p text:style-name="P2"><text:s text:c="6"/>#131 [ 1, 3, 1, 2, 3, 4, 3 ]</text:p>
      <text:p text:style-name="P2"><text:s text:c="6"/>#132 [ 1, 3, 1, 2, 4, 3, 2 ]</text:p>
      <text:p text:style-name="P2"><text:s text:c="6"/>#136 [ 1, 3, 1, 2, 4, 3, 1 ]</text:p>
      <text:p text:style-name="P2"><text:s text:c="6"/>#140 [ 3, 1, 4, 3, 1, 2, 3, 4 ]</text:p>
      <text:p text:style-name="P2"><text:s text:c="6"/>#141 [ 2, 3, 1, 2, 3, 4, 3, 2 ]</text:p>
      <text:p text:style-name="P2"><text:s text:c="6"/>#143 [ 2, 3, 4, 3, 1, 2, 3, 4 ]</text:p>
      <text:p text:style-name="P2"><text:s text:c="6"/>#144 [ 2, 3, 1, 4, 3, 1, 2, 3 ]</text:p>
      <text:p text:style-name="P2"><text:s text:c="6"/>#145 [ 3, 2, 4, 3, 1, 2, 3, 4 ]</text:p>
      <text:p text:style-name="P2"><text:s text:c="6"/>#148 [ 2, 3, 1, 2, 4, 3, 1, 2 ]</text:p>
      <text:p text:style-name="P2"><text:s text:c="6"/>#153 [ 1, 3, 4, 3, 1, 2, 3, 4 ]</text:p>
      <text:p text:style-name="P2"><text:s text:c="6"/>#156 [ 1, 2, 3, 1, 2, 4, 3, 2 ]</text:p>
      <text:p text:style-name="P2"><text:s text:c="6"/>#157 [ 1, 3, 1, 2, 3, 4, 3, 1 ]</text:p>
      <text:p text:style-name="P2"><text:s text:c="6"/>#158 [ 1, 3, 1, 2, 4, 3, 1, 2 ]</text:p>
      <text:p text:style-name="P2"><text:s text:c="6"/>#160 [ 1, 3, 2, 4, 3, 1, 2, 3 ]</text:p>
      <text:p text:style-name="P2"><text:s text:c="6"/>#161 [ 1, 2, 3, 1, 2, 4, 3, 1 ]</text:p>
      <text:p text:style-name="P2"><text:s text:c="6"/>#164 [ 2, 3, 1, 4, 3, 1, 2, 3, 4 ]</text:p>
      <text:p text:style-name="P2"><text:s text:c="6"/>#174 [ 1, 3, 2, 4, 3, 1, 2, 3, 4 ]</text:p>
      <text:p text:style-name="P10"><text:s text:c="6"/>#177 [ 1, 2, 3, 1, 2, 4, 3, 1, 2 ]</text:p>
      <text:h text:style-name="P41" text:outline-level="1" text:is-list-header="true">F4</text:h>
      <text:p text:style-name="P25"/>
      <table:table table:name="Table8" table:style-name="Table8">
        <table:table-column table:style-name="Table8.A" table:number-columns-repeated="2"/>
        <table:table-column table:style-name="Table8.C"/>
        <table:table-row>
          <table:table-cell table:style-name="Table8.A1" office:value-type="string">
            <text:p text:style-name="P31">phi{1,0}</text:p>
          </table:table-cell>
          <table:table-cell table:style-name="Table8.A1" office:value-type="string">
            <text:p text:style-name="P25">F4</text:p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31">phi{2,4}'</text:p>
          </table:table-cell>
          <table:table-cell table:style-name="Table8.A1" office:value-type="string">
            <text:p text:style-name="P25">F4(a1)(11)</text:p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52">phi{4,1}</text:p>
          </table:table-cell>
          <table:table-cell table:style-name="Table8.A1" office:value-type="string">
            <text:p text:style-name="P47">F4(a1)</text:p>
          </table:table-cell>
          <table:table-cell table:style-name="Table8.A1" office:value-type="string">
            <text:p text:style-name="P50">⇅,±</text:p>
          </table:table-cell>
        </table:table-row>
        <table:table-row>
          <table:table-cell table:style-name="Table8.A1" office:value-type="string">
            <text:p text:style-name="P31">phi{2,4}''</text:p>
          </table:table-cell>
          <table:table-cell table:style-name="Table8.A1" office:value-type="string">
            <text:p text:style-name="P25">F4(a2)(11)</text:p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52">phi{9,2}</text:p>
          </table:table-cell>
          <table:table-cell table:style-name="Table8.A1" office:value-type="string">
            <text:p text:style-name="P47">F4(a2)</text:p>
          </table:table-cell>
          <table:table-cell table:style-name="Table8.A1" office:value-type="string">
            <text:p text:style-name="P50">⇅,±</text:p>
          </table:table-cell>
        </table:table-row>
        <table:table-row>
          <table:table-cell table:style-name="Table8.A1" office:value-type="string">
            <text:p text:style-name="P31">phi{8,3}'</text:p>
          </table:table-cell>
          <table:table-cell table:style-name="Table8.A1" office:value-type="string">
            <text:p text:style-name="P25">C3</text:p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31">phi{8,3}''</text:p>
          </table:table-cell>
          <table:table-cell table:style-name="Table8.A1" office:value-type="string">
            <text:p text:style-name="P25">B3</text:p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31">phi{1,12}'</text:p>
          </table:table-cell>
          <table:table-cell table:style-name="Table8.A1" office:value-type="string">
            <text:p text:style-name="P25">F4(a3)(211)</text:p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31">phi{6,6}''</text:p>
          </table:table-cell>
          <table:table-cell table:style-name="Table8.A1" office:value-type="string">
            <text:p text:style-name="P25">F4(a3)(22)</text:p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16">phi{9,6}'</text:p>
          </table:table-cell>
          <table:table-cell table:style-name="Table8.A1" office:value-type="string">
            <text:p text:style-name="P12">F4(a3)(31)</text:p>
          </table:table-cell>
          <table:table-cell table:style-name="Table8.A1" office:value-type="string">
            <text:p text:style-name="P12"/>
          </table:table-cell>
        </table:table-row>
        <table:table-row>
          <table:table-cell table:style-name="Table8.A1" office:value-type="string">
            <text:p text:style-name="P52">phi{12,4}</text:p>
          </table:table-cell>
          <table:table-cell table:style-name="Table8.A1" office:value-type="string">
            <text:p text:style-name="P47">F4(a3)</text:p>
          </table:table-cell>
          <table:table-cell table:style-name="Table8.A1" office:value-type="string">
            <text:p text:style-name="P50">±</text:p>
          </table:table-cell>
        </table:table-row>
        <table:table-row>
          <table:table-cell table:style-name="Table8.A1" office:value-type="string">
            <text:p text:style-name="P16">phi{4,7}'</text:p>
          </table:table-cell>
          <table:table-cell table:style-name="Table8.A1" office:value-type="string">
            <text:p text:style-name="P12">C3(a1)(11)</text:p>
          </table:table-cell>
          <table:table-cell table:style-name="Table8.A1" office:value-type="string">
            <text:p text:style-name="P12"/>
          </table:table-cell>
        </table:table-row>
        <table:table-row>
          <table:table-cell table:style-name="Table8.A1" office:value-type="string">
            <text:p text:style-name="P16">phi{16,5}</text:p>
          </table:table-cell>
          <table:table-cell table:style-name="Table8.A1" office:value-type="string">
            <text:p text:style-name="P12">C3(a1)</text:p>
          </table:table-cell>
          <table:table-cell table:style-name="Table8.A1" office:value-type="string">
            <text:p text:style-name="P12"/>
          </table:table-cell>
        </table:table-row>
        <table:table-row>
          <table:table-cell table:style-name="Table8.A1" office:value-type="string">
            <text:p text:style-name="P16">phi{6,6}'</text:p>
          </table:table-cell>
          <table:table-cell table:style-name="Table8.A1" office:value-type="string">
            <text:p text:style-name="P12">~A2+A1</text:p>
          </table:table-cell>
          <table:table-cell table:style-name="Table8.A1" office:value-type="string">
            <text:p text:style-name="P12"/>
          </table:table-cell>
        </table:table-row>
        <table:table-row>
          <table:table-cell table:style-name="Table8.A1" office:value-type="string">
            <text:p text:style-name="P31">phi{4,8}</text:p>
          </table:table-cell>
          <table:table-cell table:style-name="Table8.A1" office:value-type="string">
            <text:p text:style-name="P25">B2(11)</text:p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16">phi{9,6}''</text:p>
          </table:table-cell>
          <table:table-cell table:style-name="Table8.A1" office:value-type="string">
            <text:p text:style-name="P12">B2</text:p>
          </table:table-cell>
          <table:table-cell table:style-name="Table8.A1" office:value-type="string">
            <text:p text:style-name="P12"/>
          </table:table-cell>
        </table:table-row>
        <table:table-row>
          <table:table-cell table:style-name="Table8.A1" office:value-type="string">
            <text:p text:style-name="P16">phi{4,7}''</text:p>
          </table:table-cell>
          <table:table-cell table:style-name="Table8.A1" office:value-type="string">
            <text:p text:style-name="P12">A2+~A1</text:p>
          </table:table-cell>
          <table:table-cell table:style-name="Table8.A1" office:value-type="string">
            <text:p text:style-name="P12"/>
          </table:table-cell>
        </table:table-row>
        <table:table-row>
          <table:table-cell table:style-name="Table8.A1" office:value-type="string">
            <text:p text:style-name="P31">phi{8,9}'</text:p>
          </table:table-cell>
          <table:table-cell table:style-name="Table8.A1" office:value-type="string">
            <text:p text:style-name="P25">~A2</text:p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31">phi{1,12}''</text:p>
          </table:table-cell>
          <table:table-cell table:style-name="Table8.A1" office:value-type="string">
            <text:p text:style-name="P25">A2(11)</text:p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31">phi{8,9}''</text:p>
          </table:table-cell>
          <table:table-cell table:style-name="Table8.A1" office:value-type="string">
            <text:p text:style-name="P25">A2</text:p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31">phi{9,10}</text:p>
          </table:table-cell>
          <table:table-cell table:style-name="Table8.A1" office:value-type="string">
            <text:p text:style-name="P25">A1+~A1</text:p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31">phi{2,16}'</text:p>
          </table:table-cell>
          <table:table-cell table:style-name="Table8.A1" office:value-type="string">
            <text:p text:style-name="P25">~A1(11)</text:p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16">phi{4,13}</text:p>
          </table:table-cell>
          <table:table-cell table:style-name="Table8.A1" office:value-type="string">
            <text:p text:style-name="P12">~A1</text:p>
          </table:table-cell>
          <table:table-cell table:style-name="Table8.A1" office:value-type="string">
            <text:p text:style-name="P12"/>
          </table:table-cell>
        </table:table-row>
        <table:table-row>
          <table:table-cell table:style-name="Table8.A1" office:value-type="string">
            <text:p text:style-name="P31">phi{2,16}''</text:p>
          </table:table-cell>
          <table:table-cell table:style-name="Table8.A1" office:value-type="string">
            <text:p text:style-name="P25">A1</text:p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31">phi{1,24}</text:p>
          </table:table-cell>
          <table:table-cell table:style-name="Table8.A1" office:value-type="string">
            <text:p text:style-name="P25">1</text:p>
          </table:table-cell>
          <table:table-cell table:style-name="Table8.A1" office:value-type="string">
            <text:p text:style-name="P25"/>
          </table:table-cell>
        </table:table-row>
      </table:table>
      <text:p text:style-name="P1">total num of chars: 25</text:p>
      <text:p text:style-name="P2">total num of families: 11</text:p>
      <text:p text:style-name="P2"/>
      <text:p text:style-name="P2">chars where some sequence of nonzero coeffs is not unimodal in abs value:</text:p>
      <text:p text:style-name="P2"><text:s text:c="4"/>phi{4,1} = F4(a1) <text:s text:c="11"/>in family phi{4,1} = F4(a1) <text:s text:c="10"/></text:p>
      <text:p text:style-name="P2"><text:s text:c="4"/>phi{9,2} = F4(a2) <text:s text:c="11"/>in family phi{9,2} = F4(a2) <text:s text:c="10"/></text:p>
      <text:p text:style-name="P2">chars where some polynomial has both positive and negative coeffs:</text:p>
      <text:p text:style-name="P2"><text:s text:c="4"/>phi{12,4} = F4(a3) <text:s text:c="10"/>in family phi{12,4} = F4(a3) <text:s text:c="9"/></text:p>
      <text:p text:style-name="P2"><text:s text:c="4"/>phi{4,1} = F4(a1) <text:s text:c="11"/>in family phi{4,1} = F4(a1) <text:s text:c="10"/></text:p>
      <text:p text:style-name="P2"><text:s text:c="4"/>phi{9,2} = F4(a2) <text:s text:c="11"/>in family phi{9,2} = F4(a2) <text:s text:c="10"/></text:p>
      <text:p text:style-name="P2">chars where some polynomial has strictly negative coeffs:</text:p>
      <text:p text:style-name="P2"><text:s text:c="4"/>phi{4,1} = F4(a1) <text:s text:c="11"/>in family phi{4,1} = F4(a1) <text:s text:c="10"/></text:p>
      <text:p text:style-name="P2"><text:s text:c="4"/>phi{9,2} = F4(a2) <text:s text:c="11"/>in family phi{9,2} = F4(a2) <text:s text:c="10"/></text:p>
      <text:p text:style-name="P2"><text:s text:c="4"/>phi{9,6}' = F4(a3)(31) <text:s text:c="6"/>in family phi{12,4} = F4(a3) <text:s text:c="9"/></text:p>
      <text:p text:style-name="P2"><text:s text:c="4"/>phi{12,4} = F4(a3) <text:s text:c="10"/>in family phi{12,4} = F4(a3) <text:s text:c="9"/></text:p>
      <text:p text:style-name="P2"><text:s text:c="4"/>phi{4,7}' = C3(a1)(11) <text:s text:c="6"/>in family phi{12,4} = F4(a3) <text:s text:c="9"/></text:p>
      <text:p text:style-name="P2"><text:s text:c="4"/>phi{16,5} = C3(a1) <text:s text:c="10"/>in family phi{12,4} = F4(a3) <text:s text:c="9"/></text:p>
      <text:p text:style-name="P2"><text:s text:c="4"/>phi{6,6}' = ~A2+A1 <text:s text:c="10"/>in family phi{12,4} = F4(a3) <text:s text:c="9"/></text:p>
      <text:p text:style-name="P2"><text:s text:c="4"/>phi{9,6}'' = B2 <text:s text:c="13"/>in family phi{12,4} = F4(a3) <text:s text:c="9"/></text:p>
      <text:p text:style-name="P2"><text:s text:c="4"/>phi{4,7}'' = A2+~A1 <text:s text:c="9"/>in family phi{12,4} = F4(a3) <text:s text:c="9"/></text:p>
      <text:p text:style-name="P2"><text:s text:c="4"/>phi{4,13} = ~A1 <text:s text:c="13"/>in family phi{4,13} = ~A1 <text:s text:c="12"/></text:p>
      <text:p text:style-name="P2"/>
      <text:p text:style-name="P2">| 90 elements where some sequence of nonzero coeffs is not unimodal in abs value.</text:p>
      <text:p text:style-name="P2"><text:s text:c="4"/>phi{4,1} = F4(a1) <text:s text:c="11"/>in family phi{4,1} = F4(a1) <text:s text:c="10"/></text:p>
      <text:p text:style-name="P2"><text:s text:c="6"/>#546 [ 3, 2, 1, 3, 2, 4, 3, 2, 1, 3, 2, 4 ]</text:p>
      <text:p text:style-name="P2"><text:s text:c="6"/>#552 [ 2, 1, 3, 2, 4, 3, 2, 1, 3, 2, 4, 3 ]</text:p>
      <text:p text:style-name="P2"><text:s text:c="6"/>#554 [ 3, 2, 4, 3, 2, 1, 3, 2, 4, 3, 2, 1 ]</text:p>
      <text:p text:style-name="P2"><text:s text:c="6"/>#557 [ 2, 1, 3, 2, 1, 3, 4, 3, 2, 1, 3, 4 ]</text:p>
      <text:p text:style-name="P2"><text:s text:c="6"/>#596 [ 1, 3, 2, 1, 3, 4, 3, 2, 1, 3, 2, 4 ]</text:p>
      <text:p text:style-name="P2"><text:s text:c="6"/>#597 [ 1, 2, 1, 3, 4, 3, 2, 1, 3, 2, 4, 3 ]</text:p>
      <text:p text:style-name="P2"><text:s text:c="6"/>#603 [ 1, 3, 2, 4, 3, 2, 1, 3, 2, 4, 3, 2 ]</text:p>
      <text:p text:style-name="P2"><text:s text:c="6"/>#604 [ 1, 2, 1, 3, 2, 1, 3, 4, 3, 2, 3, 4 ]</text:p>
      <text:p text:style-name="P2"><text:s text:c="6"/>#626 [ 3, 2, 1, 3, 2, 3, 4, 3, 2, 1, 3, 2, 4 ]</text:p>
      <text:p text:style-name="P3"><text:s text:c="6"/>…</text:p>
      <text:p text:style-name="P3"/>
      <text:p text:style-name="P2"><text:s text:c="6"/>#880 [ 1, 2, 3, 2, 4, 3, 2, 1, 3, 2, 3, 4, 3, 2, 3 ]</text:p>
      <text:p text:style-name="P2"><text:s text:c="6"/>#900 [ 2, 1, 3, 2, 1, 3, 2, 4, 3, 2, 1, 3, 2, 4, 3, 2 ]</text:p>
      <text:p text:style-name="P2"><text:s text:c="6"/>#902 [ 3, 2, 1, 3, 2, 4, 3, 2, 1, 3, 2, 3, 4, 3, 2, 3 ]</text:p>
      <text:p text:style-name="P2"><text:s text:c="4"/>phi{9,2} = F4(a2) <text:s text:c="11"/>in family phi{9,2} = F4(a2) <text:s text:c="10"/></text:p>
      <text:p text:style-name="P2"><text:s text:c="6"/>#905 [ 2, 3, 2, 1, 3, 2, 3, 4, 3, 2, 1, 3, 2, 4, 3, 2 ]</text:p>
      <text:p text:style-name="P2">| 61 elements where some polynomial has both positive and negative coeffs.</text:p>
      <text:p text:style-name="P2"><text:s text:c="4"/>phi{4,1} = F4(a1) <text:s text:c="11"/>in family phi{4,1} = F4(a1) <text:s text:c="10"/></text:p>
      <text:p text:style-name="P2"><text:s text:c="6"/>#546 [ 3, 2, 1, 3, 2, 4, 3, 2, 1, 3, 2, 4 ]</text:p>
      <text:p text:style-name="P2"><text:s text:c="6"/>#552 [ 2, 1, 3, 2, 4, 3, 2, 1, 3, 2, 4, 3 ]</text:p>
      <text:p text:style-name="P2"><text:s text:c="6"/>#554 [ 3, 2, 4, 3, 2, 1, 3, 2, 4, 3, 2, 1 ]</text:p>
      <text:p text:style-name="P2"><text:s text:c="6"/>#557 [ 2, 1, 3, 2, 1, 3, 4, 3, 2, 1, 3, 4 ]</text:p>
      <text:p text:style-name="P2"><text:s text:c="6"/>#561 [ 2, 3, 4, 3, 2, 1, 3, 2, 4, 3, 2, 1 ]</text:p>
      <text:p text:style-name="P2"><text:s text:c="6"/>#562 [ 2, 3, 2, 1, 3, 2, 4, 3, 2, 1, 3, 4 ]</text:p>
      <text:p text:style-name="P2"><text:s text:c="6"/>#596 [ 1, 3, 2, 1, 3, 4, 3, 2, 1, 3, 2, 4 ]</text:p>
      <text:p text:style-name="P2"><text:s text:c="6"/>#597 [ 1, 2, 1, 3, 4, 3, 2, 1, 3, 2, 4, 3 ]</text:p>
      <text:p text:style-name="P2"><text:s text:c="6"/>#603 [ 1, 3, 2, 4, 3, 2, 1, 3, 2, 4, 3, 2 ]</text:p>
      <text:p text:style-name="P2"><text:s text:c="6"/>#604 [ 1, 2, 1, 3, 2, 1, 3, 4, 3, 2, 3, 4 ]</text:p>
      <text:p text:style-name="P2"><text:s text:c="6"/>#605 [ 1, 2, 3, 2, 1, 3, 2, 4, 3, 2, 3, 4 ]</text:p>
      <text:p text:style-name="P2"><text:s text:c="6"/>#606 [ 1, 2, 3, 4, 3, 2, 1, 3, 2, 4, 3, 2 ]</text:p>
      <text:p text:style-name="P2"><text:s text:c="6"/>#625 [ 4, 3, 2, 1, 3, 2, 3, 4, 3, 2, 1, 3, 2 ]</text:p>
      <text:p text:style-name="P3"><text:s text:c="6"/>…</text:p>
      <text:p text:style-name="P3"/>
      <text:p text:style-name="P2"><text:s text:c="6"/>#798 [ 1, 2, 3, 2, 4, 3, 2, 1, 3, 2, 3, 4, 3, 2 ]</text:p>
      <text:p text:style-name="P2"><text:s text:c="6"/>#803 [ 4, 3, 2, 1, 3, 2, 3, 4, 3, 2, 1, 3, 2, 3, 4 ]</text:p>
      <text:p text:style-name="P2"><text:s text:c="6"/>#872 [ 1, 2, 3, 2, 1, 4, 3, 2, 1, 3, 2, 4, 3, 2, 1 ]</text:p>
      <text:p text:style-name="P2"><text:s text:c="4"/>phi{9,2} = F4(a2) <text:s text:c="11"/>in family phi{9,2} = F4(a2) <text:s text:c="10"/></text:p>
      <text:p text:style-name="P2"><text:s text:c="6"/>#719 [ 3, 2, 1, 3, 2, 3, 4, 3, 2, 1, 3, 2, 4, 3 ]</text:p>
      <text:p text:style-name="P2"><text:s text:c="6"/>#746 [ 2, 1, 3, 2, 1, 4, 3, 2, 1, 3, 2, 4, 3, 2 ]</text:p>
      <text:p text:style-name="P2"><text:s text:c="6"/>#804 [ 3, 2, 1, 3, 2, 3, 4, 3, 2, 1, 3, 2, 3, 4, 3 ]</text:p>
      <text:p text:style-name="P2"><text:s text:c="6"/>#805 [ 3, 4, 3, 2, 1, 3, 2, 3, 4, 3, 2, 1, 3, 2, 3 ]</text:p>
      <text:p text:style-name="P2"><text:s text:c="6"/>#831 [ 2, 1, 3, 2, 1, 4, 3, 2, 1, 3, 2, 4, 3, 2, 1 ]</text:p>
      <text:p text:style-name="P2"><text:s text:c="6"/>#871 [ 1, 2, 1, 3, 2, 1, 4, 3, 2, 1, 3, 2, 4, 3, 2 ]</text:p>
      <text:p text:style-name="P2"><text:s text:c="6"/>#883 [ 3, 4, 3, 2, 1, 3, 2, 3, 4, 3, 2, 1, 3, 2, 3, 4 ]</text:p>
      <text:p text:style-name="P2"><text:s text:c="6"/>#944 [ 1, 2, 1, 3, 2, 1, 4, 3, 2, 1, 3, 2, 4, 3, 2, 1 ]</text:p>
      <text:p text:style-name="P2"><text:s text:c="4"/>phi{12,4} = F4(a3) <text:s text:c="10"/>in family phi{12,4} = F4(a3) <text:s text:c="9"/></text:p>
      <text:p text:style-name="P2"><text:s text:c="6"/>#373 [ 4, 3, 2, 1, 3, 2, 4, 3, 2, 1 ]</text:p>
      <text:p text:style-name="P2"><text:s text:c="6"/>#427 [ 1, 2, 3, 2, 1, 4, 3, 2, 3, 4 ]</text:p>
      <text:p text:style-name="P2">| 843 elements where some polynomial has strictly negative coeffs.</text:p>
      <text:p text:style-name="P2"><text:s text:c="4"/>phi{4,1} = F4(a1) <text:s text:c="11"/>in family phi{4,1} = F4(a1) <text:s text:c="10"/></text:p>
      <text:p text:style-name="P2"><text:s text:c="6"/>#31 [ 4, 3, 2, 1 ]</text:p>
      <text:p text:style-name="P2"><text:s text:c="6"/>#32 [ 3, 2, 1, 4 ]</text:p>
      <text:p text:style-name="P2"><text:s text:c="6"/>#35 [ 2, 1, 4, 3 ]</text:p>
      <text:p text:style-name="P2"><text:s text:c="6"/>#42 [ 2, 1, 3, 4 ]</text:p>
      <text:p text:style-name="P2"><text:s text:c="6"/>#49 [ 1, 4, 3, 2 ]</text:p>
      <text:p text:style-name="P2"><text:s text:c="6"/>#50 [ 1, 3, 2, 4 ]</text:p>
      <text:p text:style-name="P2"><text:s text:c="6"/>#52 [ 1, 2, 4, 3 ]</text:p>
      <text:p text:style-name="P2"><text:s text:c="6"/>#55 [ 1, 2, 3, 4 ]</text:p>
      <text:p text:style-name="P2"><text:s text:c="6"/>#56 [ 3, 4, 3, 2, 1 ]</text:p>
      <text:p text:style-name="P5"><text:s text:c="6"/>…</text:p>
      <text:p text:style-name="P5"/>
      <text:p text:style-name="P2"><text:s text:c="6"/>#771 [ 1, 2, 3, 2, 1, 3, 2, 3, 4, 3, 2, 1, 3, 2 ]</text:p>
      <text:p text:style-name="P2"><text:s text:c="6"/>#806 [ 2, 1, 3, 2, 1, 3, 2, 3, 4, 3, 2, 1, 3, 2, 3 ]</text:p>
      <text:p text:style-name="P2"><text:s text:c="6"/>#839 [ 2, 3, 2, 1, 3, 4, 3, 2, 1, 3, 2, 3, 4, 3, 2 ]</text:p>
      <text:p text:style-name="P2"><text:s text:c="6"/>#840 [ 2, 3, 2, 1, 4, 3, 2, 1, 3, 2, 3, 4, 3, 2, 3 ]</text:p>
      <text:p text:style-name="P2"><text:s text:c="6"/>#848 [ 1, 2, 3, 2, 1, 3, 2, 3, 4, 3, 2, 1, 3, 2, 3 ]</text:p>
      <text:p text:style-name="P2"><text:s text:c="4"/>phi{9,2} = F4(a2) <text:s text:c="11"/>in family phi{9,2} = F4(a2) <text:s text:c="10"/></text:p>
      <text:p text:style-name="P2"><text:s text:c="6"/>#93 [ 2, 1, 4, 3, 2, 3 ]</text:p>
      <text:p text:style-name="P2"><text:s text:c="6"/>#94 [ 2, 1, 3, 2, 3, 4 ]</text:p>
      <text:p text:style-name="P2"><text:s text:c="6"/>#96 [ 4, 3, 2, 1, 3, 2 ]</text:p>
      <text:p text:style-name="P2"><text:s text:c="6"/>#98 [ 3, 2, 1, 4, 3, 2 ]</text:p>
      <text:p text:style-name="P2"><text:s text:c="6"/>#102 [ 3, 2, 4, 3, 2, 1 ]</text:p>
      <text:p text:style-name="P3"><text:s text:c="6"/>…</text:p>
      <text:p text:style-name="P3"/>
      <text:p text:style-name="P3"><text:s text:c="6"/>…</text:p>
      <text:p text:style-name="P3"/>
      <text:p text:style-name="P2"><text:s text:c="4"/>phi{4,13} = ~A1 <text:s text:c="13"/>in family phi{4,13} = ~A1 <text:s text:c="12"/></text:p>
      <text:p text:style-name="P2"><text:s text:c="6"/>#21 [ 3, 2, 3 ]</text:p>
      <text:p text:style-name="P2"><text:s text:c="6"/>#37 [ 4, 3, 2, 3 ]</text:p>
      <text:p text:style-name="P2"><text:s text:c="6"/>#43 [ 3, 2, 3, 4 ]</text:p>
      <text:p text:style-name="P2"><text:s text:c="6"/>#71 [ 4, 3, 2, 3, 4 ]</text:p>
      <text:p text:style-name="P2"/>
      <text:h text:style-name="P40" text:outline-level="1">B5</text:h>
      <text:p text:style-name="P25"/>
      <table:table table:name="Table9" table:style-name="Table9">
        <table:table-column table:style-name="Table9.A" table:number-columns-repeated="2"/>
        <table:table-column table:style-name="Table9.C"/>
        <table:table-row>
          <table:table-cell table:style-name="Table9.A1" office:value-type="string">
            <text:p text:style-name="P32">5.</text:p>
          </table:table-cell>
          <table:table-cell table:style-name="Table9.A1" office:value-type="string">
            <text:p text:style-name="P25">(11)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32">41.</text:p>
          </table:table-cell>
          <table:table-cell table:style-name="Table9.A1" office:value-type="string">
            <text:p text:style-name="P25">911(11)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32">4.1</text:p>
          </table:table-cell>
          <table:table-cell table:style-name="Table9.A1" office:value-type="string">
            <text:p text:style-name="P25">911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25">.<text:span text:style-name="T4">5</text:span></text:p>
          </table:table-cell>
          <table:table-cell table:style-name="Table9.A1" office:value-type="string">
            <text:p text:style-name="P25">731(11,11)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32">32.</text:p>
          </table:table-cell>
          <table:table-cell table:style-name="Table9.A1" office:value-type="string">
            <text:p text:style-name="P25">731(2,11)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53">3.2</text:p>
          </table:table-cell>
          <table:table-cell table:style-name="Table9.A1" office:value-type="string">
            <text:p text:style-name="P47">731</text:p>
          </table:table-cell>
          <table:table-cell table:style-name="Table9.A1" office:value-type="string">
            <text:p text:style-name="P50">⇅,±</text:p>
          </table:table-cell>
        </table:table-row>
        <table:table-row>
          <table:table-cell table:style-name="Table9.A1" office:value-type="string">
            <text:p text:style-name="P32">1.4</text:p>
          </table:table-cell>
          <table:table-cell table:style-name="Table9.A1" office:value-type="string">
            <text:p text:style-name="P25">551(11)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32">2.3</text:p>
          </table:table-cell>
          <table:table-cell table:style-name="Table9.A1" office:value-type="string">
            <text:p text:style-name="P25">551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32">31.1</text:p>
          </table:table-cell>
          <table:table-cell table:style-name="Table9.A1" office:value-type="string">
            <text:p text:style-name="P25">722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32">311.</text:p>
          </table:table-cell>
          <table:table-cell table:style-name="Table9.A1" office:value-type="string">
            <text:p text:style-name="P25">71111(11)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32">3.11</text:p>
          </table:table-cell>
          <table:table-cell table:style-name="Table9.A1" office:value-type="string">
            <text:p text:style-name="P25">71111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32">22.1</text:p>
          </table:table-cell>
          <table:table-cell table:style-name="Table9.A1" office:value-type="string">
            <text:p text:style-name="P25">533(11)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17">21.2</text:p>
          </table:table-cell>
          <table:table-cell table:style-name="Table9.A1" office:value-type="string">
            <text:p text:style-name="P12">533</text:p>
          </table:table-cell>
          <table:table-cell table:style-name="Table9.A1" office:value-type="string">
            <text:p text:style-name="P12"/>
          </table:table-cell>
        </table:table-row>
        <table:table-row>
          <table:table-cell table:style-name="Table9.A1" office:value-type="string">
            <text:p text:style-name="P32">221.</text:p>
          </table:table-cell>
          <table:table-cell table:style-name="Table9.A1" office:value-type="string">
            <text:p text:style-name="P25">53111(11,11)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25">.<text:span text:style-name="T4">41</text:span></text:p>
          </table:table-cell>
          <table:table-cell table:style-name="Table9.A1" office:value-type="string">
            <text:p text:style-name="P25">53111(11,2)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17">2.21</text:p>
          </table:table-cell>
          <table:table-cell table:style-name="Table9.A1" office:value-type="string">
            <text:p text:style-name="P12">53111</text:p>
          </table:table-cell>
          <table:table-cell table:style-name="Table9.A1" office:value-type="string">
            <text:p text:style-name="P12"/>
          </table:table-cell>
        </table:table-row>
        <table:table-row>
          <table:table-cell table:style-name="Table9.A1" office:value-type="string">
            <text:p text:style-name="P32">11.3</text:p>
          </table:table-cell>
          <table:table-cell table:style-name="Table9.A1" office:value-type="string">
            <text:p text:style-name="P25">443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32">1.31</text:p>
          </table:table-cell>
          <table:table-cell table:style-name="Table9.A1" office:value-type="string">
            <text:p text:style-name="P25">44111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32">211.1</text:p>
          </table:table-cell>
          <table:table-cell table:style-name="Table9.A1" office:value-type="string">
            <text:p text:style-name="P25">52211(11)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32">21.11</text:p>
          </table:table-cell>
          <table:table-cell table:style-name="Table9.A1" office:value-type="string">
            <text:p text:style-name="P25">52211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32">111.2</text:p>
          </table:table-cell>
          <table:table-cell table:style-name="Table9.A1" office:value-type="string">
            <text:p text:style-name="P25">33311(11)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17">11.21</text:p>
          </table:table-cell>
          <table:table-cell table:style-name="Table9.A1" office:value-type="string">
            <text:p text:style-name="P12">33311</text:p>
          </table:table-cell>
          <table:table-cell table:style-name="Table9.A1" office:value-type="string">
            <text:p text:style-name="P12"/>
          </table:table-cell>
        </table:table-row>
        <table:table-row>
          <table:table-cell table:style-name="Table9.A1" office:value-type="string">
            <text:p text:style-name="P25">.<text:span text:style-name="T4">32</text:span></text:p>
          </table:table-cell>
          <table:table-cell table:style-name="Table9.A1" office:value-type="string">
            <text:p text:style-name="P25">33221(11)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32">1.22</text:p>
          </table:table-cell>
          <table:table-cell table:style-name="Table9.A1" office:value-type="string">
            <text:p text:style-name="P25">33221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32">2111.</text:p>
          </table:table-cell>
          <table:table-cell table:style-name="Table9.A1" office:value-type="string">
            <text:p text:style-name="P25">5111111(11)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32">2.111</text:p>
          </table:table-cell>
          <table:table-cell table:style-name="Table9.A1" office:value-type="string">
            <text:p text:style-name="P25">5111111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32">.311</text:p>
          </table:table-cell>
          <table:table-cell table:style-name="Table9.A1" office:value-type="string">
            <text:p text:style-name="P25">3311111(11)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32">1.211</text:p>
          </table:table-cell>
          <table:table-cell table:style-name="Table9.A1" office:value-type="string">
            <text:p text:style-name="P25">3311111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32">111.11</text:p>
          </table:table-cell>
          <table:table-cell table:style-name="Table9.A1" office:value-type="string">
            <text:p text:style-name="P25">32222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32">1111.1</text:p>
          </table:table-cell>
          <table:table-cell table:style-name="Table9.A1" office:value-type="string">
            <text:p text:style-name="P25">3221111(11)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17">11.111</text:p>
          </table:table-cell>
          <table:table-cell table:style-name="Table9.A1" office:value-type="string">
            <text:p text:style-name="P12">3221111</text:p>
          </table:table-cell>
          <table:table-cell table:style-name="Table9.A1" office:value-type="string">
            <text:p text:style-name="P12"/>
          </table:table-cell>
        </table:table-row>
        <table:table-row>
          <table:table-cell table:style-name="Table9.A1" office:value-type="string">
            <text:p text:style-name="P25">.<text:span text:style-name="T4">221</text:span></text:p>
          </table:table-cell>
          <table:table-cell table:style-name="Table9.A1" office:value-type="string">
            <text:p text:style-name="P25">2222111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32">11111.</text:p>
          </table:table-cell>
          <table:table-cell table:style-name="Table9.A1" office:value-type="string">
            <text:p text:style-name="P25">311111111(11)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17">1.1111</text:p>
          </table:table-cell>
          <table:table-cell table:style-name="Table9.A1" office:value-type="string">
            <text:p text:style-name="P12">311111111</text:p>
          </table:table-cell>
          <table:table-cell table:style-name="Table9.A1" office:value-type="string">
            <text:p text:style-name="P12"/>
          </table:table-cell>
        </table:table-row>
        <table:table-row>
          <table:table-cell table:style-name="Table9.A1" office:value-type="string">
            <text:p text:style-name="P25">.<text:span text:style-name="T4">2111</text:span></text:p>
          </table:table-cell>
          <table:table-cell table:style-name="Table9.A1" office:value-type="string">
            <text:p text:style-name="P25">221111111</text:p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25">.<text:span text:style-name="T4">11111</text:span></text:p>
          </table:table-cell>
          <table:table-cell table:style-name="Table9.A1" office:value-type="string">
            <text:p text:style-name="P25">11111111111</text:p>
          </table:table-cell>
          <table:table-cell table:style-name="Table9.A1" office:value-type="string">
            <text:p text:style-name="P25"/>
          </table:table-cell>
        </table:table-row>
      </table:table>
      <text:p text:style-name="P1">total num of chars: 36</text:p>
      <text:p text:style-name="P2">total num of families: 16</text:p>
      <text:p text:style-name="P2"/>
      <text:p text:style-name="P2">chars where some sequence of nonzero coeffs is not unimodal in abs value:</text:p>
      <text:p text:style-name="P2"><text:s text:c="4"/>3.2 = 731 <text:s text:c="19"/>in family 3.2 = 731 <text:s text:c="18"/></text:p>
      <text:p text:style-name="P2">chars where some polynomial has both positive and negative coeffs:</text:p>
      <text:p text:style-name="P2"><text:s text:c="4"/>3.2 = 731 <text:s text:c="19"/>in family 3.2 = 731 <text:s text:c="18"/></text:p>
      <text:p text:style-name="P2">chars where some polynomial has strictly negative coeffs:</text:p>
      <text:p text:style-name="P2"><text:s text:c="4"/>1.1111 = 311111111 <text:s text:c="10"/>in family 1.1111 = 311111111 <text:s text:c="9"/></text:p>
      <text:p text:style-name="P2"><text:s text:c="4"/>3.2 = 731 <text:s text:c="19"/>in family 3.2 = 731 <text:s text:c="18"/></text:p>
      <text:p text:style-name="P2"><text:s text:c="4"/>21.2 = 533 <text:s text:c="18"/>in family 21.2 = 533 <text:s text:c="17"/></text:p>
      <text:p text:style-name="P2"><text:s text:c="4"/>2.21 = 53111 <text:s text:c="16"/>in family 2.21 = 53111 <text:s text:c="15"/></text:p>
      <text:p text:style-name="P2"><text:s text:c="4"/>11.21 = 33311 <text:s text:c="15"/>in family 11.21 = 33311 <text:s text:c="14"/></text:p>
      <text:p text:style-name="P2"><text:s text:c="4"/>11.111 = 3221111 <text:s text:c="12"/>in family 11.111 = 3221111 <text:s text:c="11"/></text:p>
      <text:p text:style-name="P2"/>
      <text:p text:style-name="P2">| 173 elements where some sequence of nonzero coeffs is not unimodal in abs value.</text:p>
      <text:p text:style-name="P2"><text:s text:c="4"/>3.2 = 731 <text:s text:c="19"/>in family 3.2 = 731 <text:s text:c="18"/></text:p>
      <text:p text:style-name="P2"><text:s text:c="6"/>#1927 [ 4, 3, 2, 1, 2, 5, 4, 3, 2, 1, 2, 3, 4 ]</text:p>
      <text:p text:style-name="P2"><text:s text:c="6"/>#1928 [ 3, 2, 1, 2, 5, 4, 3, 2, 1, 2, 3, 4, 5 ]</text:p>
      <text:p text:style-name="P2"><text:s text:c="6"/>#1929 [ 3, 2, 1, 2, 4, 3, 2, 1, 2, 3, 4, 5, 4 ]</text:p>
      <text:p text:style-name="P2"><text:s text:c="6"/>#1938 [ 2, 1, 2, 3, 5, 4, 3, 2, 1, 2, 3, 4, 5 ]</text:p>
      <text:p text:style-name="P2"><text:s text:c="6"/>#1940 [ 2, 1, 2, 4, 3, 5, 4, 3, 2, 1, 2, 3, 4 ]</text:p>
      <text:p text:style-name="P2"><text:s text:c="6"/>#1944 [ 2, 1, 2, 3, 4, 3, 2, 1, 2, 3, 4, 5, 4 ]</text:p>
      <text:p text:style-name="P2"><text:s text:c="6"/>#1968 [ 2, 1, 2, 4, 3, 2, 5, 4, 3, 2, 1, 2, 3 ]</text:p>
      <text:p text:style-name="P2"><text:s text:c="6"/>#2024 [ 2, 3, 2, 1, 2, 3, 4, 3, 5, 4, 3, 2, 1 ]</text:p>
      <text:p text:style-name="P2"><text:s text:c="6"/>#2027 [ 2, 3, 2, 1, 2, 3, 4, 3, 2, 1, 2, 5, 4 ]</text:p>
      <text:p text:style-name="P2"><text:s text:c="6"/>#2059 [ 2, 3, 4, 3, 2, 1, 5, 4, 3, 2, 1, 2, 3 ]</text:p>
      <text:p text:style-name="P2"><text:s text:c="6"/>#2099 [ 1, 3, 4, 3, 2, 1, 2, 5, 4, 3, 2, 1, 2 ]</text:p>
      <text:p text:style-name="P2"><text:s text:c="6"/>#2114 [ 1, 2, 1, 2, 3, 2, 1, 2, 4, 3, 5, 4, 3 ]</text:p>
      <text:p text:style-name="P2"><text:s text:c="6"/>#2123 [ 1, 4, 3, 2, 1, 5, 4, 3, 2, 1, 2, 3, 4 ]</text:p>
      <text:p text:style-name="P2"><text:s text:c="6"/>#2124 [ 1, 3, 2, 1, 5, 4, 3, 2, 1, 2, 3, 4, 5 ]</text:p>
      <text:p text:style-name="P2"><text:s text:c="6"/>#2127 [ 1, 3, 2, 1, 4, 3, 2, 1, 2, 3, 4, 5, 4 ]</text:p>
      <text:p text:style-name="P2"><text:s text:c="6"/>#2152 [ 1, 2, 1, 3, 5, 4, 3, 2, 1, 2, 3, 4, 5 ]</text:p>
      <text:p text:style-name="P2"><text:s text:c="6"/>#2154 [ 1, 2, 1, 4, 3, 5, 4, 3, 2, 1, 2, 3, 4 ]</text:p>
      <text:p text:style-name="P2"><text:s text:c="6"/>#2188 [ 1, 2, 1, 3, 4, 3, 2, 1, 2, 3, 4, 5, 4 ]</text:p>
      <text:p text:style-name="P2"><text:s text:c="6"/>#2196 [ 1, 2, 4, 3, 2, 1, 5, 4, 3, 2, 1, 2, 3 ]</text:p>
      <text:p text:style-name="P2"><text:s text:c="6"/>#2198 [ 1, 2, 3, 2, 1, 2, 3, 4, 3, 2, 1, 5, 4 ]</text:p>
      <text:p text:style-name="P2"><text:s text:c="6"/>#2199 [ 1, 2, 3, 2, 1, 2, 3, 4, 3, 5, 4, 3, 2 ]</text:p>
      <text:p text:style-name="P2"><text:s text:c="6"/>#2243 [ 1, 2, 3, 4, 3, 2, 5, 4, 3, 2, 1, 2, 3 ]</text:p>
      <text:p text:style-name="P2"><text:s text:c="6"/>#2266 [ 4, 3, 2, 1, 2, 5, 4, 3, 2, 1, 2, 3, 4, 5 ]</text:p>
      <text:p text:style-name="P6"><text:s text:c="6"/>…</text:p>
      <text:p text:style-name="P6"/>
      <text:p text:style-name="P2"><text:s text:c="6"/>#3338 [ 1, 2, 1, 3, 2, 4, 3, 2, 1, 2, 3, 5, 4, 3, 2, 1, 2 ]</text:p>
      <text:p text:style-name="P2"><text:s text:c="6"/>#3357 [ 3, 2, 1, 2, 3, 4, 3, 2, 1, 2, 3, 5, 4, 3, 2, 1, 2, 3 ]</text:p>
      <text:p text:style-name="P2"><text:s text:c="6"/>#3371 [ 2, 1, 2, 3, 2, 1, 2, 4, 3, 2, 1, 2, 5, 4, 3, 2, 1, 2 ]</text:p>
      <text:p text:style-name="P2"><text:s text:c="6"/>#3384 [ 2, 1, 2, 3, 2, 1, 2, 4, 3, 2, 1, 2, 3, 5, 4, 3, 2, 1 ]</text:p>
      <text:p text:style-name="P2"><text:s text:c="6"/>#3520 [ 1, 2, 3, 2, 1, 2, 4, 3, 2, 1, 2, 3, 5, 4, 3, 2, 1, 2 ]</text:p>
      <text:p text:style-name="P2"><text:s text:c="6"/>#3537 [ 2, 1, 2, 3, 2, 1, 2, 4, 3, 2, 1, 2, 3, 5, 4, 3, 2, 1, 2 ]</text:p>
      <text:p text:style-name="P2">| 58 elements where some polynomial has both positive and negative coeffs.</text:p>
      <text:p text:style-name="P2"><text:s text:c="4"/>3.2 = 731 <text:s text:c="19"/>in family 3.2 = 731 <text:s text:c="18"/></text:p>
      <text:p text:style-name="P2"><text:s text:c="6"/>#2348 [ 3, 2, 1, 4, 3, 2, 1, 2, 5, 4, 3, 2, 1, 2 ]</text:p>
      <text:p text:style-name="P2"><text:s text:c="6"/>#2506 [ 1, 2, 1, 2, 3, 2, 1, 2, 4, 3, 2, 5, 4, 3 ]</text:p>
      <text:p text:style-name="P2"><text:s text:c="6"/>#2631 [ 2, 1, 2, 4, 3, 2, 1, 2, 3, 4, 5, 4, 3, 2, 1 ]</text:p>
      <text:p text:style-name="P6"><text:s text:c="6"/>…</text:p>
      <text:p text:style-name="P6"/>
      <text:p text:style-name="P2"><text:s text:c="6"/>#3136 [ 1, 2, 3, 2, 1, 4, 3, 2, 5, 4, 3, 2, 1, 2, 3, 4 ]</text:p>
      <text:p text:style-name="P2"><text:s text:c="6"/>#3165 [ 3, 2, 1, 2, 3, 4, 3, 2, 1, 5, 4, 3, 2, 1, 2, 3, 4 ]</text:p>
      <text:p text:style-name="P2"><text:s text:c="6"/>#3171 [ 2, 1, 4, 3, 2, 1, 2, 3, 4, 5, 4, 3, 2, 1, 2, 3, 4 ]</text:p>
      <text:p text:style-name="P2"><text:s text:c="6"/>#3187 [ 2, 1, 3, 2, 1, 2, 3, 4, 3, 2, 1, 2, 3, 5, 4, 3, 2 ]</text:p>
      <text:p text:style-name="P2"><text:s text:c="6"/>#3195 [ 2, 1, 2, 3, 2, 1, 4, 3, 2, 5, 4, 3, 2, 1, 2, 3, 4 ]</text:p>
      <text:p text:style-name="P2"><text:s text:c="6"/>#3196 [ 2, 1, 2, 3, 2, 1, 4, 3, 2, 1, 2, 3, 5, 4, 3, 2, 1 ]</text:p>
      <text:p text:style-name="P2"><text:s text:c="6"/>#3208 [ 2, 1, 3, 4, 3, 2, 1, 2, 3, 4, 5, 4, 3, 2, 1, 2, 3 ]</text:p>
      <text:p text:style-name="P2"><text:s text:c="6"/>#3213 [ 2, 1, 3, 2, 1, 2, 3, 4, 3, 2, 5, 4, 3, 2, 1, 2, 3 ]</text:p>
      <text:p text:style-name="P2"><text:s text:c="6"/>#3216 [ 2, 1, 3, 2, 4, 3, 2, 1, 2, 3, 4, 5, 4, 3, 2, 1, 2 ]</text:p>
      <text:p text:style-name="P2"><text:s text:c="6"/>#3219 [ 2, 1, 2, 3, 2, 1, 4, 3, 2, 1, 5, 4, 3, 2, 1, 2, 3 ]</text:p>
      <text:p text:style-name="P2"><text:s text:c="6"/>#3230 [ 2, 1, 3, 2, 4, 3, 2, 1, 2, 3, 5, 4, 3, 2, 1, 2, 3 ]</text:p>
      <text:p text:style-name="P2"><text:s text:c="6"/>#3239 [ 1, 3, 4, 3, 2, 1, 2, 3, 4, 5, 4, 3, 2, 1, 2, 3, 4 ]</text:p>
      <text:p text:style-name="P2"><text:s text:c="6"/>#3266 [ 1, 2, 4, 3, 2, 1, 2, 3, 4, 5, 4, 3, 2, 1, 2, 3, 4 ]</text:p>
      <text:p text:style-name="P2"><text:s text:c="6"/>#3271 [ 1, 3, 2, 1, 2, 3, 4, 3, 2, 5, 4, 3, 2, 1, 2, 3, 4 ]</text:p>
      <text:p text:style-name="P2"><text:s text:c="6"/>#3292 [ 1, 3, 2, 1, 4, 3, 2, 1, 5, 4, 3, 2, 1, 2, 3, 4, 5 ]</text:p>
      <text:p text:style-name="P2"><text:s text:c="6"/>#3306 [ 1, 2, 1, 3, 2, 1, 4, 3, 5, 4, 3, 2, 1, 2, 3, 4, 5 ]</text:p>
      <text:p text:style-name="P2"><text:s text:c="6"/>#3310 [ 1, 2, 1, 3, 2, 1, 2, 3, 4, 3, 2, 5, 4, 3, 2, 1, 2 ]</text:p>
      <text:p text:style-name="P2"><text:s text:c="6"/>#3311 [ 1, 2, 1, 3, 4, 3, 2, 1, 5, 4, 3, 2, 1, 2, 3, 4, 5 ]</text:p>
      <text:p text:style-name="P2"><text:s text:c="6"/>#3317 [ 1, 2, 3, 4, 3, 2, 1, 2, 3, 4, 5, 4, 3, 2, 1, 2, 3 ]</text:p>
      <text:p text:style-name="P2"><text:s text:c="6"/>#3338 [ 1, 2, 1, 3, 2, 4, 3, 2, 1, 2, 3, 5, 4, 3, 2, 1, 2 ]</text:p>
      <text:p text:style-name="P2"><text:s text:c="6"/>#3537 [ 2, 1, 2, 3, 2, 1, 2, 4, 3, 2, 1, 2, 3, 5, 4, 3, 2, 1, 2 ]</text:p>
      <text:p text:style-name="P2">| 1742 elements where some polynomial has strictly negative coeffs.</text:p>
      <text:p text:style-name="P2"><text:s text:c="4"/>3.2 = 731 <text:s text:c="19"/>in family 3.2 = 731 <text:s text:c="18"/></text:p>
      <text:p text:style-name="P2"><text:s text:c="6"/>#369 [ 2, 1, 5, 4, 3, 2, 1 ]</text:p>
      <text:p text:style-name="P2"><text:s text:c="6"/>#371 [ 2, 1, 4, 3, 2, 1, 5 ]</text:p>
      <text:p text:style-name="P2"><text:s text:c="6"/>#389 [ 2, 1, 3, 2, 1, 5, 4 ]</text:p>
      <text:p text:style-name="P2"><text:s text:c="6"/>#408 [ 2, 1, 3, 2, 1, 4, 5 ]</text:p>
      <text:p text:style-name="P2"><text:s text:c="6"/>#415 [ 1, 5, 4, 3, 2, 1, 2 ]</text:p>
      <text:p text:style-name="P2"><text:s text:c="6"/>#416 [ 1, 4, 3, 2, 1, 2, 5 ]</text:p>
      <text:p text:style-name="P2"><text:s text:c="6"/>#418 [ 1, 3, 2, 1, 2, 5, 4 ]</text:p>
      <text:p text:style-name="P2"><text:s text:c="6"/>#421 [ 1, 3, 2, 1, 2, 4, 5 ]</text:p>
      <text:p text:style-name="P2"><text:s text:c="6"/>#423 [ 1, 2, 1, 2, 5, 4, 3 ]</text:p>
      <text:p text:style-name="P2"><text:s text:c="6"/>#424 [ 1, 2, 1, 2, 4, 3, 5 ]</text:p>
      <text:p text:style-name="P2"><text:s text:c="6"/>#425 [ 1, 2, 1, 2, 3, 5, 4 ]</text:p>
      <text:p text:style-name="P2"><text:s text:c="6"/>#427 [ 1, 2, 1, 2, 3, 4, 5 ]</text:p>
      <text:p text:style-name="P2"><text:s text:c="6"/>#442 [ 1, 2, 1, 5, 4, 3, 2 ]</text:p>
      <text:p text:style-name="P2"><text:s text:c="6"/>#444 [ 1, 2, 1, 4, 3, 2, 5 ]</text:p>
      <text:p text:style-name="P2"><text:s text:c="6"/>#462 [ 1, 2, 1, 3, 2, 5, 4 ]</text:p>
      <text:p text:style-name="P2"><text:s text:c="6"/>#476 [ 1, 2, 1, 3, 2, 4, 5 ]</text:p>
      <text:p text:style-name="P2"><text:s text:c="6"/>#522 [ 2, 1, 2, 5, 4, 3, 2, 1 ]</text:p>
      <text:p text:style-name="P6"><text:s text:c="6"/>…</text:p>
      <text:p text:style-name="P6"/>
      <text:p text:style-name="P6"><text:s text:c="6"/>…</text:p>
      <text:p text:style-name="P6"/>
      <text:p text:style-name="P2"><text:s text:c="4"/>11.111 = 3221111 <text:s text:c="12"/>in family 11.111 = 3221111 <text:s text:c="11"/></text:p>
      <text:p text:style-name="P2"><text:s text:c="6"/>#92 [ 1, 2, 1, 5 ]</text:p>
      <text:p text:style-name="P2"><text:s text:c="6"/>#93 [ 1, 2, 1, 4 ]</text:p>
      <text:p text:style-name="P2"><text:s text:c="6"/>#166 [ 1, 2, 1, 5, 4 ]</text:p>
      <text:p text:style-name="P2"><text:s text:c="6"/>#167 [ 1, 2, 1, 4, 5 ]</text:p>
      <text:p text:style-name="P2"><text:s text:c="6"/>#170 [ 1, 4, 3, 2, 1 ]</text:p>
      <text:p text:style-name="P2"><text:s text:c="6"/>#175 [ 1, 3, 2, 1, 4 ]</text:p>
      <text:p text:style-name="P2"><text:s text:c="6"/>#179 [ 1, 2, 1, 4, 3 ]</text:p>
      <text:p text:style-name="P2"><text:s text:c="6"/>#186 [ 1, 2, 1, 3, 4 ]</text:p>
      <text:p text:style-name="P2"><text:s text:c="6"/>#301 [ 1, 3, 2, 1, 4, 3 ]</text:p>
      <text:p text:style-name="P2"><text:s text:c="6"/>#393 [ 2, 1, 3, 2, 1, 4, 3 ]</text:p>
      <text:p text:style-name="P2"><text:s text:c="6"/>#456 [ 1, 3, 2, 1, 4, 3, 2 ]</text:p>
      <text:p text:style-name="P2"><text:s text:c="6"/>#575 [ 2, 1, 3, 2, 1, 4, 3, 2 ]</text:p>
      <text:p text:style-name="P2"><text:s text:c="6"/>#801 [ 2, 1, 3, 2, 1, 4, 3, 2, 1 ]</text:p>
      <text:p text:style-name="P2"><text:s text:c="6"/>#907 [ 1, 2, 1, 3, 2, 1, 4, 3, 2 ]</text:p>
      <text:p text:style-name="P2"><text:s text:c="6"/>#1193 [ 1, 2, 1, 3, 2, 1, 4, 3, 2, 1 ]</text:p>
      <text:p text:style-name="P2"><text:s text:c="4"/>1.1111 = 311111111 <text:s text:c="10"/>in family 1.1111 = 311111111 <text:s text:c="9"/></text:p>
      <text:p text:style-name="P2"><text:s text:c="6"/>#46 [ 1, 2, 1 ]</text:p>
      <text:p text:style-name="P2"/>
      <text:h text:style-name="P42" text:outline-level="1" text:is-list-header="true">C5</text:h>
      <text:p text:style-name="P25"/>
      <table:table table:name="Table10" table:style-name="Table10">
        <table:table-column table:style-name="Table10.A" table:number-columns-repeated="2"/>
        <table:table-column table:style-name="Table10.C"/>
        <table:table-row>
          <table:table-cell table:style-name="Table10.A1" office:value-type="string">
            <text:p text:style-name="P33">5.</text:p>
          </table:table-cell>
          <table:table-cell table:style-name="Table10.A1" office:value-type="string">
            <text:p text:style-name="P25">(10)</text:p>
          </table:table-cell>
          <table:table-cell table:style-name="Table10.A1" office:value-type="string">
            <text:p text:style-name="P25"/>
          </table:table-cell>
        </table:table-row>
        <table:table-row>
          <table:table-cell table:style-name="Table10.A1" office:value-type="string">
            <text:p text:style-name="P25">.<text:span text:style-name="T5">5</text:span></text:p>
          </table:table-cell>
          <table:table-cell table:style-name="Table10.A1" office:value-type="string">
            <text:p text:style-name="P25">82(11)</text:p>
          </table:table-cell>
          <table:table-cell table:style-name="Table10.A1" office:value-type="string">
            <text:p text:style-name="P25"/>
          </table:table-cell>
        </table:table-row>
        <table:table-row>
          <table:table-cell table:style-name="Table10.A1" office:value-type="string">
            <text:p text:style-name="P54">4.1</text:p>
          </table:table-cell>
          <table:table-cell table:style-name="Table10.A1" office:value-type="string">
            <text:p text:style-name="P47">82</text:p>
          </table:table-cell>
          <table:table-cell table:style-name="Table10.A1" office:value-type="string">
            <text:p text:style-name="P50">⇅,±</text:p>
          </table:table-cell>
        </table:table-row>
        <table:table-row>
          <table:table-cell table:style-name="Table10.A1" office:value-type="string">
            <text:p text:style-name="P33">1.4</text:p>
          </table:table-cell>
          <table:table-cell table:style-name="Table10.A1" office:value-type="string">
            <text:p text:style-name="P25">64(11)</text:p>
          </table:table-cell>
          <table:table-cell table:style-name="Table10.A1" office:value-type="string">
            <text:p text:style-name="P25"/>
          </table:table-cell>
        </table:table-row>
        <table:table-row>
          <table:table-cell table:style-name="Table10.A1" office:value-type="string">
            <text:p text:style-name="P54">3.2</text:p>
          </table:table-cell>
          <table:table-cell table:style-name="Table10.A1" office:value-type="string">
            <text:p text:style-name="P47">64</text:p>
          </table:table-cell>
          <table:table-cell table:style-name="Table10.A1" office:value-type="string">
            <text:p text:style-name="P50">⇅,±</text:p>
          </table:table-cell>
        </table:table-row>
        <table:table-row>
          <table:table-cell table:style-name="Table10.A1" office:value-type="string">
            <text:p text:style-name="P33">41.</text:p>
          </table:table-cell>
          <table:table-cell table:style-name="Table10.A1" office:value-type="string">
            <text:p text:style-name="P25">811</text:p>
          </table:table-cell>
          <table:table-cell table:style-name="Table10.A1" office:value-type="string">
            <text:p text:style-name="P25"/>
          </table:table-cell>
        </table:table-row>
        <table:table-row>
          <table:table-cell table:style-name="Table10.A1" office:value-type="string">
            <text:p text:style-name="P33">2.3</text:p>
          </table:table-cell>
          <table:table-cell table:style-name="Table10.A1" office:value-type="string">
            <text:p text:style-name="P25">55</text:p>
          </table:table-cell>
          <table:table-cell table:style-name="Table10.A1" office:value-type="string">
            <text:p text:style-name="P25"/>
          </table:table-cell>
        </table:table-row>
        <table:table-row>
          <table:table-cell table:style-name="Table10.A1" office:value-type="string">
            <text:p text:style-name="P33">32.</text:p>
          </table:table-cell>
          <table:table-cell table:style-name="Table10.A1" office:value-type="string">
            <text:p text:style-name="P25">622(11)</text:p>
          </table:table-cell>
          <table:table-cell table:style-name="Table10.A1" office:value-type="string">
            <text:p text:style-name="P25"/>
          </table:table-cell>
        </table:table-row>
        <table:table-row>
          <table:table-cell table:style-name="Table10.A1" office:value-type="string">
            <text:p text:style-name="P33">31.1</text:p>
          </table:table-cell>
          <table:table-cell table:style-name="Table10.A1" office:value-type="string">
            <text:p text:style-name="P25">622</text:p>
          </table:table-cell>
          <table:table-cell table:style-name="Table10.A1" office:value-type="string">
            <text:p text:style-name="P25"/>
          </table:table-cell>
        </table:table-row>
        <table:table-row>
          <table:table-cell table:style-name="Table10.A1" office:value-type="string">
            <text:p text:style-name="P25">.<text:span text:style-name="T5">41</text:span></text:p>
          </table:table-cell>
          <table:table-cell table:style-name="Table10.A1" office:value-type="string">
            <text:p text:style-name="P25">6211(11)</text:p>
          </table:table-cell>
          <table:table-cell table:style-name="Table10.A1" office:value-type="string">
            <text:p text:style-name="P25"/>
          </table:table-cell>
        </table:table-row>
        <table:table-row>
          <table:table-cell table:style-name="Table10.A1" office:value-type="string">
            <text:p text:style-name="P54">3.11</text:p>
          </table:table-cell>
          <table:table-cell table:style-name="Table10.A1" office:value-type="string">
            <text:p text:style-name="P47">6211</text:p>
          </table:table-cell>
          <table:table-cell table:style-name="Table10.A1" office:value-type="string">
            <text:p text:style-name="P50">⇅,±</text:p>
          </table:table-cell>
        </table:table-row>
        <table:table-row>
          <table:table-cell table:style-name="Table10.A1" office:value-type="string">
            <text:p text:style-name="P33">11.3</text:p>
          </table:table-cell>
          <table:table-cell table:style-name="Table10.A1" office:value-type="string">
            <text:p text:style-name="P25">442(11)</text:p>
          </table:table-cell>
          <table:table-cell table:style-name="Table10.A1" office:value-type="string">
            <text:p text:style-name="P25"/>
          </table:table-cell>
        </table:table-row>
        <table:table-row>
          <table:table-cell table:style-name="Table10.A1" office:value-type="string">
            <text:p text:style-name="P18">21.2</text:p>
          </table:table-cell>
          <table:table-cell table:style-name="Table10.A1" office:value-type="string">
            <text:p text:style-name="P12">442</text:p>
          </table:table-cell>
          <table:table-cell table:style-name="Table10.A1" office:value-type="string">
            <text:p text:style-name="P12"/>
          </table:table-cell>
        </table:table-row>
        <table:table-row>
          <table:table-cell table:style-name="Table10.A1" office:value-type="string">
            <text:p text:style-name="P33">1.31</text:p>
          </table:table-cell>
          <table:table-cell table:style-name="Table10.A1" office:value-type="string">
            <text:p text:style-name="P25">4411(11)</text:p>
          </table:table-cell>
          <table:table-cell table:style-name="Table10.A1" office:value-type="string">
            <text:p text:style-name="P25"/>
          </table:table-cell>
        </table:table-row>
        <table:table-row>
          <table:table-cell table:style-name="Table10.A1" office:value-type="string">
            <text:p text:style-name="P33">2.21</text:p>
          </table:table-cell>
          <table:table-cell table:style-name="Table10.A1" office:value-type="string">
            <text:p text:style-name="P25">4411</text:p>
          </table:table-cell>
          <table:table-cell table:style-name="Table10.A1" office:value-type="string">
            <text:p text:style-name="P25"/>
          </table:table-cell>
        </table:table-row>
        <table:table-row>
          <table:table-cell table:style-name="Table10.A1" office:value-type="string">
            <text:p text:style-name="P33">22.1</text:p>
          </table:table-cell>
          <table:table-cell table:style-name="Table10.A1" office:value-type="string">
            <text:p text:style-name="P25">433</text:p>
          </table:table-cell>
          <table:table-cell table:style-name="Table10.A1" office:value-type="string">
            <text:p text:style-name="P25"/>
          </table:table-cell>
        </table:table-row>
        <table:table-row>
          <table:table-cell table:style-name="Table10.A1" office:value-type="string">
            <text:p text:style-name="P25">.<text:span text:style-name="T5">32</text:span></text:p>
          </table:table-cell>
          <table:table-cell table:style-name="Table10.A1" office:value-type="string">
            <text:p text:style-name="P25">4222(11)</text:p>
          </table:table-cell>
          <table:table-cell table:style-name="Table10.A1" office:value-type="string">
            <text:p text:style-name="P25"/>
          </table:table-cell>
        </table:table-row>
        <table:table-row>
          <table:table-cell table:style-name="Table10.A1" office:value-type="string">
            <text:p text:style-name="P18">21.11</text:p>
          </table:table-cell>
          <table:table-cell table:style-name="Table10.A1" office:value-type="string">
            <text:p text:style-name="P12">4222</text:p>
          </table:table-cell>
          <table:table-cell table:style-name="Table10.A1" office:value-type="string">
            <text:p text:style-name="P12"/>
          </table:table-cell>
        </table:table-row>
        <table:table-row>
          <table:table-cell table:style-name="Table10.A1" office:value-type="string">
            <text:p text:style-name="P33">311.</text:p>
          </table:table-cell>
          <table:table-cell table:style-name="Table10.A1" office:value-type="string">
            <text:p text:style-name="P25">61111</text:p>
          </table:table-cell>
          <table:table-cell table:style-name="Table10.A1" office:value-type="string">
            <text:p text:style-name="P25"/>
          </table:table-cell>
        </table:table-row>
        <table:table-row>
          <table:table-cell table:style-name="Table10.A1" office:value-type="string">
            <text:p text:style-name="P33">1.22</text:p>
          </table:table-cell>
          <table:table-cell table:style-name="Table10.A1" office:value-type="string">
            <text:p text:style-name="P25">3322(11)</text:p>
          </table:table-cell>
          <table:table-cell table:style-name="Table10.A1" office:value-type="string">
            <text:p text:style-name="P25"/>
          </table:table-cell>
        </table:table-row>
        <table:table-row>
          <table:table-cell table:style-name="Table10.A1" office:value-type="string">
            <text:p text:style-name="P18">11.21</text:p>
          </table:table-cell>
          <table:table-cell table:style-name="Table10.A1" office:value-type="string">
            <text:p text:style-name="P12">3322</text:p>
          </table:table-cell>
          <table:table-cell table:style-name="Table10.A1" office:value-type="string">
            <text:p text:style-name="P12"/>
          </table:table-cell>
        </table:table-row>
        <table:table-row>
          <table:table-cell table:style-name="Table10.A1" office:value-type="string">
            <text:p text:style-name="P33">221.</text:p>
          </table:table-cell>
          <table:table-cell table:style-name="Table10.A1" office:value-type="string">
            <text:p text:style-name="P25">42211(11)</text:p>
          </table:table-cell>
          <table:table-cell table:style-name="Table10.A1" office:value-type="string">
            <text:p text:style-name="P25"/>
          </table:table-cell>
        </table:table-row>
        <table:table-row>
          <table:table-cell table:style-name="Table10.A1" office:value-type="string">
            <text:p text:style-name="P33">211.1</text:p>
          </table:table-cell>
          <table:table-cell table:style-name="Table10.A1" office:value-type="string">
            <text:p text:style-name="P25">42211</text:p>
          </table:table-cell>
          <table:table-cell table:style-name="Table10.A1" office:value-type="string">
            <text:p text:style-name="P25"/>
          </table:table-cell>
        </table:table-row>
        <table:table-row>
          <table:table-cell table:style-name="Table10.A1" office:value-type="string">
            <text:p text:style-name="P33">111.2</text:p>
          </table:table-cell>
          <table:table-cell table:style-name="Table10.A1" office:value-type="string">
            <text:p text:style-name="P25">33211</text:p>
          </table:table-cell>
          <table:table-cell table:style-name="Table10.A1" office:value-type="string">
            <text:p text:style-name="P25"/>
          </table:table-cell>
        </table:table-row>
        <table:table-row>
          <table:table-cell table:style-name="Table10.A1" office:value-type="string">
            <text:p text:style-name="P25">.<text:span text:style-name="T5">311</text:span></text:p>
          </table:table-cell>
          <table:table-cell table:style-name="Table10.A1" office:value-type="string">
            <text:p text:style-name="P25">421111(11)</text:p>
          </table:table-cell>
          <table:table-cell table:style-name="Table10.A1" office:value-type="string">
            <text:p text:style-name="P25"/>
          </table:table-cell>
        </table:table-row>
        <table:table-row>
          <table:table-cell table:style-name="Table10.A1" office:value-type="string">
            <text:p text:style-name="P18">2.111</text:p>
          </table:table-cell>
          <table:table-cell table:style-name="Table10.A1" office:value-type="string">
            <text:p text:style-name="P12">421111</text:p>
          </table:table-cell>
          <table:table-cell table:style-name="Table10.A1" office:value-type="string">
            <text:p text:style-name="P12"/>
          </table:table-cell>
        </table:table-row>
        <table:table-row>
          <table:table-cell table:style-name="Table10.A1" office:value-type="string">
            <text:p text:style-name="P33">1.211</text:p>
          </table:table-cell>
          <table:table-cell table:style-name="Table10.A1" office:value-type="string">
            <text:p text:style-name="P25">331111</text:p>
          </table:table-cell>
          <table:table-cell table:style-name="Table10.A1" office:value-type="string">
            <text:p text:style-name="P25"/>
          </table:table-cell>
        </table:table-row>
        <table:table-row>
          <table:table-cell table:style-name="Table10.A1" office:value-type="string">
            <text:p text:style-name="P33">111.11</text:p>
          </table:table-cell>
          <table:table-cell table:style-name="Table10.A1" office:value-type="string">
            <text:p text:style-name="P25">22222</text:p>
          </table:table-cell>
          <table:table-cell table:style-name="Table10.A1" office:value-type="string">
            <text:p text:style-name="P25"/>
          </table:table-cell>
        </table:table-row>
        <table:table-row>
          <table:table-cell table:style-name="Table10.A1" office:value-type="string">
            <text:p text:style-name="P25">.<text:span text:style-name="T5">221</text:span></text:p>
          </table:table-cell>
          <table:table-cell table:style-name="Table10.A1" office:value-type="string">
            <text:p text:style-name="P25">222211(11)</text:p>
          </table:table-cell>
          <table:table-cell table:style-name="Table10.A1" office:value-type="string">
            <text:p text:style-name="P25"/>
          </table:table-cell>
        </table:table-row>
        <table:table-row>
          <table:table-cell table:style-name="Table10.A1" office:value-type="string">
            <text:p text:style-name="P18">11.111</text:p>
          </table:table-cell>
          <table:table-cell table:style-name="Table10.A1" office:value-type="string">
            <text:p text:style-name="P12">222211</text:p>
          </table:table-cell>
          <table:table-cell table:style-name="Table10.A1" office:value-type="string">
            <text:p text:style-name="P12"/>
          </table:table-cell>
        </table:table-row>
        <table:table-row>
          <table:table-cell table:style-name="Table10.A1" office:value-type="string">
            <text:p text:style-name="P33">2111.</text:p>
          </table:table-cell>
          <table:table-cell table:style-name="Table10.A1" office:value-type="string">
            <text:p text:style-name="P25">4111111</text:p>
          </table:table-cell>
          <table:table-cell table:style-name="Table10.A1" office:value-type="string">
            <text:p text:style-name="P25"/>
          </table:table-cell>
        </table:table-row>
        <table:table-row>
          <table:table-cell table:style-name="Table10.A1" office:value-type="string">
            <text:p text:style-name="P33">1111.1</text:p>
          </table:table-cell>
          <table:table-cell table:style-name="Table10.A1" office:value-type="string">
            <text:p text:style-name="P25">2221111</text:p>
          </table:table-cell>
          <table:table-cell table:style-name="Table10.A1" office:value-type="string">
            <text:p text:style-name="P25"/>
          </table:table-cell>
        </table:table-row>
        <table:table-row>
          <table:table-cell table:style-name="Table10.A1" office:value-type="string">
            <text:p text:style-name="P25">.<text:span text:style-name="T5">2111</text:span></text:p>
          </table:table-cell>
          <table:table-cell table:style-name="Table10.A1" office:value-type="string">
            <text:p text:style-name="P25">22111111(11)</text:p>
          </table:table-cell>
          <table:table-cell table:style-name="Table10.A1" office:value-type="string">
            <text:p text:style-name="P25"/>
          </table:table-cell>
        </table:table-row>
        <table:table-row>
          <table:table-cell table:style-name="Table10.A1" office:value-type="string">
            <text:p text:style-name="P18">1.1111</text:p>
          </table:table-cell>
          <table:table-cell table:style-name="Table10.A1" office:value-type="string">
            <text:p text:style-name="P12">22111111</text:p>
          </table:table-cell>
          <table:table-cell table:style-name="Table10.A1" office:value-type="string">
            <text:p text:style-name="P12"/>
          </table:table-cell>
        </table:table-row>
        <table:table-row>
          <table:table-cell table:style-name="Table10.A1" office:value-type="string">
            <text:p text:style-name="P33">11111.</text:p>
          </table:table-cell>
          <table:table-cell table:style-name="Table10.A1" office:value-type="string">
            <text:p text:style-name="P25">211111111</text:p>
          </table:table-cell>
          <table:table-cell table:style-name="Table10.A1" office:value-type="string">
            <text:p text:style-name="P25"/>
          </table:table-cell>
        </table:table-row>
        <table:table-row>
          <table:table-cell table:style-name="Table10.A1" office:value-type="string">
            <text:p text:style-name="P25">.<text:span text:style-name="T5">11111</text:span></text:p>
          </table:table-cell>
          <table:table-cell table:style-name="Table10.A1" office:value-type="string">
            <text:p text:style-name="P25">1111111111</text:p>
          </table:table-cell>
          <table:table-cell table:style-name="Table10.A1" office:value-type="string">
            <text:p text:style-name="P25"/>
          </table:table-cell>
        </table:table-row>
      </table:table>
      <text:p text:style-name="P1">total num of chars: 36</text:p>
      <text:p text:style-name="P2">total num of families: 16</text:p>
      <text:p text:style-name="P2"/>
      <text:p text:style-name="P2">chars where some sequence of nonzero coeffs is not unimodal in abs value:</text:p>
      <text:p text:style-name="P2"><text:s text:c="4"/>3.11 = 6211 <text:s text:c="17"/>in family 3.11 = 6211 <text:s text:c="16"/></text:p>
      <text:p text:style-name="P2"><text:s text:c="4"/>4.1 = 82 <text:s text:c="20"/>in family 4.1 = 82 <text:s text:c="19"/></text:p>
      <text:p text:style-name="P2"><text:s text:c="4"/>3.2 = 64 <text:s text:c="20"/>in family 3.2 = 64 <text:s text:c="19"/></text:p>
      <text:p text:style-name="P2">chars where some polynomial has both positive and negative coeffs:</text:p>
      <text:p text:style-name="P2"><text:s text:c="4"/>3.11 = 6211 <text:s text:c="17"/>in family 3.11 = 6211 <text:s text:c="16"/></text:p>
      <text:p text:style-name="P2"><text:s text:c="4"/>4.1 = 82 <text:s text:c="20"/>in family 4.1 = 82 <text:s text:c="19"/></text:p>
      <text:p text:style-name="P2"><text:s text:c="4"/>3.2 = 64 <text:s text:c="20"/>in family 3.2 = 64 <text:s text:c="19"/></text:p>
      <text:p text:style-name="P2">chars where some polynomial has strictly negative coeffs:</text:p>
      <text:p text:style-name="P2"><text:s text:c="4"/>1.1111 = 22111111 <text:s text:c="11"/>in family 1.1111 = 22111111 <text:s text:c="10"/></text:p>
      <text:p text:style-name="P2"><text:s text:c="4"/>4.1 = 82 <text:s text:c="20"/>in family 4.1 = 82 <text:s text:c="19"/></text:p>
      <text:p text:style-name="P2"><text:s text:c="4"/>3.2 = 64 <text:s text:c="20"/>in family 3.2 = 64 <text:s text:c="19"/></text:p>
      <text:p text:style-name="P2"><text:s text:c="4"/>3.11 = 6211 <text:s text:c="17"/>in family 3.11 = 6211 <text:s text:c="16"/></text:p>
      <text:p text:style-name="P2"><text:s text:c="4"/>21.2 = 442 <text:s text:c="18"/>in family 21.2 = 442 <text:s text:c="17"/></text:p>
      <text:p text:style-name="P2"><text:s text:c="4"/>21.11 = 4222 <text:s text:c="16"/>in family 21.11 = 4222 <text:s text:c="15"/></text:p>
      <text:p text:style-name="P2"><text:s text:c="4"/>11.21 = 3322 <text:s text:c="16"/>in family 11.21 = 3322 <text:s text:c="15"/></text:p>
      <text:p text:style-name="P2"><text:s text:c="4"/>2.111 = 421111 <text:s text:c="14"/>in family 2.111 = 421111 <text:s text:c="13"/></text:p>
      <text:p text:style-name="P2"><text:s text:c="4"/>11.111 = 222211 <text:s text:c="13"/>in family 11.111 = 222211 <text:s text:c="12"/></text:p>
      <text:p text:style-name="P2"/>
      <text:p text:style-name="P2">| 368 elements where some sequence of nonzero coeffs is not unimodal in abs value.</text:p>
      <text:p text:style-name="P2"><text:s text:c="4"/>4.1 = 82 <text:s text:c="20"/>in family 4.1 = 82 <text:s text:c="19"/></text:p>
      <text:p text:style-name="P2"><text:s text:c="6"/>#1259 [ 3, 2, 1, 2, 3, 5, 4, 3, 2, 1, 2 ]</text:p>
      <text:p text:style-name="P2"><text:s text:c="6"/>#1260 [ 3, 2, 1, 2, 3, 4, 3, 2, 1, 2, 5 ]</text:p>
      <text:p text:style-name="P2"><text:s text:c="6"/>#1261 [ 4, 3, 2, 1, 2, 5, 4, 3, 2, 1, 2 ]</text:p>
      <text:p text:style-name="P2"><text:s text:c="6"/>#1267 [ 3, 2, 1, 2, 4, 5, 4, 3, 2, 1, 2 ]</text:p>
      <text:p text:style-name="P2"><text:s text:c="6"/>#1268 [ 3, 2, 1, 2, 4, 3, 2, 1, 2, 5, 4 ]</text:p>
      <text:p text:style-name="P2"><text:s text:c="6"/>#1277 [ 2, 1, 2, 3, 5, 4, 3, 2, 1, 2, 3 ]</text:p>
      <text:p text:style-name="P2"><text:s text:c="6"/>#1279 [ 2, 1, 2, 4, 3, 2, 1, 2, 5, 4, 3 ]</text:p>
      <text:p text:style-name="P2"><text:s text:c="6"/>#1280 [ 2, 1, 2, 3, 2, 1, 2, 4, 3, 5, 4 ]</text:p>
      <text:p text:style-name="P2"><text:s text:c="6"/>#1281 [ 2, 1, 2, 3, 2, 1, 2, 4, 5, 4, 3 ]</text:p>
      <text:p text:style-name="P2"><text:s text:c="6"/>#1282 [ 2, 1, 2, 3, 4, 3, 2, 1, 2, 3, 5 ]</text:p>
      <text:p text:style-name="P2"><text:s text:c="6"/>#1309 [ 2, 1, 2, 3, 2, 1, 2, 5, 4, 3, 2 ]</text:p>
      <text:p text:style-name="P2"><text:s text:c="6"/>#1311 [ 2, 1, 2, 3, 2, 1, 2, 4, 3, 2, 5 ]</text:p>
      <text:p text:style-name="P2"><text:s text:c="6"/>#1363 [ 2, 3, 2, 1, 2, 5, 4, 3, 2, 1, 2 ]</text:p>
      <text:p text:style-name="P2"><text:s text:c="6"/>#1402 [ 2, 3, 2, 1, 2, 4, 3, 2, 1, 2, 5 ]</text:p>
      <text:p text:style-name="P2"><text:s text:c="6"/>#1582 [ 3, 2, 1, 2, 3, 5, 4, 3, 2, 1, 2, 3 ]</text:p>
      <text:p text:style-name="P7"><text:s text:c="6"/>…</text:p>
      <text:p text:style-name="P7"/>
      <text:p text:style-name="P7"><text:s text:c="6"/>…</text:p>
      <text:p text:style-name="P7"/>
      <text:p text:style-name="P2">| 165 elements where some polynomial has both positive and negative coeffs.</text:p>
      <text:p text:style-name="P2"><text:s text:c="4"/>4.1 = 82 <text:s text:c="20"/>in family 4.1 = 82 <text:s text:c="19"/></text:p>
      <text:p text:style-name="P2"><text:s text:c="6"/>#1259 [ 3, 2, 1, 2, 3, 5, 4, 3, 2, 1, 2 ]</text:p>
      <text:p text:style-name="P2"><text:s text:c="6"/>#1260 [ 3, 2, 1, 2, 3, 4, 3, 2, 1, 2, 5 ]</text:p>
      <text:p text:style-name="P2"><text:s text:c="6"/>#1261 [ 4, 3, 2, 1, 2, 5, 4, 3, 2, 1, 2 ]</text:p>
      <text:p text:style-name="P2"><text:s text:c="6"/>#1268 [ 3, 2, 1, 2, 4, 3, 2, 1, 2, 5, 4 ]</text:p>
      <text:p text:style-name="P2"><text:s text:c="6"/>#1277 [ 2, 1, 2, 3, 5, 4, 3, 2, 1, 2, 3 ]</text:p>
      <text:p text:style-name="P2"><text:s text:c="6"/>#1279 [ 2, 1, 2, 4, 3, 2, 1, 2, 5, 4, 3 ]</text:p>
      <text:p text:style-name="P2"><text:s text:c="6"/>#1280 [ 2, 1, 2, 3, 2, 1, 2, 4, 3, 5, 4 ]</text:p>
      <text:p text:style-name="P2"><text:s text:c="6"/>#1282 [ 2, 1, 2, 3, 4, 3, 2, 1, 2, 3, 5 ]</text:p>
      <text:p text:style-name="P2"><text:s text:c="6"/>#1582 [ 3, 2, 1, 2, 3, 5, 4, 3, 2, 1, 2, 3 ]</text:p>
      <text:p text:style-name="P7"><text:s text:c="6"/>…</text:p>
      <text:p text:style-name="P7"/>
      <text:p text:style-name="P7"><text:s text:c="6"/>…</text:p>
      <text:p text:style-name="P7"/>
      <text:p text:style-name="P2">| 3370 elements where some polynomial has strictly negative coeffs.</text:p>
      <text:p text:style-name="P2"><text:s text:c="4"/>4.1 = 82 <text:s text:c="20"/>in family 4.1 = 82 <text:s text:c="19"/></text:p>
      <text:p text:style-name="P2"><text:s text:c="6"/>#117 [ 5, 4, 3, 2, 1 ]</text:p>
      <text:p text:style-name="P2"><text:s text:c="6"/>#119 [ 4, 3, 2, 1, 5 ]</text:p>
      <text:p text:style-name="P2"><text:s text:c="6"/>#123 [ 3, 2, 1, 5, 4 ]</text:p>
      <text:p text:style-name="P2"><text:s text:c="6"/>#126 [ 3, 2, 1, 4, 5 ]</text:p>
      <text:p text:style-name="P2"><text:s text:c="6"/>#139 [ 2, 1, 5, 4, 3 ]</text:p>
      <text:p text:style-name="P2"><text:s text:c="6"/>#140 [ 2, 1, 4, 3, 5 ]</text:p>
      <text:p text:style-name="P2"><text:s text:c="6"/>#150 [ 2, 1, 3, 5, 4 ]</text:p>
      <text:p text:style-name="P2"><text:s text:c="6"/>#156 [ 2, 1, 3, 4, 5 ]</text:p>
      <text:p text:style-name="P2"><text:s text:c="6"/>#169 [ 1, 5, 4, 3, 2 ]</text:p>
      <text:p text:style-name="P2"><text:s text:c="6"/>#171 [ 1, 4, 3, 2, 5 ]</text:p>
      <text:p text:style-name="P2"><text:s text:c="6"/>#174 [ 1, 3, 2, 5, 4 ]</text:p>
      <text:p text:style-name="P2"><text:s text:c="6"/>#176 [ 1, 3, 2, 4, 5 ]</text:p>
      <text:p text:style-name="P2"><text:s text:c="6"/>#180 [ 1, 2, 5, 4, 3 ]</text:p>
      <text:p text:style-name="P2"><text:s text:c="6"/>#181 [ 1, 2, 4, 3, 5 ]</text:p>
      <text:p text:style-name="P2"><text:s text:c="6"/>#187 [ 1, 2, 3, 5, 4 ]</text:p>
      <text:p text:style-name="P2"><text:s text:c="6"/>#190 [ 1, 2, 3, 4, 5 ]</text:p>
      <text:p text:style-name="P2"><text:s text:c="6"/>#194 [ 5, 4, 3, 2, 1, 2 ]</text:p>
      <text:p text:style-name="P7"><text:s text:c="6"/>…</text:p>
      <text:p text:style-name="P7"/>
      <text:p text:style-name="P7"><text:s text:c="6"/>…</text:p>
      <text:p text:style-name="P7"/>
      <text:p text:style-name="P2"><text:s text:c="4"/>2.111 = 421111 <text:s text:c="14"/>in family 2.111 = 421111 <text:s text:c="13"/></text:p>
      <text:p text:style-name="P2"><text:s text:c="6"/>#30 [ 3, 2, 1 ]</text:p>
      <text:p text:style-name="P2"><text:s text:c="6"/>#39 [ 2, 1, 3 ]</text:p>
      <text:p text:style-name="P2"><text:s text:c="6"/>#49 [ 1, 3, 2 ]</text:p>
      <text:p text:style-name="P2"><text:s text:c="6"/>#50 [ 1, 2, 3 ]</text:p>
      <text:p text:style-name="P2"><text:s text:c="6"/>#52 [ 3, 2, 1, 2 ]</text:p>
      <text:p text:style-name="P7"><text:s text:c="6"/>…</text:p>
      <text:p text:style-name="P7"/>
      <text:p text:style-name="P2"><text:s text:c="6"/>#1239 [ 1, 2, 3, 4, 5, 4, 3, 2, 1, 2 ]</text:p>
      <text:p text:style-name="P2"><text:s text:c="6"/>#1257 [ 4, 3, 5, 4, 3, 2, 1, 2, 3, 4, 5 ]</text:p>
      <text:p text:style-name="P2"><text:s text:c="6"/>#1263 [ 3, 4, 5, 4, 3, 2, 1, 2, 3, 4, 5 ]</text:p>
      <text:p text:style-name="P2"><text:s text:c="6"/>#1285 [ 4, 3, 2, 1, 2, 3, 4, 5, 4, 3, 2 ]</text:p>
      <text:p text:style-name="P2"><text:s text:c="6"/>#1288 [ 3, 2, 5, 4, 3, 2, 1, 2, 3, 4, 5 ]</text:p>
      <text:p text:style-name="P2"><text:s text:c="6"/>#1325 [ 2, 3, 5, 4, 3, 2, 1, 2, 3, 4, 5 ]</text:p>
      <text:p text:style-name="P2"><text:s text:c="6"/>#1399 [ 2, 3, 4, 5, 4, 3, 2, 1, 2, 3, 4 ]</text:p>
      <text:p text:style-name="P2"><text:s text:c="4"/>11.111 = 222211 <text:s text:c="13"/>in family 11.111 = 222211 <text:s text:c="12"/></text:p>
      <text:p text:style-name="P2"><text:s text:c="6"/>#57 [ 2, 1, 2, 5 ]</text:p>
      <text:p text:style-name="P2"><text:s text:c="6"/>#58 [ 2, 1, 2, 4 ]</text:p>
      <text:p text:style-name="P2"><text:s text:c="6"/>#106 [ 4, 3, 2, 1, 2 ]</text:p>
      <text:p text:style-name="P59"><text:s text:c="6"/>…</text:p>
      <text:p text:style-name="P59"/>
      <text:p text:style-name="P2"><text:s text:c="6"/>#333 [ 2, 1, 2, 4, 3, 5, 4 ]</text:p>
      <text:p text:style-name="P2"><text:s text:c="6"/>#488 [ 4, 3, 2, 1, 2, 3, 5, 4 ]</text:p>
      <text:p text:style-name="P2"><text:s text:c="6"/>#494 [ 4, 3, 2, 1, 2, 5, 4, 3 ]</text:p>
      <text:p text:style-name="P2"><text:s text:c="6"/>#500 [ 3, 2, 1, 2, 4, 3, 5, 4 ]</text:p>
      <text:p text:style-name="P2"><text:s text:c="4"/>1.1111 = 22111111 <text:s text:c="11"/>in family 1.1111 = 22111111 <text:s text:c="10"/></text:p>
      <text:p text:style-name="P2"><text:s text:c="6"/>#27 [ 2, 1, 2 ]</text:p>
      <text:p text:style-name="P2"><text:s text:c="6"/>#52 [ 3, 2, 1, 2 ]</text:p>
      <text:p text:style-name="P2"><text:s text:c="6"/>#59 [ 2, 1, 2, 3 ]</text:p>
      <text:p text:style-name="P2"><text:s text:c="6"/>#105 [ 3, 2, 1, 2, 3 ]</text:p>
      <text:p text:style-name="P2"><text:s text:c="6"/>#191 [ 4, 3, 2, 1, 2, 3 ]</text:p>
      <text:p text:style-name="P2"><text:s text:c="6"/>#193 [ 3, 2, 1, 2, 3, 4 ]</text:p>
      <text:p text:style-name="P2"><text:s text:c="6"/>#316 [ 4, 3, 2, 1, 2, 3, 4 ]</text:p>
      <text:p text:style-name="P2"><text:s text:c="6"/>#485 [ 5, 4, 3, 2, 1, 2, 3, 4 ]</text:p>
      <text:p text:style-name="P2"><text:s text:c="6"/>#486 [ 4, 3, 2, 1, 2, 3, 4, 5 ]</text:p>
      <text:p text:style-name="P2"><text:s text:c="6"/>#700 [ 5, 4, 3, 2, 1, 2, 3, 4, 5 ]</text:p>
      <text:p text:style-name="P2"/>
      <text:h text:style-name="P40" text:outline-level="1">D5</text:h>
      <text:p text:style-name="P25"/>
      <table:table table:name="Table11" table:style-name="Table11">
        <table:table-column table:style-name="Table11.A" table:number-columns-repeated="2"/>
        <table:table-column table:style-name="Table11.C"/>
        <table:table-row>
          <table:table-cell table:style-name="Table11.A1" office:value-type="string">
            <text:p text:style-name="P25">.<text:span text:style-name="T6">5</text:span></text:p>
          </table:table-cell>
          <table:table-cell table:style-name="Table11.A1" office:value-type="string">
            <text:p text:style-name="P25">91</text:p>
          </table:table-cell>
          <table:table-cell table:style-name="Table11.A1" office:value-type="string">
            <text:p text:style-name="P25"/>
          </table:table-cell>
        </table:table-row>
        <table:table-row>
          <table:table-cell table:style-name="Table11.A1" office:value-type="string">
            <text:p text:style-name="P55">1.4</text:p>
          </table:table-cell>
          <table:table-cell table:style-name="Table11.A1" office:value-type="string">
            <text:p text:style-name="P47">73</text:p>
          </table:table-cell>
          <table:table-cell table:style-name="Table11.A1" office:value-type="string">
            <text:p text:style-name="P51">⇅,±</text:p>
          </table:table-cell>
        </table:table-row>
        <table:table-row>
          <table:table-cell table:style-name="Table11.A1" office:value-type="string">
            <text:p text:style-name="P25">.<text:span text:style-name="T6">41</text:span></text:p>
          </table:table-cell>
          <table:table-cell table:style-name="Table11.A1" office:value-type="string">
            <text:p text:style-name="P25">7111</text:p>
          </table:table-cell>
          <table:table-cell table:style-name="Table11.A1" office:value-type="string">
            <text:p text:style-name="P25"/>
          </table:table-cell>
        </table:table-row>
        <table:table-row>
          <table:table-cell table:style-name="Table11.A1" office:value-type="string">
            <text:p text:style-name="P34">2.3</text:p>
          </table:table-cell>
          <table:table-cell table:style-name="Table11.A1" office:value-type="string">
            <text:p text:style-name="P25">55</text:p>
          </table:table-cell>
          <table:table-cell table:style-name="Table11.A1" office:value-type="string">
            <text:p text:style-name="P25"/>
          </table:table-cell>
        </table:table-row>
        <table:table-row>
          <table:table-cell table:style-name="Table11.A1" office:value-type="string">
            <text:p text:style-name="P19">11.3</text:p>
          </table:table-cell>
          <table:table-cell table:style-name="Table11.A1" office:value-type="string">
            <text:p text:style-name="P12">5311(11)</text:p>
          </table:table-cell>
          <table:table-cell table:style-name="Table11.A1" office:value-type="string">
            <text:p text:style-name="P12"/>
          </table:table-cell>
        </table:table-row>
        <table:table-row>
          <table:table-cell table:style-name="Table11.A1" office:value-type="string">
            <text:p text:style-name="P55">1.31</text:p>
          </table:table-cell>
          <table:table-cell table:style-name="Table11.A1" office:value-type="string">
            <text:p text:style-name="P47">5311</text:p>
          </table:table-cell>
          <table:table-cell table:style-name="Table11.A1" office:value-type="string">
            <text:p text:style-name="P51">⇅,±</text:p>
          </table:table-cell>
        </table:table-row>
        <table:table-row>
          <table:table-cell table:style-name="Table11.A1" office:value-type="string">
            <text:p text:style-name="P34">2.21</text:p>
          </table:table-cell>
          <table:table-cell table:style-name="Table11.A1" office:value-type="string">
            <text:p text:style-name="P25">4411</text:p>
          </table:table-cell>
          <table:table-cell table:style-name="Table11.A1" office:value-type="string">
            <text:p text:style-name="P25"/>
          </table:table-cell>
        </table:table-row>
        <table:table-row>
          <table:table-cell table:style-name="Table11.A1" office:value-type="string">
            <text:p text:style-name="P25">.<text:span text:style-name="T6">32</text:span></text:p>
          </table:table-cell>
          <table:table-cell table:style-name="Table11.A1" office:value-type="string">
            <text:p text:style-name="P25">5221</text:p>
          </table:table-cell>
          <table:table-cell table:style-name="Table11.A1" office:value-type="string">
            <text:p text:style-name="P25"/>
          </table:table-cell>
        </table:table-row>
        <table:table-row>
          <table:table-cell table:style-name="Table11.A1" office:value-type="string">
            <text:p text:style-name="P34">1.22</text:p>
          </table:table-cell>
          <table:table-cell table:style-name="Table11.A1" office:value-type="string">
            <text:p text:style-name="P25">3331</text:p>
          </table:table-cell>
          <table:table-cell table:style-name="Table11.A1" office:value-type="string">
            <text:p text:style-name="P25"/>
          </table:table-cell>
        </table:table-row>
        <table:table-row>
          <table:table-cell table:style-name="Table11.A1" office:value-type="string">
            <text:p text:style-name="P25">.<text:span text:style-name="T6">311</text:span></text:p>
          </table:table-cell>
          <table:table-cell table:style-name="Table11.A1" office:value-type="string">
            <text:p text:style-name="P25">511111</text:p>
          </table:table-cell>
          <table:table-cell table:style-name="Table11.A1" office:value-type="string">
            <text:p text:style-name="P25"/>
          </table:table-cell>
        </table:table-row>
        <table:table-row>
          <table:table-cell table:style-name="Table11.A1" office:value-type="string">
            <text:p text:style-name="P34">11.21</text:p>
          </table:table-cell>
          <table:table-cell table:style-name="Table11.A1" office:value-type="string">
            <text:p text:style-name="P25">3322</text:p>
          </table:table-cell>
          <table:table-cell table:style-name="Table11.A1" office:value-type="string">
            <text:p text:style-name="P25"/>
          </table:table-cell>
        </table:table-row>
        <table:table-row>
          <table:table-cell table:style-name="Table11.A1" office:value-type="string">
            <text:p text:style-name="P34">111.2</text:p>
          </table:table-cell>
          <table:table-cell table:style-name="Table11.A1" office:value-type="string">
            <text:p text:style-name="P25">331111(11)</text:p>
          </table:table-cell>
          <table:table-cell table:style-name="Table11.A1" office:value-type="string">
            <text:p text:style-name="P25"/>
          </table:table-cell>
        </table:table-row>
        <table:table-row>
          <table:table-cell table:style-name="Table11.A1" office:value-type="string">
            <text:p text:style-name="P19">1.211</text:p>
          </table:table-cell>
          <table:table-cell table:style-name="Table11.A1" office:value-type="string">
            <text:p text:style-name="P12">331111</text:p>
          </table:table-cell>
          <table:table-cell table:style-name="Table11.A1" office:value-type="string">
            <text:p text:style-name="P12"/>
          </table:table-cell>
        </table:table-row>
        <table:table-row>
          <table:table-cell table:style-name="Table11.A1" office:value-type="string">
            <text:p text:style-name="P25">.<text:span text:style-name="T6">221</text:span></text:p>
          </table:table-cell>
          <table:table-cell table:style-name="Table11.A1" office:value-type="string">
            <text:p text:style-name="P25">322111</text:p>
          </table:table-cell>
          <table:table-cell table:style-name="Table11.A1" office:value-type="string">
            <text:p text:style-name="P25"/>
          </table:table-cell>
        </table:table-row>
        <table:table-row>
          <table:table-cell table:style-name="Table11.A1" office:value-type="string">
            <text:p text:style-name="P34">11.111</text:p>
          </table:table-cell>
          <table:table-cell table:style-name="Table11.A1" office:value-type="string">
            <text:p text:style-name="P25">222211</text:p>
          </table:table-cell>
          <table:table-cell table:style-name="Table11.A1" office:value-type="string">
            <text:p text:style-name="P25"/>
          </table:table-cell>
        </table:table-row>
        <table:table-row>
          <table:table-cell table:style-name="Table11.A1" office:value-type="string">
            <text:p text:style-name="P25">.<text:span text:style-name="T6">2111</text:span></text:p>
          </table:table-cell>
          <table:table-cell table:style-name="Table11.A1" office:value-type="string">
            <text:p text:style-name="P25">31111111</text:p>
          </table:table-cell>
          <table:table-cell table:style-name="Table11.A1" office:value-type="string">
            <text:p text:style-name="P25"/>
          </table:table-cell>
        </table:table-row>
        <table:table-row>
          <table:table-cell table:style-name="Table11.A1" office:value-type="string">
            <text:p text:style-name="P34">1.1111</text:p>
          </table:table-cell>
          <table:table-cell table:style-name="Table11.A1" office:value-type="string">
            <text:p text:style-name="P25">22111111</text:p>
          </table:table-cell>
          <table:table-cell table:style-name="Table11.A1" office:value-type="string">
            <text:p text:style-name="P25"/>
          </table:table-cell>
        </table:table-row>
        <table:table-row>
          <table:table-cell table:style-name="Table11.A1" office:value-type="string">
            <text:p text:style-name="P25">.<text:span text:style-name="T6">11111</text:span></text:p>
          </table:table-cell>
          <table:table-cell table:style-name="Table11.A1" office:value-type="string">
            <text:p text:style-name="P25">1111111111</text:p>
          </table:table-cell>
          <table:table-cell table:style-name="Table11.A1" office:value-type="string">
            <text:p text:style-name="P25"/>
          </table:table-cell>
        </table:table-row>
      </table:table>
      <text:p text:style-name="P1">total num of chars: 18</text:p>
      <text:p text:style-name="P2">total num of families: 14</text:p>
      <text:p text:style-name="P2"/>
      <text:p text:style-name="P2">chars where some sequence of nonzero coeffs is not unimodal in abs value:</text:p>
      <text:p text:style-name="P2"><text:s text:c="4"/>1.4 = 73 <text:s text:c="20"/>in family 1.4 = 73 <text:s text:c="19"/></text:p>
      <text:p text:style-name="P2"><text:s text:c="4"/>1.31 = 5311 <text:s text:c="17"/>in family 1.31 = 5311 <text:s text:c="16"/></text:p>
      <text:p text:style-name="P2">chars where some polynomial has both positive and negative coeffs:</text:p>
      <text:p text:style-name="P2"><text:s text:c="4"/>1.4 = 73 <text:s text:c="20"/>in family 1.4 = 73 <text:s text:c="19"/></text:p>
      <text:p text:style-name="P2"><text:s text:c="4"/>1.31 = 5311 <text:s text:c="17"/>in family 1.31 = 5311 <text:s text:c="16"/></text:p>
      <text:p text:style-name="P2">chars where some polynomial has strictly negative coeffs:</text:p>
      <text:p text:style-name="P2"><text:s text:c="4"/>1.4 = 73 <text:s text:c="20"/>in family 1.4 = 73 <text:s text:c="19"/></text:p>
      <text:p text:style-name="P2"><text:s text:c="4"/>1.211 = 331111 <text:s text:c="14"/>in family 1.211 = 331111 <text:s text:c="13"/></text:p>
      <text:p text:style-name="P2"><text:s text:c="4"/>11.3 = 5311(11) <text:s text:c="13"/>in family 1.31 = 5311 <text:s text:c="16"/></text:p>
      <text:p text:style-name="P2"><text:s text:c="4"/>1.31 = 5311 <text:s text:c="17"/>in family 1.31 = 5311 <text:s text:c="16"/></text:p>
      <text:p text:style-name="P2"/>
      <text:p text:style-name="P2">| 4 elements where some sequence of nonzero coeffs is not unimodal in abs value.</text:p>
      <text:p text:style-name="P2"><text:s text:c="4"/>1.4 = 73 <text:s text:c="20"/>in family 1.4 = 73 <text:s text:c="19"/></text:p>
      <text:p text:style-name="P2"><text:s text:c="6"/>#1067 [ 4, 3, 1, 2, 3, 5, 4, 3, 1, 2, 3 ]</text:p>
      <text:p text:style-name="P2"><text:s text:c="6"/>#1070 [ 3, 1, 2, 3, 4, 3, 1, 2, 3, 5, 4 ]</text:p>
      <text:p text:style-name="P2"><text:s text:c="4"/>1.31 = 5311 <text:s text:c="17"/>in family 1.31 = 5311 <text:s text:c="16"/></text:p>
      <text:p text:style-name="P2"><text:s text:c="6"/>#1322 [ 2, 3, 1, 2, 4, 3, 1, 2, 5, 4, 3, 1 ]</text:p>
      <text:p text:style-name="P2"><text:s text:c="6"/>#1438 [ 1, 3, 1, 2, 4, 3, 1, 2, 5, 4, 3, 2 ]</text:p>
      <text:p text:style-name="P2">| 12 elements where some polynomial has both positive and negative coeffs.</text:p>
      <text:p text:style-name="P2"><text:s text:c="4"/>1.4 = 73 <text:s text:c="20"/>in family 1.4 = 73 <text:s text:c="19"/></text:p>
      <text:p text:style-name="P2"><text:s text:c="6"/>#1080 [ 3, 1, 2, 3, 4, 3, 2, 5, 4, 3, 1 ]</text:p>
      <text:p text:style-name="P2"><text:s text:c="6"/>#1088 [ 2, 3, 1, 4, 3, 5, 4, 3, 1, 2, 3 ]</text:p>
      <text:p text:style-name="P2"><text:s text:c="6"/>#1143 [ 3, 1, 2, 3, 4, 3, 1, 5, 4, 3, 2 ]</text:p>
      <text:p text:style-name="P2"><text:s text:c="6"/>#1263 [ 1, 3, 2, 4, 3, 5, 4, 3, 1, 2, 3 ]</text:p>
      <text:p text:style-name="P2"><text:s text:c="4"/>1.31 = 5311 <text:s text:c="17"/>in family 1.31 = 5311 <text:s text:c="16"/></text:p>
      <text:p text:style-name="P2"><text:s text:c="6"/>#1067 [ 4, 3, 1, 2, 3, 5, 4, 3, 1, 2, 3 ]</text:p>
      <text:p text:style-name="P2"><text:s text:c="6"/>#1070 [ 3, 1, 2, 3, 4, 3, 1, 2, 3, 5, 4 ]</text:p>
      <text:p text:style-name="P2"><text:s text:c="6"/>#1469 [ 2, 3, 1, 4, 3, 1, 2, 3, 4, 5, 4, 3, 1 ]</text:p>
      <text:p text:style-name="P2"><text:s text:c="6"/>#1483 [ 2, 3, 1, 4, 3, 2, 5, 4, 3, 1, 2, 3, 4 ]</text:p>
      <text:p text:style-name="P2"><text:s text:c="6"/>#1590 [ 1, 3, 2, 4, 3, 1, 2, 3, 4, 5, 4, 3, 2 ]</text:p>
      <text:p text:style-name="P2"><text:s text:c="6"/>#1601 [ 1, 3, 2, 4, 3, 1, 5, 4, 3, 1, 2, 3, 4 ]</text:p>
      <text:p text:style-name="P2"><text:s text:c="6"/>#1620 [ 2, 3, 1, 4, 3, 2, 5, 4, 3, 1, 2, 3, 4, 5 ]</text:p>
      <text:p text:style-name="P2"><text:s text:c="6"/>#1716 [ 1, 3, 2, 4, 3, 1, 5, 4, 3, 1, 2, 3, 4, 5 ]</text:p>
      <text:p text:style-name="P2">| 1089 elements where some polynomial has strictly negative coeffs.</text:p>
      <text:p text:style-name="P2"><text:s text:c="4"/>1.4 = 73 <text:s text:c="20"/>in family 1.4 = 73 <text:s text:c="19"/></text:p>
      <text:p text:style-name="P2"><text:s text:c="6"/>#110 [ 2, 5, 4, 3, 1 ]</text:p>
      <text:p text:style-name="P2"><text:s text:c="6"/>#111 [ 2, 4, 3, 1, 5 ]</text:p>
      <text:p text:style-name="P2"><text:s text:c="6"/>#117 [ 5, 4, 3, 1, 2 ]</text:p>
      <text:p text:style-name="P2"><text:s text:c="6"/>#118 [ 4, 3, 1, 2, 5 ]</text:p>
      <text:p text:style-name="P2"><text:s text:c="6"/>#123 [ 2, 3, 1, 5, 4 ]</text:p>
      <text:p text:style-name="P2"><text:s text:c="6"/>#133 [ 3, 1, 2, 5, 4 ]</text:p>
      <text:p text:style-name="P2"><text:s text:c="6"/>#138 [ 2, 3, 1, 4, 5 ]</text:p>
      <text:p text:style-name="P2"><text:s text:c="6"/>#147 [ 3, 1, 2, 4, 5 ]</text:p>
      <text:p text:style-name="P2"><text:s text:c="6"/>#164 [ 1, 2, 5, 4, 3 ]</text:p>
      <text:p text:style-name="P2"><text:s text:c="6"/>#165 [ 1, 2, 4, 3, 5 ]</text:p>
      <text:p text:style-name="P2"><text:s text:c="6"/>#172 [ 1, 5, 4, 3, 2 ]</text:p>
      <text:p text:style-name="P2"><text:s text:c="6"/>#173 [ 1, 4, 3, 2, 5 ]</text:p>
      <text:p text:style-name="P2"><text:s text:c="6"/>#178 [ 1, 2, 3, 5, 4 ]</text:p>
      <text:p text:style-name="P2"><text:s text:c="6"/>#182 [ 1, 3, 2, 5, 4 ]</text:p>
      <text:p text:style-name="P2"><text:s text:c="6"/>#187 [ 1, 2, 3, 4, 5 ]</text:p>
      <text:p text:style-name="P2"><text:s text:c="6"/>#189 [ 1, 3, 2, 4, 5 ]</text:p>
      <text:p text:style-name="P2"><text:s text:c="6"/>#191 [ 5, 4, 3, 1, 2, 3 ]</text:p>
      <text:p text:style-name="P11"><text:s text:c="6"/>…</text:p>
      <text:p text:style-name="P11"/>
      <text:p text:style-name="P2"><text:s text:c="6"/>#1266 [ 1, 2, 3, 2, 4, 3, 1, 5, 4, 3, 2 ]</text:p>
      <text:p text:style-name="P2"><text:s text:c="6"/>#1282 [ 2, 4, 3, 1, 5, 4, 3, 1, 2, 3, 4, 5 ]</text:p>
      <text:p text:style-name="P2"><text:s text:c="6"/>#1284 [ 3, 1, 4, 3, 5, 4, 3, 1, 2, 3, 4, 5 ]</text:p>
      <text:p text:style-name="P2"><text:s text:c="6"/>#1301 [ 2, 3, 1, 4, 5, 4, 3, 1, 2, 3, 4, 5 ]</text:p>
      <text:p text:style-name="P2"><text:s text:c="6"/>#1337 [ 3, 2, 4, 3, 5, 4, 3, 1, 2, 3, 4, 5 ]</text:p>
      <text:p text:style-name="P2"><text:s text:c="6"/>#1401 [ 1, 4, 3, 2, 5, 4, 3, 1, 2, 3, 4, 5 ]</text:p>
      <text:p text:style-name="P2"><text:s text:c="6"/>#1418 [ 1, 3, 2, 4, 5, 4, 3, 1, 2, 3, 4, 5 ]</text:p>
      <text:p text:style-name="P2"><text:s text:c="4"/>11.3 = 5311(11) <text:s text:c="13"/>in family 1.31 = 5311 <text:s text:c="16"/></text:p>
      <text:p text:style-name="P2"><text:s text:c="6"/>#56 [ 2, 4, 3, 1 ]</text:p>
      <text:p text:style-name="P2"><text:s text:c="6"/>#61 [ 4, 3, 1, 2 ]</text:p>
      <text:p text:style-name="P2"><text:s text:c="6"/>#66 [ 2, 3, 1, 4 ]</text:p>
      <text:p text:style-name="P2"><text:s text:c="6"/>#75 [ 3, 1, 2, 4 ]</text:p>
      <text:p text:style-name="P2"><text:s text:c="6"/>#94 [ 1, 2, 4, 3 ]</text:p>
      <text:p text:style-name="P2"><text:s text:c="6"/>#98 [ 1, 4, 3, 2 ]</text:p>
      <text:p text:style-name="P2"><text:s text:c="6"/>#102 [ 1, 2, 3, 4 ]</text:p>
      <text:p text:style-name="P2"><text:s text:c="6"/>#103 [ 1, 3, 2, 4 ]</text:p>
      <text:p text:style-name="P2"><text:s text:c="6"/>#105 [ 4, 3, 1, 2, 3 ]</text:p>
      <text:p text:style-name="P8"><text:s text:c="6"/>…</text:p>
      <text:p text:style-name="P8"/>
      <text:p text:style-name="P2"><text:s text:c="6"/>#829 [ 1, 2, 3, 4, 5, 4, 3, 1, 2 ]</text:p>
      <text:p text:style-name="P2"><text:s text:c="6"/>#886 [ 4, 3, 5, 4, 3, 1, 2, 3, 4, 5 ]</text:p>
      <text:p text:style-name="P2"><text:s text:c="6"/>#911 [ 3, 4, 5, 4, 3, 1, 2, 3, 4, 5 ]</text:p>
      <text:p text:style-name="P2"><text:s text:c="4"/>1.31 = 5311 <text:s text:c="17"/>in family 1.31 = 5311 <text:s text:c="16"/></text:p>
      <text:p text:style-name="P2"><text:s text:c="6"/>#56 [ 2, 4, 3, 1 ]</text:p>
      <text:p text:style-name="P2"><text:s text:c="6"/>#61 [ 4, 3, 1, 2 ]</text:p>
      <text:p text:style-name="P2"><text:s text:c="6"/>#66 [ 2, 3, 1, 4 ]</text:p>
      <text:p text:style-name="P2"><text:s text:c="6"/>#75 [ 3, 1, 2, 4 ]</text:p>
      <text:p text:style-name="P2"><text:s text:c="6"/>#94 [ 1, 2, 4, 3 ]</text:p>
      <text:p text:style-name="P2"><text:s text:c="6"/>#98 [ 1, 4, 3, 2 ]</text:p>
      <text:p text:style-name="P2"><text:s text:c="6"/>#102 [ 1, 2, 3, 4 ]</text:p>
      <text:p text:style-name="P2"><text:s text:c="6"/>#103 [ 1, 3, 2, 4 ]</text:p>
      <text:p text:style-name="P2"><text:s text:c="6"/>#105 [ 4, 3, 1, 2, 3 ]</text:p>
      <text:p text:style-name="P8"><text:s text:c="6"/>…</text:p>
      <text:p text:style-name="P8"/>
      <text:p text:style-name="P2"><text:s text:c="6"/>#1868 [ 1, 2, 3, 1, 2, 4, 3, 1, 2, 3, 5, 4, 3, 1, 2, 3 ]</text:p>
      <text:p text:style-name="P2"><text:s text:c="6"/>#1883 [ 1, 2, 3, 1, 2, 3, 4, 3, 1, 2, 3, 5, 4, 3, 1, 2, 3 ]</text:p>
      <text:p text:style-name="P2"><text:s text:c="6"/>#1897 [ 1, 2, 3, 1, 2, 4, 3, 1, 2, 5, 4, 3, 1, 2, 3, 4, 5 ]</text:p>
      <text:p text:style-name="P2"><text:s text:c="4"/>1.211 = 331111 <text:s text:c="14"/>in family 1.211 = 331111 <text:s text:c="13"/></text:p>
      <text:p text:style-name="P2"><text:s text:c="6"/>#332 [ 3, 4, 3, 1, 2, 3, 4 ]</text:p>
      <text:p text:style-name="P2"><text:s text:c="6"/>#336 [ 2, 3, 1, 2, 3, 4, 3 ]</text:p>
      <text:p text:style-name="P2"><text:s text:c="6"/>#337 [ 3, 1, 4, 3, 1, 2, 3 ]</text:p>
      <text:p text:style-name="P2"><text:s text:c="6"/>#340 [ 2, 3, 1, 2, 4, 3, 2 ]</text:p>
      <text:p text:style-name="P2"><text:s text:c="6"/>#361 [ 3, 2, 4, 3, 1, 2, 3 ]</text:p>
      <text:p text:style-name="P2"><text:s text:c="6"/>#364 [ 2, 3, 1, 2, 4, 3, 1 ]</text:p>
      <text:p text:style-name="P2"><text:s text:c="6"/>#414 [ 1, 3, 1, 2, 3, 4, 3 ]</text:p>
      <text:p text:style-name="P2"><text:s text:c="6"/>#418 [ 1, 3, 1, 2, 4, 3, 2 ]</text:p>
      <text:p text:style-name="P2"><text:s text:c="6"/>#439 [ 1, 3, 1, 2, 4, 3, 1 ]</text:p>
      <text:p text:style-name="P2"><text:s text:c="6"/>#473 [ 3, 1, 4, 3, 1, 2, 3, 4 ]</text:p>
      <text:p text:style-name="P9"><text:s text:c="6"/>…</text:p>
      <text:p text:style-name="P9"/>
      <text:p text:style-name="P2"><text:s text:c="6"/>#1056 [ 1, 3, 2, 4, 3, 1, 5, 4, 3, 2 ]</text:p>
      <text:p text:style-name="P2"><text:s text:c="6"/>#1076 [ 2, 3, 1, 5, 4, 3, 1, 2, 3, 4, 5 ]</text:p>
      <text:p text:style-name="P2"><text:s text:c="6"/>#1210 [ 1, 3, 2, 5, 4, 3, 1, 2, 3, 4, 5 ]</text:p>
      <text:p text:style-name="P2"/>
      <text:h text:style-name="P40" text:outline-level="1">B6<text:span text:style-name="T11">*</text:span></text:h>
      <text:p text:style-name="P25"/>
      <table:table table:name="Table12" table:style-name="Table12">
        <table:table-column table:style-name="Table12.A" table:number-columns-repeated="2"/>
        <table:table-column table:style-name="Table12.C"/>
        <table:table-row>
          <table:table-cell table:style-name="Table12.A1" office:value-type="string">
            <text:p text:style-name="P35">6.</text:p>
          </table:table-cell>
          <table:table-cell table:style-name="Table12.A1" office:value-type="string">
            <text:p text:style-name="P25">(13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51.</text:p>
          </table:table-cell>
          <table:table-cell table:style-name="Table12.A1" office:value-type="string">
            <text:p text:style-name="P25">(11,1,1)(11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5.1</text:p>
          </table:table-cell>
          <table:table-cell table:style-name="Table12.A1" office:value-type="string">
            <text:p text:style-name="P25">(11,1,1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25">.<text:span text:style-name="T7">6</text:span></text:p>
          </table:table-cell>
          <table:table-cell table:style-name="Table12.A1" office:value-type="string">
            <text:p text:style-name="P25">931(11,11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42.</text:p>
          </table:table-cell>
          <table:table-cell table:style-name="Table12.A1" office:value-type="string">
            <text:p text:style-name="P25">931(2,11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20">4.2</text:p>
          </table:table-cell>
          <table:table-cell table:style-name="Table12.A1" office:value-type="string">
            <text:p text:style-name="P12">931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20">1.5</text:p>
          </table:table-cell>
          <table:table-cell table:style-name="Table12.A1" office:value-type="string">
            <text:p text:style-name="P12">751(11,11)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35">33.</text:p>
          </table:table-cell>
          <table:table-cell table:style-name="Table12.A1" office:value-type="string">
            <text:p text:style-name="P25">751(2,11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20">3.3</text:p>
          </table:table-cell>
          <table:table-cell table:style-name="Table12.A1" office:value-type="string">
            <text:p text:style-name="P12">751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35">41.1</text:p>
          </table:table-cell>
          <table:table-cell table:style-name="Table12.A1" office:value-type="string">
            <text:p text:style-name="P25">922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411.</text:p>
          </table:table-cell>
          <table:table-cell table:style-name="Table12.A1" office:value-type="string">
            <text:p text:style-name="P25">91111(11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4.11</text:p>
          </table:table-cell>
          <table:table-cell table:style-name="Table12.A1" office:value-type="string">
            <text:p text:style-name="P25">91111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2.4</text:p>
          </table:table-cell>
          <table:table-cell table:style-name="Table12.A1" office:value-type="string">
            <text:p text:style-name="P25">661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32.1</text:p>
          </table:table-cell>
          <table:table-cell table:style-name="Table12.A1" office:value-type="string">
            <text:p text:style-name="P25">733(11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31.2</text:p>
          </table:table-cell>
          <table:table-cell table:style-name="Table12.A1" office:value-type="string">
            <text:p text:style-name="P25">733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321.</text:p>
          </table:table-cell>
          <table:table-cell table:style-name="Table12.A1" office:value-type="string">
            <text:p text:style-name="P25">73111(11,11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.51</text:p>
          </table:table-cell>
          <table:table-cell table:style-name="Table12.A1" office:value-type="string">
            <text:p text:style-name="P25">73111(11,2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20">3.21</text:p>
          </table:table-cell>
          <table:table-cell table:style-name="Table12.A1" office:value-type="string">
            <text:p text:style-name="P12">73111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35">11.4</text:p>
          </table:table-cell>
          <table:table-cell table:style-name="Table12.A1" office:value-type="string">
            <text:p text:style-name="P25">553(11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21.3</text:p>
          </table:table-cell>
          <table:table-cell table:style-name="Table12.A1" office:value-type="string">
            <text:p text:style-name="P25">553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1.41</text:p>
          </table:table-cell>
          <table:table-cell table:style-name="Table12.A1" office:value-type="string">
            <text:p text:style-name="P25">55111(11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2.31</text:p>
          </table:table-cell>
          <table:table-cell table:style-name="Table12.A1" office:value-type="string">
            <text:p text:style-name="P25">55111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311.1</text:p>
          </table:table-cell>
          <table:table-cell table:style-name="Table12.A1" office:value-type="string">
            <text:p text:style-name="P25">72211(11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31.11</text:p>
          </table:table-cell>
          <table:table-cell table:style-name="Table12.A1" office:value-type="string">
            <text:p text:style-name="P25">72211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22.2</text:p>
          </table:table-cell>
          <table:table-cell table:style-name="Table12.A1" office:value-type="string">
            <text:p text:style-name="P25">544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20">221.1</text:p>
          </table:table-cell>
          <table:table-cell table:style-name="Table12.A1" office:value-type="string">
            <text:p text:style-name="P12">53311(11,11)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20">211.2</text:p>
          </table:table-cell>
          <table:table-cell table:style-name="Table12.A1" office:value-type="string">
            <text:p text:style-name="P12">53311(11,2)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35">22.11</text:p>
          </table:table-cell>
          <table:table-cell table:style-name="Table12.A1" office:value-type="string">
            <text:p text:style-name="P25">53311(2,11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20">21.21</text:p>
          </table:table-cell>
          <table:table-cell table:style-name="Table12.A1" office:value-type="string">
            <text:p text:style-name="P12">53311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35">111.3</text:p>
          </table:table-cell>
          <table:table-cell table:style-name="Table12.A1" office:value-type="string">
            <text:p text:style-name="P25">44311(11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20">11.31</text:p>
          </table:table-cell>
          <table:table-cell table:style-name="Table12.A1" office:value-type="string">
            <text:p text:style-name="P12">44311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25">.<text:span text:style-name="T7">42</text:span></text:p>
          </table:table-cell>
          <table:table-cell table:style-name="Table12.A1" office:value-type="string">
            <text:p text:style-name="P25">53221(11,11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222.</text:p>
          </table:table-cell>
          <table:table-cell table:style-name="Table12.A1" office:value-type="string">
            <text:p text:style-name="P25">53221(2,11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20">2.22</text:p>
          </table:table-cell>
          <table:table-cell table:style-name="Table12.A1" office:value-type="string">
            <text:p text:style-name="P12">53221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35">3111.</text:p>
          </table:table-cell>
          <table:table-cell table:style-name="Table12.A1" office:value-type="string">
            <text:p text:style-name="P25">7111111(11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3.111</text:p>
          </table:table-cell>
          <table:table-cell table:style-name="Table12.A1" office:value-type="string">
            <text:p text:style-name="P25">7111111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1.32</text:p>
          </table:table-cell>
          <table:table-cell table:style-name="Table12.A1" office:value-type="string">
            <text:p text:style-name="P25">44221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2211.</text:p>
          </table:table-cell>
          <table:table-cell table:style-name="Table12.A1" office:value-type="string">
            <text:p text:style-name="P25">5311111(11,11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25">.<text:span text:style-name="T7">411</text:span></text:p>
          </table:table-cell>
          <table:table-cell table:style-name="Table12.A1" office:value-type="string">
            <text:p text:style-name="P25">5311111(11,2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20">2.211</text:p>
          </table:table-cell>
          <table:table-cell table:style-name="Table12.A1" office:value-type="string">
            <text:p text:style-name="P12">5311111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25">.<text:span text:style-name="T7">33</text:span></text:p>
          </table:table-cell>
          <table:table-cell table:style-name="Table12.A1" office:value-type="string">
            <text:p text:style-name="P25">33331(11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11.22</text:p>
          </table:table-cell>
          <table:table-cell table:style-name="Table12.A1" office:value-type="string">
            <text:p text:style-name="P25">33331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211.11</text:p>
          </table:table-cell>
          <table:table-cell table:style-name="Table12.A1" office:value-type="string">
            <text:p text:style-name="P25">52222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1.311</text:p>
          </table:table-cell>
          <table:table-cell table:style-name="Table12.A1" office:value-type="string">
            <text:p text:style-name="P25">4411111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2111.1</text:p>
          </table:table-cell>
          <table:table-cell table:style-name="Table12.A1" office:value-type="string">
            <text:p text:style-name="P25">5221111(11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21.111</text:p>
          </table:table-cell>
          <table:table-cell table:style-name="Table12.A1" office:value-type="string">
            <text:p text:style-name="P25">5221111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111.21</text:p>
          </table:table-cell>
          <table:table-cell table:style-name="Table12.A1" office:value-type="string">
            <text:p text:style-name="P25">33322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1111.2</text:p>
          </table:table-cell>
          <table:table-cell table:style-name="Table12.A1" office:value-type="string">
            <text:p text:style-name="P25">3331111(11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20">11.211</text:p>
          </table:table-cell>
          <table:table-cell table:style-name="Table12.A1" office:value-type="string">
            <text:p text:style-name="P12">3331111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25">.<text:span text:style-name="T7">321</text:span></text:p>
          </table:table-cell>
          <table:table-cell table:style-name="Table12.A1" office:value-type="string">
            <text:p text:style-name="P25">3322111(11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1.221</text:p>
          </table:table-cell>
          <table:table-cell table:style-name="Table12.A1" office:value-type="string">
            <text:p text:style-name="P25">3322111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1111.11</text:p>
          </table:table-cell>
          <table:table-cell table:style-name="Table12.A1" office:value-type="string">
            <text:p text:style-name="P25">3222211(11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20">111.111</text:p>
          </table:table-cell>
          <table:table-cell table:style-name="Table12.A1" office:value-type="string">
            <text:p text:style-name="P12">3222211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35">21111.</text:p>
          </table:table-cell>
          <table:table-cell table:style-name="Table12.A1" office:value-type="string">
            <text:p text:style-name="P25">511111111(11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2.1111</text:p>
          </table:table-cell>
          <table:table-cell table:style-name="Table12.A1" office:value-type="string">
            <text:p text:style-name="P25">511111111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25">.<text:span text:style-name="T7">3111</text:span></text:p>
          </table:table-cell>
          <table:table-cell table:style-name="Table12.A1" office:value-type="string">
            <text:p text:style-name="P25">331111111(11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1.2111</text:p>
          </table:table-cell>
          <table:table-cell table:style-name="Table12.A1" office:value-type="string">
            <text:p text:style-name="P25">331111111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11111.1</text:p>
          </table:table-cell>
          <table:table-cell table:style-name="Table12.A1" office:value-type="string">
            <text:p text:style-name="P25">322111111(11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20">11.1111</text:p>
          </table:table-cell>
          <table:table-cell table:style-name="Table12.A1" office:value-type="string">
            <text:p text:style-name="P12">322111111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25">.<text:span text:style-name="T7">222</text:span></text:p>
          </table:table-cell>
          <table:table-cell table:style-name="Table12.A1" office:value-type="string">
            <text:p text:style-name="P25">2222221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25">.<text:span text:style-name="T7">2211</text:span></text:p>
          </table:table-cell>
          <table:table-cell table:style-name="Table12.A1" office:value-type="string">
            <text:p text:style-name="P25">222211111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35">111111.</text:p>
          </table:table-cell>
          <table:table-cell table:style-name="Table12.A1" office:value-type="string">
            <text:p text:style-name="P25">31111111111(11)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20">1.11111</text:p>
          </table:table-cell>
          <table:table-cell table:style-name="Table12.A1" office:value-type="string">
            <text:p text:style-name="P12">31111111111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25">.<text:span text:style-name="T7">21111</text:span></text:p>
          </table:table-cell>
          <table:table-cell table:style-name="Table12.A1" office:value-type="string">
            <text:p text:style-name="P25">22111111111</text:p>
          </table:table-cell>
          <table:table-cell table:style-name="Table12.A1" office:value-type="string">
            <text:p text:style-name="P25"/>
          </table:table-cell>
        </table:table-row>
        <table:table-row>
          <table:table-cell table:style-name="Table12.A1" office:value-type="string">
            <text:p text:style-name="P25">.<text:span text:style-name="T7">111111</text:span></text:p>
          </table:table-cell>
          <table:table-cell table:style-name="Table12.A1" office:value-type="string">
            <text:p text:style-name="P25">1111111111111</text:p>
          </table:table-cell>
          <table:table-cell table:style-name="Table12.A1" office:value-type="string">
            <text:p text:style-name="P25"/>
          </table:table-cell>
        </table:table-row>
      </table:table>
      <text:p text:style-name="P1">total num of chars: 65</text:p>
      <text:p text:style-name="P2">total num of families: 26</text:p>
      <text:p text:style-name="P2"/>
      <text:p text:style-name="P2">chars where some sequence of nonzero coeffs is not unimodal in abs value:</text:p>
      <text:p text:style-name="P2"><text:s text:c="4"/>none</text:p>
      <text:p text:style-name="P2">chars where some polynomial has both positive and negative coeffs:</text:p>
      <text:p text:style-name="P2"><text:s text:c="4"/>none</text:p>
      <text:p text:style-name="P2">chars where some polynomial has strictly negative coeffs:</text:p>
      <text:p text:style-name="P2"><text:s text:c="4"/>2.22 = 53221 <text:s text:c="16"/>in family 21.21 = 53311 <text:s text:c="14"/></text:p>
      <text:p text:style-name="P2"><text:s text:c="4"/>211.2 = 53311(11,2) <text:s text:c="9"/>in family 21.21 = 53311 <text:s text:c="14"/></text:p>
      <text:p text:style-name="P2"><text:s text:c="4"/>4.2 = 931 <text:s text:c="19"/>in family 4.2 = 931 <text:s text:c="18"/></text:p>
      <text:p text:style-name="P2"><text:s text:c="4"/>1.5 = 751(11,11) <text:s text:c="12"/>in family 4.2 = 931 <text:s text:c="18"/></text:p>
      <text:p text:style-name="P2"><text:s text:c="4"/>2.211 = 5311111 <text:s text:c="13"/>in family 2.211 = 5311111 <text:s text:c="12"/></text:p>
      <text:p text:style-name="P2"><text:s text:c="4"/>3.3 = 751 <text:s text:c="19"/>in family 3.3 = 751 <text:s text:c="18"/></text:p>
      <text:p text:style-name="P2"><text:s text:c="4"/>11.211 = 3331111 <text:s text:c="12"/>in family 11.211 = 3331111 <text:s text:c="11"/></text:p>
      <text:p text:style-name="P2"><text:s text:c="4"/>3.21 = 73111 <text:s text:c="16"/>in family 3.21 = 73111 <text:s text:c="15"/></text:p>
      <text:p text:style-name="P2"><text:s text:c="4"/>111.111 = 3222211 <text:s text:c="11"/>in family 111.111 = 3222211 <text:s text:c="10"/></text:p>
      <text:p text:style-name="P2"><text:s text:c="4"/>11.31 = 44311 <text:s text:c="15"/>in family 21.21 = 53311 <text:s text:c="14"/></text:p>
      <text:p text:style-name="P2"><text:s text:c="4"/>221.1 = 53311(11,11) <text:s text:c="8"/>in family 21.21 = 53311 <text:s text:c="14"/></text:p>
      <text:p text:style-name="P2"><text:s text:c="4"/>11.1111 = 322111111 <text:s text:c="9"/>in family 11.1111 = 322111111 <text:s text:c="8"/></text:p>
      <text:p text:style-name="P2"><text:s text:c="4"/>21.21 = 53311 <text:s text:c="15"/>in family 21.21 = 53311 <text:s text:c="14"/></text:p>
      <text:p text:style-name="P2"><text:s text:c="4"/>1.11111 = 31111111111 <text:s text:c="7"/>in family 1.11111 = 31111111111 <text:s text:c="6"/></text:p>
      <text:p text:style-name="P2"/>
      <text:p text:style-name="P2">| 0 rationally smooth elements where some sequence of nonzero coeffs is not unimodal in abs value.</text:p>
      <text:p text:style-name="P2">| 0 rationally smooth elements where some polynomial has both positive and negative coeffs.</text:p>
      <text:p text:style-name="P2">| 658 rationally smooth elements where some polynomial has strictly negative coeffs.</text:p>
      <text:h text:style-name="Heading_20_1" text:outline-level="1" text:is-list-header="true"/>
      <text:h text:style-name="P43" text:outline-level="1" text:is-list-header="true">C6<text:span text:style-name="T11">*</text:span></text:h>
      <text:p text:style-name="P25"/>
      <table:table table:name="Table13" table:style-name="Table13">
        <table:table-column table:style-name="Table13.A" table:number-columns-repeated="2"/>
        <table:table-column table:style-name="Table13.C"/>
        <table:table-row>
          <table:table-cell table:style-name="Table13.A1" office:value-type="string">
            <text:p text:style-name="P36">6.</text:p>
          </table:table-cell>
          <table:table-cell table:style-name="Table13.A1" office:value-type="string">
            <text:p text:style-name="P25">(12)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25">.<text:span text:style-name="T8">6</text:span></text:p>
          </table:table-cell>
          <table:table-cell table:style-name="Table13.A1" office:value-type="string">
            <text:p text:style-name="P25">(10,2)(11)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21">5.1</text:p>
          </table:table-cell>
          <table:table-cell table:style-name="Table13.A1" office:value-type="string">
            <text:p text:style-name="P12">(10,2)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21">1.5</text:p>
          </table:table-cell>
          <table:table-cell table:style-name="Table13.A1" office:value-type="string">
            <text:p text:style-name="P12">84(11)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21">4.2</text:p>
          </table:table-cell>
          <table:table-cell table:style-name="Table13.A1" office:value-type="string">
            <text:p text:style-name="P12">84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36">51.</text:p>
          </table:table-cell>
          <table:table-cell table:style-name="Table13.A1" office:value-type="string">
            <text:p text:style-name="P25">(10,1,1)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6">2.4</text:p>
          </table:table-cell>
          <table:table-cell table:style-name="Table13.A1" office:value-type="string">
            <text:p text:style-name="P25">66(11)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6">3.3</text:p>
          </table:table-cell>
          <table:table-cell table:style-name="Table13.A1" office:value-type="string">
            <text:p text:style-name="P25">66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6">42.</text:p>
          </table:table-cell>
          <table:table-cell table:style-name="Table13.A1" office:value-type="string">
            <text:p text:style-name="P25">822(11)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6">41.1</text:p>
          </table:table-cell>
          <table:table-cell table:style-name="Table13.A1" office:value-type="string">
            <text:p text:style-name="P25">822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6">.51</text:p>
          </table:table-cell>
          <table:table-cell table:style-name="Table13.A1" office:value-type="string">
            <text:p text:style-name="P25">8211(11)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21">4.11</text:p>
          </table:table-cell>
          <table:table-cell table:style-name="Table13.A1" office:value-type="string">
            <text:p text:style-name="P12">8211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36">33.</text:p>
          </table:table-cell>
          <table:table-cell table:style-name="Table13.A1" office:value-type="string">
            <text:p text:style-name="P25">642(11,11)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6">11.4</text:p>
          </table:table-cell>
          <table:table-cell table:style-name="Table13.A1" office:value-type="string">
            <text:p text:style-name="P25">642(2,11)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21">31.2</text:p>
          </table:table-cell>
          <table:table-cell table:style-name="Table13.A1" office:value-type="string">
            <text:p text:style-name="P12">642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21">1.41</text:p>
          </table:table-cell>
          <table:table-cell table:style-name="Table13.A1" office:value-type="string">
            <text:p text:style-name="P12">6411(11)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21">3.21</text:p>
          </table:table-cell>
          <table:table-cell table:style-name="Table13.A1" office:value-type="string">
            <text:p text:style-name="P12">6411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36">21.3</text:p>
          </table:table-cell>
          <table:table-cell table:style-name="Table13.A1" office:value-type="string">
            <text:p text:style-name="P25">552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6">32.1</text:p>
          </table:table-cell>
          <table:table-cell table:style-name="Table13.A1" office:value-type="string">
            <text:p text:style-name="P25">633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25">.<text:span text:style-name="T8">42</text:span></text:p>
          </table:table-cell>
          <table:table-cell table:style-name="Table13.A1" office:value-type="string">
            <text:p text:style-name="P25">6222(11)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21">31.11</text:p>
          </table:table-cell>
          <table:table-cell table:style-name="Table13.A1" office:value-type="string">
            <text:p text:style-name="P12">6222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36">2.31</text:p>
          </table:table-cell>
          <table:table-cell table:style-name="Table13.A1" office:value-type="string">
            <text:p text:style-name="P25">5511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6">411.</text:p>
          </table:table-cell>
          <table:table-cell table:style-name="Table13.A1" office:value-type="string">
            <text:p text:style-name="P25">81111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6">22.2</text:p>
          </table:table-cell>
          <table:table-cell table:style-name="Table13.A1" office:value-type="string">
            <text:p text:style-name="P25">444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6">1.32</text:p>
          </table:table-cell>
          <table:table-cell table:style-name="Table13.A1" office:value-type="string">
            <text:p text:style-name="P25">4422(11,11)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6">2.22</text:p>
          </table:table-cell>
          <table:table-cell table:style-name="Table13.A1" office:value-type="string">
            <text:p text:style-name="P25">4422(11,2)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22">11.31</text:p>
          </table:table-cell>
          <table:table-cell table:style-name="Table13.A1" office:value-type="string">
            <text:p text:style-name="P12">4422(2,11)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22">21.21</text:p>
          </table:table-cell>
          <table:table-cell table:style-name="Table13.A1" office:value-type="string">
            <text:p text:style-name="P12">4422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37">321.</text:p>
          </table:table-cell>
          <table:table-cell table:style-name="Table13.A1" office:value-type="string">
            <text:p text:style-name="P25">62211(11)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7">311.1</text:p>
          </table:table-cell>
          <table:table-cell table:style-name="Table13.A1" office:value-type="string">
            <text:p text:style-name="P25">62211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6">.<text:span text:style-name="T9">33</text:span></text:p>
          </table:table-cell>
          <table:table-cell table:style-name="Table13.A1" office:value-type="string">
            <text:p text:style-name="P25">4332(11)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22">22.11</text:p>
          </table:table-cell>
          <table:table-cell table:style-name="Table13.A1" office:value-type="string">
            <text:p text:style-name="P12">4332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37">111.3</text:p>
          </table:table-cell>
          <table:table-cell table:style-name="Table13.A1" office:value-type="string">
            <text:p text:style-name="P25">44211(11)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7">211.2</text:p>
          </table:table-cell>
          <table:table-cell table:style-name="Table13.A1" office:value-type="string">
            <text:p text:style-name="P25">44211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6">.<text:span text:style-name="T9">411</text:span></text:p>
          </table:table-cell>
          <table:table-cell table:style-name="Table13.A1" office:value-type="string">
            <text:p text:style-name="P25">621111(11)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22">3.111</text:p>
          </table:table-cell>
          <table:table-cell table:style-name="Table13.A1" office:value-type="string">
            <text:p text:style-name="P12">621111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22">221.1</text:p>
          </table:table-cell>
          <table:table-cell table:style-name="Table13.A1" office:value-type="string">
            <text:p text:style-name="P12">43311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37">1.311</text:p>
          </table:table-cell>
          <table:table-cell table:style-name="Table13.A1" office:value-type="string">
            <text:p text:style-name="P25">441111(11)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7">2.211</text:p>
          </table:table-cell>
          <table:table-cell table:style-name="Table13.A1" office:value-type="string">
            <text:p text:style-name="P25">441111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7">11.22</text:p>
          </table:table-cell>
          <table:table-cell table:style-name="Table13.A1" office:value-type="string">
            <text:p text:style-name="P25">3333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7">222.</text:p>
          </table:table-cell>
          <table:table-cell table:style-name="Table13.A1" office:value-type="string">
            <text:p text:style-name="P25">42222(11)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7">211.11</text:p>
          </table:table-cell>
          <table:table-cell table:style-name="Table13.A1" office:value-type="string">
            <text:p text:style-name="P25">42222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6">.<text:span text:style-name="T9">321</text:span></text:p>
          </table:table-cell>
          <table:table-cell table:style-name="Table13.A1" office:value-type="string">
            <text:p text:style-name="P25">422211(11)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22">21.111</text:p>
          </table:table-cell>
          <table:table-cell table:style-name="Table13.A1" office:value-type="string">
            <text:p text:style-name="P12">422211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37">111.21</text:p>
          </table:table-cell>
          <table:table-cell table:style-name="Table13.A1" office:value-type="string">
            <text:p text:style-name="P25">33222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6">1.221</text:p>
          </table:table-cell>
          <table:table-cell table:style-name="Table13.A1" office:value-type="string">
            <text:p text:style-name="P25">332211(11)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21">11.211</text:p>
          </table:table-cell>
          <table:table-cell table:style-name="Table13.A1" office:value-type="string">
            <text:p text:style-name="P12">332211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36">3111.</text:p>
          </table:table-cell>
          <table:table-cell table:style-name="Table13.A1" office:value-type="string">
            <text:p text:style-name="P25">6111111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6">2211.</text:p>
          </table:table-cell>
          <table:table-cell table:style-name="Table13.A1" office:value-type="string">
            <text:p text:style-name="P25">4221111(11)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6">2111.1</text:p>
          </table:table-cell>
          <table:table-cell table:style-name="Table13.A1" office:value-type="string">
            <text:p text:style-name="P25">4221111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6">1111.2</text:p>
          </table:table-cell>
          <table:table-cell table:style-name="Table13.A1" office:value-type="string">
            <text:p text:style-name="P25">3321111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25">.<text:span text:style-name="T8">222</text:span></text:p>
          </table:table-cell>
          <table:table-cell table:style-name="Table13.A1" office:value-type="string">
            <text:p text:style-name="P25">222222(11)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21">111.111</text:p>
          </table:table-cell>
          <table:table-cell table:style-name="Table13.A1" office:value-type="string">
            <text:p text:style-name="P12">222222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25">.<text:span text:style-name="T8">3111</text:span></text:p>
          </table:table-cell>
          <table:table-cell table:style-name="Table13.A1" office:value-type="string">
            <text:p text:style-name="P25">42111111(11)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21">2.1111</text:p>
          </table:table-cell>
          <table:table-cell table:style-name="Table13.A1" office:value-type="string">
            <text:p text:style-name="P12">42111111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36">1111.11</text:p>
          </table:table-cell>
          <table:table-cell table:style-name="Table13.A1" office:value-type="string">
            <text:p text:style-name="P25">2222211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6">1.2111</text:p>
          </table:table-cell>
          <table:table-cell table:style-name="Table13.A1" office:value-type="string">
            <text:p text:style-name="P25">33111111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6">.2211</text:p>
          </table:table-cell>
          <table:table-cell table:style-name="Table13.A1" office:value-type="string">
            <text:p text:style-name="P25">22221111(11)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21">11.1111</text:p>
          </table:table-cell>
          <table:table-cell table:style-name="Table13.A1" office:value-type="string">
            <text:p text:style-name="P12">22221111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36">21111.</text:p>
          </table:table-cell>
          <table:table-cell table:style-name="Table13.A1" office:value-type="string">
            <text:p text:style-name="P25">411111111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36">11111.1</text:p>
          </table:table-cell>
          <table:table-cell table:style-name="Table13.A1" office:value-type="string">
            <text:p text:style-name="P25">222111111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25">.<text:span text:style-name="T8">21111</text:span></text:p>
          </table:table-cell>
          <table:table-cell table:style-name="Table13.A1" office:value-type="string">
            <text:p text:style-name="P25">2211111111(11)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21">1.11111</text:p>
          </table:table-cell>
          <table:table-cell table:style-name="Table13.A1" office:value-type="string">
            <text:p text:style-name="P12">2211111111</text:p>
          </table:table-cell>
          <table:table-cell table:style-name="Table13.A1" office:value-type="string">
            <text:p text:style-name="P12"/>
          </table:table-cell>
        </table:table-row>
        <table:table-row>
          <table:table-cell table:style-name="Table13.A1" office:value-type="string">
            <text:p text:style-name="P36">111111.</text:p>
          </table:table-cell>
          <table:table-cell table:style-name="Table13.A1" office:value-type="string">
            <text:p text:style-name="P25">21111111111</text:p>
          </table:table-cell>
          <table:table-cell table:style-name="Table13.A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25">.<text:span text:style-name="T8">111111</text:span></text:p>
          </table:table-cell>
          <table:table-cell table:style-name="Table13.A1" office:value-type="string">
            <text:p text:style-name="P25">111111111111</text:p>
          </table:table-cell>
          <table:table-cell table:style-name="Table13.A1" office:value-type="string">
            <text:p text:style-name="P25"/>
          </table:table-cell>
        </table:table-row>
      </table:table>
      <text:p text:style-name="P1">total num of chars: 65</text:p>
      <text:p text:style-name="P2">total num of families: 26</text:p>
      <text:p text:style-name="P2"/>
      <text:p text:style-name="P2">chars where some sequence of nonzero coeffs is not unimodal in abs value:</text:p>
      <text:p text:style-name="P2"><text:s text:c="4"/>none</text:p>
      <text:p text:style-name="P2">chars where some polynomial has both positive and negative coeffs:</text:p>
      <text:p text:style-name="P2"><text:s text:c="4"/>none</text:p>
      <text:p text:style-name="P2">chars where some polynomial has strictly negative coeffs:</text:p>
      <text:p text:style-name="P2"><text:s text:c="4"/>5.1 = (10,2) <text:s text:c="16"/>in family 5.1 = (10,2) <text:s text:c="15"/></text:p>
      <text:p text:style-name="P2"><text:s text:c="4"/>1.5 = 84(11) <text:s text:c="16"/>in family 4.2 = 84 <text:s text:c="19"/></text:p>
      <text:p text:style-name="P2"><text:s text:c="4"/>4.2 = 84 <text:s text:c="20"/>in family 4.2 = 84 <text:s text:c="19"/></text:p>
      <text:p text:style-name="P2"><text:s text:c="4"/>4.11 = 8211 <text:s text:c="17"/>in family 4.11 = 8211 <text:s text:c="16"/></text:p>
      <text:p text:style-name="P2"><text:s text:c="4"/>31.2 = 642 <text:s text:c="18"/>in family 31.2 = 642 <text:s text:c="17"/></text:p>
      <text:p text:style-name="P2"><text:s text:c="4"/>1.41 = 6411(11) <text:s text:c="13"/>in family 3.21 = 6411 <text:s text:c="16"/></text:p>
      <text:p text:style-name="P2"><text:s text:c="4"/>3.21 = 6411 <text:s text:c="17"/>in family 3.21 = 6411 <text:s text:c="16"/></text:p>
      <text:p text:style-name="P2"><text:s text:c="4"/>31.11 = 6222 <text:s text:c="16"/>in family 31.11 = 6222 <text:s text:c="15"/></text:p>
      <text:p text:style-name="P2"><text:s text:c="4"/>11.31 = 4422(2,11) <text:s text:c="10"/>in family 21.21 = 4422 <text:s text:c="15"/></text:p>
      <text:p text:style-name="P2"><text:s text:c="4"/>21.21 = 4422 <text:s text:c="16"/>in family 21.21 = 4422 <text:s text:c="15"/></text:p>
      <text:p text:style-name="P2"><text:s text:c="4"/>22.11 = 4332 <text:s text:c="16"/>in family 21.21 = 4422 <text:s text:c="15"/></text:p>
      <text:p text:style-name="P2"><text:s text:c="4"/>3.111 = 621111 <text:s text:c="14"/>in family 3.111 = 621111 <text:s text:c="13"/></text:p>
      <text:p text:style-name="P2"><text:s text:c="4"/>221.1 = 43311 <text:s text:c="15"/>in family 21.21 = 4422 <text:s text:c="15"/></text:p>
      <text:p text:style-name="P2"><text:s text:c="4"/>21.111 = 422211 <text:s text:c="13"/>in family 21.111 = 422211 <text:s text:c="12"/></text:p>
      <text:p text:style-name="P2"><text:s text:c="4"/>11.211 = 332211 <text:s text:c="13"/>in family 11.211 = 332211 <text:s text:c="12"/></text:p>
      <text:p text:style-name="P2"><text:s text:c="4"/>111.111 = 222222 <text:s text:c="12"/>in family 111.111 = 222222 <text:s text:c="11"/></text:p>
      <text:p text:style-name="P2"><text:s text:c="4"/>2.1111 = 42111111 <text:s text:c="11"/>in family 2.1111 = 42111111 <text:s text:c="10"/></text:p>
      <text:p text:style-name="P2"><text:s text:c="4"/>11.1111 = 22221111 <text:s text:c="10"/>in family 11.1111 = 22221111 <text:s text:c="9"/></text:p>
      <text:p text:style-name="P2"><text:s text:c="4"/>1.11111 = 2211111111 <text:s text:c="8"/>in family 1.11111 = 2211111111 <text:s text:c="7"/></text:p>
      <text:p text:style-name="P2"/>
      <text:p text:style-name="P2">| 0 rationally smooth elements where some sequence of nonzero coeffs is not unimodal in abs value.</text:p>
      <text:p text:style-name="P2">| 0 rationally smooth elements where some polynomial has both positive and negative coeffs.</text:p>
      <text:p text:style-name="P2">| 1716 rationally smooth elements where some polynomial has strictly negative coeffs.</text:p>
      <text:p text:style-name="P2"/>
      <text:h text:style-name="P40" text:outline-level="1">D6<text:span text:style-name="T11">*</text:span></text:h>
      <text:p text:style-name="P25"/>
      <table:table table:name="Table14" table:style-name="Table14">
        <table:table-column table:style-name="Table14.A" table:number-columns-repeated="2"/>
        <table:table-column table:style-name="Table14.C"/>
        <table:table-row>
          <table:table-cell table:style-name="Table14.A1" office:value-type="string">
            <text:p text:style-name="P25">.<text:span text:style-name="T10">6</text:span></text:p>
          </table:table-cell>
          <table:table-cell table:style-name="Table14.A1" office:value-type="string">
            <text:p text:style-name="P25">(11,1)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57">1.5</text:p>
          </table:table-cell>
          <table:table-cell table:style-name="Table14.A1" office:value-type="string">
            <text:p text:style-name="P47">93</text:p>
          </table:table-cell>
          <table:table-cell table:style-name="Table14.A1" office:value-type="string">
            <text:p text:style-name="P51">⇅</text:p>
          </table:table-cell>
        </table:table-row>
        <table:table-row>
          <table:table-cell table:style-name="Table14.A1" office:value-type="string">
            <text:p text:style-name="P38">.51</text:p>
          </table:table-cell>
          <table:table-cell table:style-name="Table14.A1" office:value-type="string">
            <text:p text:style-name="P25">9111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57">2.4</text:p>
          </table:table-cell>
          <table:table-cell table:style-name="Table14.A1" office:value-type="string">
            <text:p text:style-name="P47">75</text:p>
          </table:table-cell>
          <table:table-cell table:style-name="Table14.A1" office:value-type="string">
            <text:p text:style-name="P51">⇅,±</text:p>
          </table:table-cell>
        </table:table-row>
        <table:table-row>
          <table:table-cell table:style-name="Table14.A1" office:value-type="string">
            <text:p text:style-name="P23">11.4</text:p>
          </table:table-cell>
          <table:table-cell table:style-name="Table14.A1" office:value-type="string">
            <text:p text:style-name="P12">7311(11)</text:p>
          </table:table-cell>
          <table:table-cell table:style-name="Table14.A1" office:value-type="string">
            <text:p text:style-name="P12"/>
          </table:table-cell>
        </table:table-row>
        <table:table-row>
          <table:table-cell table:style-name="Table14.A1" office:value-type="string">
            <text:p text:style-name="P57">1.41</text:p>
          </table:table-cell>
          <table:table-cell table:style-name="Table14.A1" office:value-type="string">
            <text:p text:style-name="P47">7311</text:p>
          </table:table-cell>
          <table:table-cell table:style-name="Table14.A1" office:value-type="string">
            <text:p text:style-name="P51">⇅,±</text:p>
          </table:table-cell>
        </table:table-row>
        <table:table-row>
          <table:table-cell table:style-name="Table14.A1" office:value-type="string">
            <text:p text:style-name="P38">3+</text:p>
          </table:table-cell>
          <table:table-cell table:style-name="Table14.A1" office:value-type="string">
            <text:p text:style-name="P25">66+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38">3-</text:p>
          </table:table-cell>
          <table:table-cell table:style-name="Table14.A1" office:value-type="string">
            <text:p text:style-name="P25">66-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38">21.3</text:p>
          </table:table-cell>
          <table:table-cell table:style-name="Table14.A1" office:value-type="string">
            <text:p text:style-name="P25">5511(11)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38">2.31</text:p>
          </table:table-cell>
          <table:table-cell table:style-name="Table14.A1" office:value-type="string">
            <text:p text:style-name="P25">5511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25">.<text:span text:style-name="T10">42</text:span></text:p>
          </table:table-cell>
          <table:table-cell table:style-name="Table14.A1" office:value-type="string">
            <text:p text:style-name="P25">7221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25">.<text:span text:style-name="T10">33</text:span></text:p>
          </table:table-cell>
          <table:table-cell table:style-name="Table14.A1" office:value-type="string">
            <text:p text:style-name="P25">5331(11)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38">1.32</text:p>
          </table:table-cell>
          <table:table-cell table:style-name="Table14.A1" office:value-type="string">
            <text:p text:style-name="P25">5331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25">.<text:span text:style-name="T10">411</text:span></text:p>
          </table:table-cell>
          <table:table-cell table:style-name="Table14.A1" office:value-type="string">
            <text:p text:style-name="P25">711111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38">2.22</text:p>
          </table:table-cell>
          <table:table-cell table:style-name="Table14.A1" office:value-type="string">
            <text:p text:style-name="P25">4431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23">11.31</text:p>
          </table:table-cell>
          <table:table-cell table:style-name="Table14.A1" office:value-type="string">
            <text:p text:style-name="P12">5322</text:p>
          </table:table-cell>
          <table:table-cell table:style-name="Table14.A1" office:value-type="string">
            <text:p text:style-name="P12"/>
          </table:table-cell>
        </table:table-row>
        <table:table-row>
          <table:table-cell table:style-name="Table14.A1" office:value-type="string">
            <text:p text:style-name="P23">111.3</text:p>
          </table:table-cell>
          <table:table-cell table:style-name="Table14.A1" office:value-type="string">
            <text:p text:style-name="P12">531111(11)</text:p>
          </table:table-cell>
          <table:table-cell table:style-name="Table14.A1" office:value-type="string">
            <text:p text:style-name="P12"/>
          </table:table-cell>
        </table:table-row>
        <table:table-row>
          <table:table-cell table:style-name="Table14.A1" office:value-type="string">
            <text:p text:style-name="P23">1.311</text:p>
          </table:table-cell>
          <table:table-cell table:style-name="Table14.A1" office:value-type="string">
            <text:p text:style-name="P12">531111</text:p>
          </table:table-cell>
          <table:table-cell table:style-name="Table14.A1" office:value-type="string">
            <text:p text:style-name="P12"/>
          </table:table-cell>
        </table:table-row>
        <table:table-row>
          <table:table-cell table:style-name="Table14.A1" office:value-type="string">
            <text:p text:style-name="P38">21+</text:p>
          </table:table-cell>
          <table:table-cell table:style-name="Table14.A1" office:value-type="string">
            <text:p text:style-name="P25">4422+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38">21-</text:p>
          </table:table-cell>
          <table:table-cell table:style-name="Table14.A1" office:value-type="string">
            <text:p text:style-name="P25">4422-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38">2.211</text:p>
          </table:table-cell>
          <table:table-cell table:style-name="Table14.A1" office:value-type="string">
            <text:p text:style-name="P25">441111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25">.<text:span text:style-name="T10">321</text:span></text:p>
          </table:table-cell>
          <table:table-cell table:style-name="Table14.A1" office:value-type="string">
            <text:p text:style-name="P25">522111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38">11.22</text:p>
          </table:table-cell>
          <table:table-cell table:style-name="Table14.A1" office:value-type="string">
            <text:p text:style-name="P25">3333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38">1.221</text:p>
          </table:table-cell>
          <table:table-cell table:style-name="Table14.A1" office:value-type="string">
            <text:p text:style-name="P25">333111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38">111.21</text:p>
          </table:table-cell>
          <table:table-cell table:style-name="Table14.A1" office:value-type="string">
            <text:p text:style-name="P25">332211(11)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23">11.211</text:p>
          </table:table-cell>
          <table:table-cell table:style-name="Table14.A1" office:value-type="string">
            <text:p text:style-name="P12">332211</text:p>
          </table:table-cell>
          <table:table-cell table:style-name="Table14.A1" office:value-type="string">
            <text:p text:style-name="P12"/>
          </table:table-cell>
        </table:table-row>
        <table:table-row>
          <table:table-cell table:style-name="Table14.A1" office:value-type="string">
            <text:p text:style-name="P25">.<text:span text:style-name="T10">3111</text:span></text:p>
          </table:table-cell>
          <table:table-cell table:style-name="Table14.A1" office:value-type="string">
            <text:p text:style-name="P25">51111111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25">.<text:span text:style-name="T10">222</text:span></text:p>
          </table:table-cell>
          <table:table-cell table:style-name="Table14.A1" office:value-type="string">
            <text:p text:style-name="P25">322221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38">1111.2</text:p>
          </table:table-cell>
          <table:table-cell table:style-name="Table14.A1" office:value-type="string">
            <text:p text:style-name="P25">33111111(11)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23">1.2111</text:p>
          </table:table-cell>
          <table:table-cell table:style-name="Table14.A1" office:value-type="string">
            <text:p text:style-name="P12">33111111</text:p>
          </table:table-cell>
          <table:table-cell table:style-name="Table14.A1" office:value-type="string">
            <text:p text:style-name="P12"/>
          </table:table-cell>
        </table:table-row>
        <table:table-row>
          <table:table-cell table:style-name="Table14.A1" office:value-type="string">
            <text:p text:style-name="P25">.<text:span text:style-name="T10">2211</text:span></text:p>
          </table:table-cell>
          <table:table-cell table:style-name="Table14.A1" office:value-type="string">
            <text:p text:style-name="P25">32211111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38">111+</text:p>
          </table:table-cell>
          <table:table-cell table:style-name="Table14.A1" office:value-type="string">
            <text:p text:style-name="P25">222222+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38">111-</text:p>
          </table:table-cell>
          <table:table-cell table:style-name="Table14.A1" office:value-type="string">
            <text:p text:style-name="P25">222222-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38">11.1111</text:p>
          </table:table-cell>
          <table:table-cell table:style-name="Table14.A1" office:value-type="string">
            <text:p text:style-name="P25">22221111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25">.<text:span text:style-name="T10">21111</text:span></text:p>
          </table:table-cell>
          <table:table-cell table:style-name="Table14.A1" office:value-type="string">
            <text:p text:style-name="P25">3111111111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25"><text:span text:style-name="T10">1</text:span>.<text:span text:style-name="T10">11111</text:span></text:p>
          </table:table-cell>
          <table:table-cell table:style-name="Table14.A1" office:value-type="string">
            <text:p text:style-name="P25">2211111111</text:p>
          </table:table-cell>
          <table:table-cell table:style-name="Table14.A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25">.<text:span text:style-name="T10">111111</text:span></text:p>
          </table:table-cell>
          <table:table-cell table:style-name="Table14.A1" office:value-type="string">
            <text:p text:style-name="P25">111111111111</text:p>
          </table:table-cell>
          <table:table-cell table:style-name="Table14.A1" office:value-type="string">
            <text:p text:style-name="P25"/>
          </table:table-cell>
        </table:table-row>
      </table:table>
      <text:p text:style-name="P1">total num of chars: 37</text:p>
      <text:p text:style-name="P2">total num of families: 27</text:p>
      <text:p text:style-name="P2"/>
      <text:p text:style-name="P2">chars where some sequence of nonzero coeffs is not unimodal in abs value:</text:p>
      <text:p text:style-name="P2"><text:s text:c="4"/>1.5 = 93 <text:s text:c="20"/>in family 1.5 = 93 <text:s text:c="19"/></text:p>
      <text:p text:style-name="P2"><text:s text:c="4"/>2.4 = 75 <text:s text:c="20"/>in family 2.4 = 75 <text:s text:c="19"/></text:p>
      <text:p text:style-name="P2"><text:s text:c="4"/>1.41 = 7311 <text:s text:c="17"/>in family 1.41 = 7311 <text:s text:c="16"/></text:p>
      <text:p text:style-name="P2">chars where some polynomial has both positive and negative coeffs:</text:p>
      <text:p text:style-name="P2"><text:s text:c="4"/>2.4 = 75 <text:s text:c="20"/>in family 2.4 = 75 <text:s text:c="19"/></text:p>
      <text:p text:style-name="P2"><text:s text:c="4"/>1.41 = 7311 <text:s text:c="17"/>in family 1.41 = 7311 <text:s text:c="16"/></text:p>
      <text:p text:style-name="P2">chars where some polynomial has strictly negative coeffs:</text:p>
      <text:p text:style-name="P2"><text:s text:c="4"/>1.5 = 93 <text:s text:c="20"/>in family 1.5 = 93 <text:s text:c="19"/></text:p>
      <text:p text:style-name="P2"><text:s text:c="4"/>2.4 = 75 <text:s text:c="20"/>in family 2.4 = 75 <text:s text:c="19"/></text:p>
      <text:p text:style-name="P2"><text:s text:c="4"/>11.4 = 7311(11) <text:s text:c="13"/>in family 1.41 = 7311 <text:s text:c="16"/></text:p>
      <text:p text:style-name="P2"><text:s text:c="4"/>1.41 = 7311 <text:s text:c="17"/>in family 1.41 = 7311 <text:s text:c="16"/></text:p>
      <text:p text:style-name="P2"><text:s text:c="4"/>11.31 = 5322 <text:s text:c="16"/>in family 11.31 = 5322 <text:s text:c="15"/></text:p>
      <text:p text:style-name="P2"><text:s text:c="4"/>111.3 = 531111(11) <text:s text:c="10"/>in family 1.311 = 531111 <text:s text:c="13"/></text:p>
      <text:p text:style-name="P2"><text:s text:c="4"/>1.311 = 531111 <text:s text:c="14"/>in family 1.311 = 531111 <text:s text:c="13"/></text:p>
      <text:p text:style-name="P2"><text:s text:c="4"/>11.211 = 332211 <text:s text:c="13"/>in family 11.211 = 332211 <text:s text:c="12"/></text:p>
      <text:p text:style-name="P2"><text:s text:c="4"/>1.2111 = 33111111 <text:s text:c="11"/>in family 1.2111 = 33111111 <text:s text:c="10"/></text:p>
      <text:p text:style-name="P2"/>
      <text:p text:style-name="P2">| 170 rationally smooth elements where some sequence of nonzero coeffs is not unimodal in abs value.</text:p>
      <text:p text:style-name="P2">| 4 rationally smooth elements where some polynomial has both positive and negative coeffs.</text:p>
      <text:p text:style-name="P2">| 1148 rationally smooth elements where some polynomial has strictly negative coeffs.</text:p>
      <text:h text:style-name="Heading_20_1" text:outline-level="1" text:is-list-header="true"/>
      <text:h text:style-name="P43" text:outline-level="1" text:is-list-header="true">E6<text:span text:style-name="T11">*</text:span></text:h>
      <text:p text:style-name="P25"/>
      <table:table table:name="Table15" table:style-name="Table15">
        <table:table-column table:style-name="Table15.A" table:number-columns-repeated="2"/>
        <table:table-column table:style-name="Table15.C"/>
        <table:table-row>
          <table:table-cell table:style-name="Table15.A1" office:value-type="string">
            <text:p text:style-name="P39">phi{1,0}</text:p>
          </table:table-cell>
          <table:table-cell table:style-name="Table15.A1" office:value-type="string">
            <text:p text:style-name="P25">E6</text:p>
          </table:table-cell>
          <table:table-cell table:style-name="Table15.A1" office:value-type="string">
            <text:p text:style-name="P25"/>
          </table:table-cell>
        </table:table-row>
        <table:table-row>
          <table:table-cell table:style-name="Table15.A1" office:value-type="string">
            <text:p text:style-name="P56">phi{6,1}</text:p>
          </table:table-cell>
          <table:table-cell table:style-name="Table15.A1" office:value-type="string">
            <text:p text:style-name="P47">E6(a1)</text:p>
          </table:table-cell>
          <table:table-cell table:style-name="Table15.A1" office:value-type="string">
            <text:p text:style-name="P51">⇅,±</text:p>
          </table:table-cell>
        </table:table-row>
        <table:table-row>
          <table:table-cell table:style-name="Table15.A1" office:value-type="string">
            <text:p text:style-name="P39">phi{20,2}</text:p>
          </table:table-cell>
          <table:table-cell table:style-name="Table15.A1" office:value-type="string">
            <text:p text:style-name="P25">D5</text:p>
          </table:table-cell>
          <table:table-cell table:style-name="Table15.A1" office:value-type="string">
            <text:p text:style-name="P25"/>
          </table:table-cell>
        </table:table-row>
        <table:table-row>
          <table:table-cell table:style-name="Table15.A1" office:value-type="string">
            <text:p text:style-name="P39">phi{15,5}</text:p>
          </table:table-cell>
          <table:table-cell table:style-name="Table15.A1" office:value-type="string">
            <text:p text:style-name="P25">E6(a3)(11)</text:p>
          </table:table-cell>
          <table:table-cell table:style-name="Table15.A1" office:value-type="string">
            <text:p text:style-name="P25"/>
          </table:table-cell>
        </table:table-row>
        <table:table-row>
          <table:table-cell table:style-name="Table15.A1" office:value-type="string">
            <text:p text:style-name="P24">phi{30,3}</text:p>
          </table:table-cell>
          <table:table-cell table:style-name="Table15.A1" office:value-type="string">
            <text:p text:style-name="P12">E6(a3)</text:p>
          </table:table-cell>
          <table:table-cell table:style-name="Table15.A1" office:value-type="string">
            <text:p text:style-name="P12"/>
          </table:table-cell>
        </table:table-row>
        <table:table-row>
          <table:table-cell table:style-name="Table15.A1" office:value-type="string">
            <text:p text:style-name="P39">phi{15,4}</text:p>
          </table:table-cell>
          <table:table-cell table:style-name="Table15.A1" office:value-type="string">
            <text:p text:style-name="P25">A5</text:p>
          </table:table-cell>
          <table:table-cell table:style-name="Table15.A1" office:value-type="string">
            <text:p text:style-name="P25"/>
          </table:table-cell>
        </table:table-row>
        <table:table-row>
          <table:table-cell table:style-name="Table15.A1" office:value-type="string">
            <text:p text:style-name="P24">phi{64,4}</text:p>
          </table:table-cell>
          <table:table-cell table:style-name="Table15.A1" office:value-type="string">
            <text:p text:style-name="P12">D5(a1)</text:p>
          </table:table-cell>
          <table:table-cell table:style-name="Table15.A1" office:value-type="string">
            <text:p text:style-name="P12"/>
          </table:table-cell>
        </table:table-row>
        <table:table-row>
          <table:table-cell table:style-name="Table15.A1" office:value-type="string">
            <text:p text:style-name="P39">phi{60,5}</text:p>
          </table:table-cell>
          <table:table-cell table:style-name="Table15.A1" office:value-type="string">
            <text:p text:style-name="P25">A4+A1</text:p>
          </table:table-cell>
          <table:table-cell table:style-name="Table15.A1" office:value-type="string">
            <text:p text:style-name="P25"/>
          </table:table-cell>
        </table:table-row>
        <table:table-row>
          <table:table-cell table:style-name="Table15.A1" office:value-type="string">
            <text:p text:style-name="P39">phi{24,6}</text:p>
          </table:table-cell>
          <table:table-cell table:style-name="Table15.A1" office:value-type="string">
            <text:p text:style-name="P25">D4</text:p>
          </table:table-cell>
          <table:table-cell table:style-name="Table15.A1" office:value-type="string">
            <text:p text:style-name="P25"/>
          </table:table-cell>
        </table:table-row>
        <table:table-row>
          <table:table-cell table:style-name="Table15.A1" office:value-type="string">
            <text:p text:style-name="P39">phi{81,6}</text:p>
          </table:table-cell>
          <table:table-cell table:style-name="Table15.A1" office:value-type="string">
            <text:p text:style-name="P25">A4</text:p>
          </table:table-cell>
          <table:table-cell table:style-name="Table15.A1" office:value-type="string">
            <text:p text:style-name="P25"/>
          </table:table-cell>
        </table:table-row>
        <table:table-row>
          <table:table-cell table:style-name="Table15.A1" office:value-type="string">
            <text:p text:style-name="P24">phi{20,10}</text:p>
          </table:table-cell>
          <table:table-cell table:style-name="Table15.A1" office:value-type="string">
            <text:p text:style-name="P12">D4(a1)(111)</text:p>
          </table:table-cell>
          <table:table-cell table:style-name="Table15.A1" office:value-type="string">
            <text:p text:style-name="P12"/>
          </table:table-cell>
        </table:table-row>
        <table:table-row>
          <table:table-cell table:style-name="Table15.A1" office:value-type="string">
            <text:p text:style-name="P24">phi{90,8}</text:p>
          </table:table-cell>
          <table:table-cell table:style-name="Table15.A1" office:value-type="string">
            <text:p text:style-name="P12">D4(a1)(21)</text:p>
          </table:table-cell>
          <table:table-cell table:style-name="Table15.A1" office:value-type="string">
            <text:p text:style-name="P12"/>
          </table:table-cell>
        </table:table-row>
        <table:table-row>
          <table:table-cell table:style-name="Table15.A1" office:value-type="string">
            <text:p text:style-name="P24">phi{80,7}</text:p>
          </table:table-cell>
          <table:table-cell table:style-name="Table15.A1" office:value-type="string">
            <text:p text:style-name="P12">D4(a1)</text:p>
          </table:table-cell>
          <table:table-cell table:style-name="Table15.A1" office:value-type="string">
            <text:p text:style-name="P12"/>
          </table:table-cell>
        </table:table-row>
        <table:table-row>
          <table:table-cell table:style-name="Table15.A1" office:value-type="string">
            <text:p text:style-name="P39">phi{60,8}</text:p>
          </table:table-cell>
          <table:table-cell table:style-name="Table15.A1" office:value-type="string">
            <text:p text:style-name="P25">A3+A1</text:p>
          </table:table-cell>
          <table:table-cell table:style-name="Table15.A1" office:value-type="string">
            <text:p text:style-name="P25"/>
          </table:table-cell>
        </table:table-row>
        <table:table-row>
          <table:table-cell table:style-name="Table15.A1" office:value-type="string">
            <text:p text:style-name="P39">phi{10,9}</text:p>
          </table:table-cell>
          <table:table-cell table:style-name="Table15.A1" office:value-type="string">
            <text:p text:style-name="P25">2A2+A1</text:p>
          </table:table-cell>
          <table:table-cell table:style-name="Table15.A1" office:value-type="string">
            <text:p text:style-name="P25"/>
          </table:table-cell>
        </table:table-row>
        <table:table-row>
          <table:table-cell table:style-name="Table15.A1" office:value-type="string">
            <text:p text:style-name="P39">phi{81,10}</text:p>
          </table:table-cell>
          <table:table-cell table:style-name="Table15.A1" office:value-type="string">
            <text:p text:style-name="P25">A3</text:p>
          </table:table-cell>
          <table:table-cell table:style-name="Table15.A1" office:value-type="string">
            <text:p text:style-name="P25"/>
          </table:table-cell>
        </table:table-row>
        <table:table-row>
          <table:table-cell table:style-name="Table15.A1" office:value-type="string">
            <text:p text:style-name="P39">phi{60,11}</text:p>
          </table:table-cell>
          <table:table-cell table:style-name="Table15.A1" office:value-type="string">
            <text:p text:style-name="P25">A2+2A1</text:p>
          </table:table-cell>
          <table:table-cell table:style-name="Table15.A1" office:value-type="string">
            <text:p text:style-name="P25"/>
          </table:table-cell>
        </table:table-row>
        <table:table-row>
          <table:table-cell table:style-name="Table15.A1" office:value-type="string">
            <text:p text:style-name="P39">phi{24,12}</text:p>
          </table:table-cell>
          <table:table-cell table:style-name="Table15.A1" office:value-type="string">
            <text:p text:style-name="P25">2A2</text:p>
          </table:table-cell>
          <table:table-cell table:style-name="Table15.A1" office:value-type="string">
            <text:p text:style-name="P25"/>
          </table:table-cell>
        </table:table-row>
        <table:table-row>
          <table:table-cell table:style-name="Table15.A1" office:value-type="string">
            <text:p text:style-name="P39">phi{64,13}</text:p>
          </table:table-cell>
          <table:table-cell table:style-name="Table15.A1" office:value-type="string">
            <text:p text:style-name="P25">A2+A1</text:p>
          </table:table-cell>
          <table:table-cell table:style-name="Table15.A1" office:value-type="string">
            <text:p text:style-name="P25"/>
          </table:table-cell>
        </table:table-row>
        <table:table-row>
          <table:table-cell table:style-name="Table15.A1" office:value-type="string">
            <text:p text:style-name="P39">phi{15,17}</text:p>
          </table:table-cell>
          <table:table-cell table:style-name="Table15.A1" office:value-type="string">
            <text:p text:style-name="P25">A2(11)</text:p>
          </table:table-cell>
          <table:table-cell table:style-name="Table15.A1" office:value-type="string">
            <text:p text:style-name="P25"/>
          </table:table-cell>
        </table:table-row>
        <table:table-row>
          <table:table-cell table:style-name="Table15.A1" office:value-type="string">
            <text:p text:style-name="P24">phi{30,15}</text:p>
          </table:table-cell>
          <table:table-cell table:style-name="Table15.A1" office:value-type="string">
            <text:p text:style-name="P12">A2</text:p>
          </table:table-cell>
          <table:table-cell table:style-name="Table15.A1" office:value-type="string">
            <text:p text:style-name="P12"/>
          </table:table-cell>
        </table:table-row>
        <table:table-row>
          <table:table-cell table:style-name="Table15.A1" office:value-type="string">
            <text:p text:style-name="P39">phi{15,16}</text:p>
          </table:table-cell>
          <table:table-cell table:style-name="Table15.A1" office:value-type="string">
            <text:p text:style-name="P25">3A1</text:p>
          </table:table-cell>
          <table:table-cell table:style-name="Table15.A1" office:value-type="string">
            <text:p text:style-name="P25"/>
          </table:table-cell>
        </table:table-row>
        <table:table-row>
          <table:table-cell table:style-name="Table15.A1" office:value-type="string">
            <text:p text:style-name="P39">phi{20,20}</text:p>
          </table:table-cell>
          <table:table-cell table:style-name="Table15.A1" office:value-type="string">
            <text:p text:style-name="P25">2A1</text:p>
          </table:table-cell>
          <table:table-cell table:style-name="Table15.A1" office:value-type="string">
            <text:p text:style-name="P25"/>
          </table:table-cell>
        </table:table-row>
        <table:table-row>
          <table:table-cell table:style-name="Table15.A1" office:value-type="string">
            <text:p text:style-name="P39">phi{6,25}</text:p>
          </table:table-cell>
          <table:table-cell table:style-name="Table15.A1" office:value-type="string">
            <text:p text:style-name="P25">A1</text:p>
          </table:table-cell>
          <table:table-cell table:style-name="Table15.A1" office:value-type="string">
            <text:p text:style-name="P25"/>
          </table:table-cell>
        </table:table-row>
        <table:table-row>
          <table:table-cell table:style-name="Table15.A1" office:value-type="string">
            <text:p text:style-name="P39">phi{1,36}</text:p>
          </table:table-cell>
          <table:table-cell table:style-name="Table15.A1" office:value-type="string">
            <text:p text:style-name="P25">1</text:p>
          </table:table-cell>
          <table:table-cell table:style-name="Table15.A1" office:value-type="string">
            <text:p text:style-name="P25"/>
          </table:table-cell>
        </table:table-row>
      </table:table>
      <text:p text:style-name="P1">total num of chars: 25</text:p>
      <text:p text:style-name="P2">total num of families: 17</text:p>
      <text:p text:style-name="P2"/>
      <text:p text:style-name="P2">chars where some sequence of nonzero coeffs is not unimodal in abs value:</text:p>
      <text:p text:style-name="P2"><text:s text:c="4"/>phi{6,1} = E6(a1) <text:s text:c="11"/>in family phi{6,1} = E6(a1) <text:s text:c="10"/></text:p>
      <text:p text:style-name="P2">chars where some polynomial has both positive and negative coeffs:</text:p>
      <text:p text:style-name="P2"><text:s text:c="4"/>phi{6,1} = E6(a1) <text:s text:c="11"/>in family phi{6,1} = E6(a1) <text:s text:c="10"/></text:p>
      <text:p text:style-name="P2">chars where some polynomial has strictly negative coeffs:</text:p>
      <text:p text:style-name="P2"><text:s text:c="4"/>phi{6,1} = E6(a1) <text:s text:c="11"/>in family phi{6,1} = E6(a1) <text:s text:c="10"/></text:p>
      <text:p text:style-name="P2"><text:s text:c="4"/>phi{30,3} = E6(a3) <text:s text:c="10"/>in family phi{30,3} = E6(a3) <text:s text:c="9"/></text:p>
      <text:p text:style-name="P2"><text:s text:c="4"/>phi{64,4} = D5(a1) <text:s text:c="10"/>in family phi{64,4} = D5(a1) <text:s text:c="9"/></text:p>
      <text:p text:style-name="P2"><text:s text:c="4"/>phi{20,10} = D4(a1)(111) <text:s text:c="4"/>in family phi{80,7} = D4(a1) <text:s text:c="9"/></text:p>
      <text:p text:style-name="P2"><text:s text:c="4"/>phi{90,8} = D4(a1)(21) <text:s text:c="6"/>in family phi{80,7} = D4(a1) <text:s text:c="9"/></text:p>
      <text:p text:style-name="P2"><text:s text:c="4"/>phi{80,7} = D4(a1) <text:s text:c="10"/>in family phi{80,7} = D4(a1) <text:s text:c="9"/></text:p>
      <text:p text:style-name="P2"><text:s text:c="4"/>phi{30,15} = A2 <text:s text:c="13"/>in family phi{30,15} = A2 <text:s text:c="12"/></text:p>
      <text:p text:style-name="P2"/>
      <text:p text:style-name="P2">| 34 rationally smooth elements where some sequence of nonzero coeffs is not unimodal in abs value.</text:p>
      <text:p text:style-name="P2">| 6 rationally smooth elements where some polynomial has both positive and negative coeffs.</text:p>
      <text:p text:style-name="P2">| 1488 rationally smooth elements where some polynomial has strictly negative coeff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font-variant="normal" fo:text-transform="none" fo:color="#000000" loext:opacity="100%" style:font-name="Liberation Mono" fo:font-family="'Liberation Mono'" style:font-family-generic="modern" style:font-pitch="fixed" fo:font-size="6pt" fo:letter-spacing="normal" fo:font-style="normal" fo:font-weight="normal" style:font-size-asian="6pt" style:font-size-complex="6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variant="normal" fo:text-transform="none" fo:color="#000000" loext:opacity="100%" style:font-name="Liberation Sans" fo:font-family="'Liberation Sans'" style:font-family-generic="swiss" style:font-pitch="variable" fo:font-size="24pt" fo:letter-spacing="normal" fo:font-style="normal" fo:font-weight="bold" officeooo:rsid="00015779" style:font-size-asian="24pt" style:font-weight-asian="bold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4in" fo:page-height="16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4">
          <style:column style:rel-width="6298*" fo:start-indent="0in" fo:end-indent="0.1252in"/>
          <style:column style:rel-width="10260*" fo:start-indent="0.1252in" fo:end-indent="0.25in"/>
          <style:column style:rel-width="6660*" fo:start-indent="0.25in" fo:end-indent="0.1252in"/>
          <style:column style:rel-width="9902*" fo:start-indent="0.125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1T23:09:58.108196556</meta:creation-date>
    <dc:date>2026-04-04T14:04:01.553610983</dc:date>
    <meta:editing-duration>PT1H58M29S</meta:editing-duration>
    <meta:editing-cycles>38</meta:editing-cycles>
    <meta:generator>LibreOffice/7.3.7.2$Linux_X86_64 LibreOffice_project/30$Build-2</meta:generator>
    <meta:document-statistic meta:table-count="15" meta:image-count="0" meta:object-count="0" meta:page-count="8" meta:paragraph-count="1620" meta:word-count="8846" meta:character-count="41907" meta:non-whitespace-character-count="25997"/>
  </office:meta>
</office:document-meta>
</file>